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7071in"/>
    </style:style>
    <style:style style:name="co23" style:family="table-column">
      <style:table-column-properties fo:break-before="auto" style:column-width="2.6193in"/>
    </style:style>
    <style:style style:name="co24" style:family="table-column">
      <style:table-column-properties fo:break-before="auto" style:column-width="7.6547in"/>
    </style:style>
    <style:style style:name="co25" style:family="table-column">
      <style:table-column-properties fo:break-before="auto" style:column-width="3.0016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4102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5.8252in"/>
    </style:style>
    <style:style style:name="co30" style:family="table-column">
      <style:table-column-properties fo:break-before="auto" style:column-width="9.9925in"/>
    </style:style>
    <style:style style:name="co31" style:family="table-column">
      <style:table-column-properties fo:break-before="auto" style:column-width="0.8681in"/>
    </style:style>
    <style:style style:name="co32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10.0028in"/>
    </style:style>
    <style:style style:name="co34" style:family="table-column">
      <style:table-column-properties fo:break-before="auto" style:column-width="0.6965in"/>
    </style:style>
    <style:style style:name="co35" style:family="table-column">
      <style:table-column-properties fo:break-before="auto" style:column-width="3.2591in"/>
    </style:style>
    <style:style style:name="co36" style:family="table-column">
      <style:table-column-properties fo:break-before="auto" style:column-width="0.8575in"/>
    </style:style>
    <style:style style:name="co37" style:family="table-column">
      <style:table-column-properties fo:break-before="auto" style:column-width="2.4016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7" style:family="table-cell" style:parent-style-name="Default">
      <style:table-cell-properties fo:background-color="#000000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0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7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98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52" style:family="table-cell" style:parent-style-name="Default" style:data-style-name="N37"/>
    <style:style style:name="ce55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18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3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4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9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35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7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8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9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43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44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7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8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5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5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ce34"/>
        <table:table-column table:style-name="co12" table:number-columns-repeated="1013" table:default-cell-style-name="ce34"/>
        <table:table-row table:style-name="ro1">
          <table:table-cell table:style-name="ce27" office:value-type="string" calcext:value-type="string">
            <text:p>file</text:p>
          </table:table-cell>
          <table:table-cell table:style-name="ce31" office:value-type="string" calcext:value-type="string">
            <text:p>race</text:p>
          </table:table-cell>
          <table:table-cell table:style-name="ce31" office:value-type="string" calcext:value-type="string">
            <text:p>class</text:p>
          </table:table-cell>
          <table:table-cell table:style-name="ce31" office:value-type="string" calcext:value-type="string">
            <text:p>general</text:p>
          </table:table-cell>
          <table:table-cell table:style-name="ce31" office:value-type="string" calcext:value-type="string">
            <text:p>sex</text:p>
          </table:table-cell>
          <table:table-cell table:style-name="ce31" office:value-type="string" calcext:value-type="string">
            <text:p>gender</text:p>
          </table:table-cell>
          <table:table-cell table:style-name="ce31" office:value-type="string" calcext:value-type="string">
            <text:p>animation</text:p>
          </table:table-cell>
          <table:table-cell table:style-name="ce31" office:value-type="string" calcext:value-type="string">
            <text:p>dv</text:p>
          </table:table-cell>
          <table:table-cell table:style-name="ce31" office:value-type="string" calcext:value-type="string">
            <text:p>kit</text:p>
          </table:table-cell>
          <table:table-cell table:style-name="ce27" office:value-type="string" calcext:value-type="string">
            <text:p>notes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shamb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hamb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m4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farm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mtown2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sala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icesa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IDS sync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bdshamb, null, 255, null, null, 0, null, null, null =&gt; bdshamb // tbd, cam: shambling mound consistency" calcext:value-type="string">
            <text:p><text:s text:c="2"/>bdshamb, null, 255, null, null, 0, null, null, null =&gt; bdshamb // tbd, cam: shambling mound consistency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bpshamb, 176, 255, null, null, null, null, null, null =&gt; bpshamb // tbd, cam: shambling mound consistency" calcext:value-type="string">
            <text:p><text:s text:c="2"/>bpshamb, 176, 255, null, null, null, null, null, null =&gt; bpshamb // tbd, cam: shambling mound consistency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farm4, null, null, null, null, null, null, farm4, null =&gt; farm4 // tbd, cam: part of dialogue fixes (see mtown2.dlg)" calcext:value-type="string">
            <text:p><text:s text:c="2"/>farm4, null, null, null, null, null, null, farm4, null =&gt; farm4 // tbd, cam: part of dialogue fixes (see mtown2.dlg)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globsham, 176, 255, 7, null, null, null, null, null =&gt; globsham // tbd, cam: shambling mound consistency" calcext:value-type="string">
            <text:p><text:s text:c="2"/>globsham, 176, 255, 7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housg1, null, null, null, null, null, null, housg1, null =&gt; housg1 // tbd, cam: part of dialogue fixes (see housg1.dlg)" calcext:value-type="string">
            <text:p><text:s text:c="2"/>housg1, null, null, null, null, null, null, housg1, null =&gt; housg1 // tbd, cam: part of dialogue fixes (see housg1.dlg)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housg2, null, null, null, null, null, null, housg2, null =&gt; housg2 // tbd, cam: part of dialogue fixes (see housg1.dlg)" calcext:value-type="string">
            <text:p><text:s text:c="2"/>housg2, null, null, null, null, null, null, housg2, null =&gt; housg2 // tbd, cam: part of dialogue fixes (see housg1.dlg)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3];&quot;, &quot;;[$'bg creature'.$B33];&quot;, &quot;;[$'bg creature'.$C33];&quot;, &quot;;[$'bg creature'.$D33];&quot;, &quot;;[$'bg creature'.$E33];&quot;, &quot;;[$'bg creature'.$F33];&quot;, &quot;;[$'bg creature'.$G33];&quot;, &quot;;[$'bg creature'.$H33];&quot;, &quot;;[$'bg creature'.$I33];&quot; =&gt; &quot;;[$'bg creature'.$A33];&quot; // &quot;;[$'bg creature'.$J33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4];&quot;, &quot;;[$'bg creature'.$B34];&quot;, &quot;;[$'bg creature'.$C34];&quot;, &quot;;[$'bg creature'.$D34];&quot;, &quot;;[$'bg creature'.$E34];&quot;, &quot;;[$'bg creature'.$F34];&quot;, &quot;;[$'bg creature'.$G34];&quot;, &quot;;[$'bg creature'.$H34];&quot;, &quot;;[$'bg creature'.$I34];&quot; =&gt; &quot;;[$'bg creature'.$A34];&quot; // &quot;;[$'bg creature'.$J34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5];&quot;, &quot;;[$'bg creature'.$B35];&quot;, &quot;;[$'bg creature'.$C35];&quot;, &quot;;[$'bg creature'.$D35];&quot;, &quot;;[$'bg creature'.$E35];&quot;, &quot;;[$'bg creature'.$F35];&quot;, &quot;;[$'bg creature'.$G35];&quot;, &quot;;[$'bg creature'.$H35];&quot;, &quot;;[$'bg creature'.$I35];&quot; =&gt; &quot;;[$'bg creature'.$A35];&quot; // &quot;;[$'bg creature'.$J35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6];&quot;, &quot;;[$'bg creature'.$B36];&quot;, &quot;;[$'bg creature'.$C36];&quot;, &quot;;[$'bg creature'.$D36];&quot;, &quot;;[$'bg creature'.$E36];&quot;, &quot;;[$'bg creature'.$F36];&quot;, &quot;;[$'bg creature'.$G36];&quot;, &quot;;[$'bg creature'.$H36];&quot;, &quot;;[$'bg creature'.$I36];&quot; =&gt; &quot;;[$'bg creature'.$A36];&quot; // &quot;;[$'bg creature'.$J36])" office:value-type="string" office:string-value="  plysala, null, 218, null, null, null, null, null, null =&gt; plysala // from IDS sync" calcext:value-type="string">
            <text:p><text:s text:c="2"/>plysala, null, 218, null, null, null, null, null, null =&gt; plysala // from IDS sync</text:p>
          </table:table-cell>
        </table:table-row>
        <table:table-row table:style-name="ro3">
          <table:table-cell table:formula="of:=CONCATENATE(&quot;  &quot;;[$'bg creature'.$A37];&quot;, &quot;;[$'bg creature'.$B37];&quot;, &quot;;[$'bg creature'.$C37];&quot;, &quot;;[$'bg creature'.$D37];&quot;, &quot;;[$'bg creature'.$E37];&quot;, &quot;;[$'bg creature'.$F37];&quot;, &quot;;[$'bg creature'.$G37];&quot;, &quot;;[$'bg creature'.$H37];&quot;, &quot;;[$'bg creature'.$I37];&quot; =&gt; &quot;;[$'bg creature'.$A37];&quot; // &quot;;[$'bg creature'.$J37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8];&quot;, &quot;;[$'bg creature'.$B38];&quot;, &quot;;[$'bg creature'.$C38];&quot;, &quot;;[$'bg creature'.$D38];&quot;, &quot;;[$'bg creature'.$E38];&quot;, &quot;;[$'bg creature'.$F38];&quot;, &quot;;[$'bg creature'.$G38];&quot;, &quot;;[$'bg creature'.$H38];&quot;, &quot;;[$'bg creature'.$I38];&quot; =&gt; &quot;;[$'bg creature'.$A38];&quot; // &quot;;[$'bg creature'.$J38])" office:value-type="string" office:string-value="  smoundsu, 176, 255, 7, null, null, null, null, null =&gt; smoundsu // tbd, cam: shambling mound consistency" calcext:value-type="string">
            <text:p><text:s text:c="2"/>smoundsu, 176, 255, 7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 creature'.$A39];&quot;, &quot;;[$'bg creature'.$B39];&quot;, &quot;;[$'bg creature'.$C39];&quot;, &quot;;[$'bg creature'.$D39];&quot;, &quot;;[$'bg creature'.$E39];&quot;, &quot;;[$'bg creature'.$F39];&quot;, &quot;;[$'bg creature'.$G39];&quot;, &quot;;[$'bg creature'.$H39];&quot;, &quot;;[$'bg creature'.$I39];&quot; =&gt; &quot;;[$'bg creature'.$A39];&quot; // &quot;;[$'bg creature'.$J39])" office:value-type="string" office:string-value="  telicesa, null, 216, null, null, null, null, null, null =&gt; telicesa // from IDS sync" calcext:value-type="string">
            <text:p><text:s text:c="2"/>telicesa, null, 216, null, null, null, null, null, null =&gt; telicesa // from IDS sync</text:p>
          </table:table-cell>
        </table:table-row>
        <table:table-row table:style-name="ro3">
          <table:table-cell table:formula="of:=CONCATENATE(&quot;  &quot;;[$'bg creature'.$A40];&quot;, &quot;;[$'bg creature'.$B40];&quot;, &quot;;[$'bg creature'.$C40];&quot;, &quot;;[$'bg creature'.$D40];&quot;, &quot;;[$'bg creature'.$E40];&quot;, &quot;;[$'bg creature'.$F40];&quot;, &quot;;[$'bg creature'.$G40];&quot;, &quot;;[$'bg creature'.$H40];&quot;, &quot;;[$'bg creature'.$I40];&quot; =&gt; &quot;;[$'bg creature'.$A40];&quot; // &quot;;[$'bg creature'.$J40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41];&quot;, &quot;;[$'bg creature'.$B41];&quot;, &quot;;[$'bg creature'.$C41];&quot;, &quot;;[$'bg creature'.$D41];&quot;, &quot;;[$'bg creature'.$E41];&quot;, &quot;;[$'bg creature'.$F41];&quot;, &quot;;[$'bg creature'.$G41];&quot;, &quot;;[$'bg creature'.$H41];&quot;, &quot;;[$'bg creature'.$I41];&quot; =&gt; &quot;;[$'bg creature'.$A41];&quot; // &quot;;[$'bg creature'.$J41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  <table:table-row table:style-name="ro3">
          <table:table-cell table:formula="of:=CONCATENATE(&quot;  &quot;;[$'bg creature'.$A42];&quot;, &quot;;[$'bg creature'.$B42];&quot;, &quot;;[$'bg creature'.$C42];&quot;, &quot;;[$'bg creature'.$D42];&quot;, &quot;;[$'bg creature'.$E42];&quot;, &quot;;[$'bg creature'.$F42];&quot;, &quot;;[$'bg creature'.$G42];&quot;, &quot;;[$'bg creature'.$H42];&quot;, &quot;;[$'bg creature'.$I42];&quot; =&gt; &quot;;[$'bg creature'.$A42];&quot; // &quot;;[$'bg creature'.$J42])" office:value-type="string" office:string-value="  , , , , , , , ,  =&gt;  // " calcext:value-type="string">
            <text:p><text:s text:c="2"/>, , , , , , , , <text:s/>=&gt; <text:s/>// </text:p>
          </table:table-cell>
        </table:table-row>
        <table:table-row table:style-name="ro3">
          <table:table-cell table:formula="of:=CONCATENATE(&quot;  &quot;;[$'bg creature'.$A43];&quot;, &quot;;[$'bg creature'.$B43];&quot;, &quot;;[$'bg creature'.$C43];&quot;, &quot;;[$'bg creature'.$D43];&quot;, &quot;;[$'bg creature'.$E43];&quot;, &quot;;[$'bg creature'.$F43];&quot;, &quot;;[$'bg creature'.$G43];&quot;, &quot;;[$'bg creature'.$H43];&quot;, &quot;;[$'bg creature'.$I43];&quot; =&gt; &quot;;[$'bg creature'.$A43];&quot; // &quot;;[$'bg creature'.$J43])" office:value-type="string" office:string-value="  , , , , , , , ,  =&gt;  // " calcext:value-type="string">
            <text:p><text:s text:c="2"/>, , , , , , , , <text:s/>=&gt; <text:s/>// </text:p>
          </table:table-cell>
        </table:table-row>
      </table:table>
      <table:table table:name="bg item" table:style-name="ta1">
        <table:table-column table:style-name="co14" table:default-cell-style-name="ce70"/>
        <table:table-column table:style-name="co15" table:default-cell-style-name="ce79"/>
        <table:table-column table:style-name="co16" table:default-cell-style-name="ce79"/>
        <table:table-column table:style-name="co17" table:default-cell-style-name="ce79"/>
        <table:table-column table:style-name="co15" table:default-cell-style-name="ce79"/>
        <table:table-column table:style-name="co18" table:default-cell-style-name="ce79"/>
        <table:table-column table:style-name="co19" table:default-cell-style-name="ce79"/>
        <table:table-column table:style-name="co5" table:default-cell-style-name="ce79"/>
        <table:table-column table:style-name="co2" table:default-cell-style-name="ce79"/>
        <table:table-column table:style-name="co20" table:default-cell-style-name="ce79"/>
        <table:table-column table:style-name="co21" table:default-cell-style-name="ce79"/>
        <table:table-column table:style-name="co8" table:default-cell-style-name="ce79"/>
        <table:table-column table:style-name="co22" table:default-cell-style-name="ce79"/>
        <table:table-column table:style-name="co23" table:default-cell-style-name="ce70"/>
        <table:table-column table:style-name="co12" table:number-columns-repeated="1010" table:default-cell-style-name="ce70"/>
        <table:table-row table:style-name="ro3">
          <table:table-cell table:style-name="ce67" office:value-type="string" calcext:value-type="string">
            <text:p>file</text:p>
          </table:table-cell>
          <table:table-cell table:style-name="ce71" office:value-type="string" calcext:value-type="string">
            <text:p>timing</text:p>
          </table:table-cell>
          <table:table-cell table:style-name="ce71" office:value-type="string" calcext:value-type="string">
            <text:p>magical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speed</text:p>
          </table:table-cell>
          <table:table-cell table:style-name="ce71" office:value-type="string" calcext:value-type="string">
            <text:p>weight</text:p>
          </table:table-cell>
          <table:table-cell table:style-name="ce71" office:value-type="string" calcext:value-type="string">
            <text:p>thac0</text:p>
          </table:table-cell>
          <table:table-cell table:style-name="ce71" office:value-type="string" calcext:value-type="string">
            <text:p>lore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prof</text:p>
          </table:table-cell>
          <table:table-cell table:style-name="ce71" office:value-type="string" calcext:value-type="string">
            <text:p>enchantment</text:p>
          </table:table-cell>
          <table:table-cell table:style-name="ce71" office:value-type="string" calcext:value-type="string">
            <text:p>dispellable</text:p>
          </table:table-cell>
          <table:table-cell table:style-name="ce71" office:value-type="string" calcext:value-type="string">
            <text:p>range</text:p>
          </table:table-cell>
          <table:table-cell table:style-name="ce67" office:value-type="string" calcext:value-type="string">
            <text:p>notes</text:p>
          </table:table-cell>
          <table:table-cell table:style-name="ce98" table:number-columns-repeated="1010"/>
        </table:table-row>
        <table:table-row table:style-name="ro3">
          <table:table-cell table:style-name="ce50" office:value-type="string" calcext:value-type="string">
            <text:p>comps18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critical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5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dagg04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style-name="ce50" office:value-type="string" calcext:value-type="string">
            <text:p>luke: Longtooth: The Grave Binder; Unusually large dagger, depicted as a Short Sword =&gt; make sure `range=1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chan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cryo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hydr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imix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ogre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sunn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yanc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zaam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neblade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fblade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13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fireseed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13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gberry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13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ghoult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13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harm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1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melfmet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misc83</text:p>
          </table:table-cell>
          <table:table-cell table:number-columns-repeated="7" table:style-name="ce72" office:value-type="string" calcext:value-type="string">
            <text:p>null</text:p>
          </table:table-cell>
          <table:table-cell table:style-name="ce72" office:value-type="float" office:value="8" calcext:value-type="float">
            <text:p>8</text:p>
          </table:table-cell>
          <table:table-cell table:number-columns-repeated="4" table:style-name="ce72" office:value-type="string" calcext:value-type="string">
            <text:p>null</text:p>
          </table:table-cell>
          <table:table-cell table:style-name="ce50" office:value-type="string" calcext:value-type="string">
            <text:p>tbd: cam: Changing the ‘Key to the River Plug’ from type: misc to type: key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misc93</text:p>
          </table:table-cell>
          <table:table-cell table:number-columns-repeated="7" table:style-name="ce72" office:value-type="string" calcext:value-type="string">
            <text:p>null</text:p>
          </table:table-cell>
          <table:table-cell table:style-name="ce72" office:value-type="float" office:value="8" calcext:value-type="float">
            <text:p>8</text:p>
          </table:table-cell>
          <table:table-cell table:number-columns-repeated="4" table:style-name="ce72" office:value-type="string" calcext:value-type="string">
            <text:p>null</text:p>
          </table:table-cell>
          <table:table-cell table:style-name="ce50" office:value-type="string" calcext:value-type="string">
            <text:p>tbd: cam: Changing the ‘Odd Looking Key’ from type: misc to type: key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serious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5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slaylive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5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sw1h18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wand02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wand03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wand08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wand12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 table:number-rows-repeated="35">
          <table:table-cell table:style-name="ce50"/>
          <table:table-cell table:style-name="ce72" table:number-columns-repeated="12"/>
          <table:table-cell table:style-name="ce50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50"/>
          <table:table-cell table:style-name="ce72" table:number-columns-repeated="12"/>
          <table:table-cell table:style-name="ce50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3 'bg item'.O14:'bg item'.AMJ17 'bg item'.A14:'bg item'.M19 'bg item'.O18:'bg item'.AMJ18 'bg item'.N19:'bg item'.AMJ19 'bg item'.A20:'bg item'.AMJ1048576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table:table-column table:style-name="co24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, &quot;;[$'bg item'.$M1];&quot; =&gt; &quot;;[$'bg item'.$A1];&quot; // &quot;;[$'bg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, &quot;;[$'bg item'.$M2];&quot; =&gt; &quot;;[$'bg item'.$A2];&quot; // &quot;;[$'bg item'.$N2])" office:value-type="string" office:string-value="  comps18, null, null, null, null, null, null, null, null, null, 0, null, null =&gt; comps18 // tbd, cam: sword of balduran should be zero enchantment" calcext:value-type="string">
            <text:p><text:s text:c="2"/>comps18, null, null, null, null, null, null, null, null, null, 0, null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, &quot;;[$'bg item'.$M3];&quot; =&gt; &quot;;[$'bg item'.$A3];&quot; // &quot;;[$'bg item'.$N3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, &quot;;[$'bg item'.$M4];&quot; =&gt; &quot;;[$'bg item'.$A4];&quot; // &quot;;[$'bg item'.$N4])" office:value-type="string" office:string-value="  dagg04, null, null, null, null, null, null, null, null, null, null, null, 1 =&gt; dagg04 // luke: Longtooth: The Grave Binder; Unusually large dagger, depicted as a Short Sword =&gt; make sure `range=1" calcext:value-type="string">
            <text:p><text:s text:c="2"/>dagg04, null, null, null, null, null, null, null, null, null, null, null, 1 =&gt; dagg04 // luke: Longtooth: The Grave Binder; Unusually large dagger, depicted as a Short Sword =&gt; make sure `range=1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, &quot;;[$'bg item'.$M5];&quot; =&gt; &quot;;[$'bg item'.$A5];&quot; // &quot;;[$'bg item'.$N5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, &quot;;[$'bg item'.$M6];&quot; =&gt; &quot;;[$'bg item'.$A6];&quot; // &quot;;[$'bg item'.$N6])" office:value-type="string" office:string-value="  elemcryo, null, null, null, null, null, null, null, null, null, 4, null, null =&gt; elemcryo // upping enchantment for elemental princes" calcext:value-type="string">
            <text:p><text:s text:c="2"/>elemcryo, null, null, null, null, null, null, null, null, null, 4, null, null =&gt; elemcryo // upping enchantment for elemental prince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, &quot;;[$'bg item'.$M7];&quot; =&gt; &quot;;[$'bg item'.$A7];&quot; // &quot;;[$'bg item'.$N7])" office:value-type="string" office:string-value="  elemhydr, null, null, null, null, null, null, null, null, null, 4, null, null =&gt; elemhydr // upping enchantment for elemental princes" calcext:value-type="string">
            <text:p><text:s text:c="2"/>elemhydr, null, null, null, null, null, null, null, null, null, 4, null, null =&gt; elemhydr // upping enchantment for elemental prince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, &quot;;[$'bg item'.$M8];&quot; =&gt; &quot;;[$'bg item'.$A8];&quot; // &quot;;[$'bg item'.$N8])" office:value-type="string" office:string-value="  elemimix, null, null, null, null, null, null, null, null, null, 4, null, null =&gt; elemimix // upping enchantment for elemental princes" calcext:value-type="string">
            <text:p><text:s text:c="2"/>elemimix, null, null, null, null, null, null, null, null, null, 4, null, null =&gt; elemimix // upping enchantment for elemental princes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, &quot;;[$'bg item'.$M9];&quot; =&gt; &quot;;[$'bg item'.$A9];&quot; // &quot;;[$'bg item'.$N9])" office:value-type="string" office:string-value="  elemogre, null, null, null, null, null, null, null, null, null, 4, null, null =&gt; elemogre // upping enchantment for elemental princes" calcext:value-type="string">
            <text:p><text:s text:c="2"/>elemogre, null, null, null, null, null, null, null, null, null, 4, null, null =&gt; elemogre // upping enchantment for elemental prince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, &quot;;[$'bg item'.$M10];&quot; =&gt; &quot;;[$'bg item'.$A10];&quot; // &quot;;[$'bg item'.$N10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, &quot;;[$'bg item'.$M11];&quot; =&gt; &quot;;[$'bg item'.$A11];&quot; // &quot;;[$'bg item'.$N11])" office:value-type="string" office:string-value="  elemyanc, null, null, null, null, null, null, null, null, null, 4, null, null =&gt; elemyanc // upping enchantment for elemental princes" calcext:value-type="string">
            <text:p><text:s text:c="2"/>elemyanc, null, null, null, null, null, null, null, null, null, 4, null, null =&gt; elemyanc // upping enchantment for elemental prince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, &quot;;[$'bg item'.$M12];&quot; =&gt; &quot;;[$'bg item'.$A12];&quot; // &quot;;[$'bg item'.$N12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bg item'.$A13];&quot;, &quot;;[$'bg item'.$B13];&quot;, &quot;;[$'bg item'.$C13];&quot;, &quot;;[$'bg item'.$D13];&quot;, &quot;;[$'bg item'.$E13];&quot;, &quot;;[$'bg item'.$F13];&quot;, &quot;;[$'bg item'.$G13];&quot;, &quot;;[$'bg item'.$H13];&quot;, &quot;;[$'bg item'.$I13];&quot;, &quot;;[$'bg item'.$J13];&quot;, &quot;;[$'bg item'.$K13];&quot;, &quot;;[$'bg item'.$L13];&quot;, &quot;;[$'bg item'.$M13];&quot; =&gt; &quot;;[$'bg item'.$A13];&quot; // &quot;;[$'bg item'.$N13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14];&quot;, &quot;;[$'bg item'.$B14];&quot;, &quot;;[$'bg item'.$C14];&quot;, &quot;;[$'bg item'.$D14];&quot;, &quot;;[$'bg item'.$E14];&quot;, &quot;;[$'bg item'.$F14];&quot;, &quot;;[$'bg item'.$G14];&quot;, &quot;;[$'bg item'.$H14];&quot;, &quot;;[$'bg item'.$I14];&quot;, &quot;;[$'bg item'.$J14];&quot;, &quot;;[$'bg item'.$K14];&quot;, &quot;;[$'bg item'.$L14];&quot;, &quot;;[$'bg item'.$M14];&quot; =&gt; &quot;;[$'bg item'.$A14];&quot; // &quot;;[$'bg item'.$N14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15];&quot;, &quot;;[$'bg item'.$B15];&quot;, &quot;;[$'bg item'.$C15];&quot;, &quot;;[$'bg item'.$D15];&quot;, &quot;;[$'bg item'.$E15];&quot;, &quot;;[$'bg item'.$F15];&quot;, &quot;;[$'bg item'.$G15];&quot;, &quot;;[$'bg item'.$H15];&quot;, &quot;;[$'bg item'.$I15];&quot;, &quot;;[$'bg item'.$J15];&quot;, &quot;;[$'bg item'.$K15];&quot;, &quot;;[$'bg item'.$L15];&quot;, &quot;;[$'bg item'.$M15];&quot; =&gt; &quot;;[$'bg item'.$A15];&quot; // &quot;;[$'bg item'.$N15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16];&quot;, &quot;;[$'bg item'.$B16];&quot;, &quot;;[$'bg item'.$C16];&quot;, &quot;;[$'bg item'.$D16];&quot;, &quot;;[$'bg item'.$E16];&quot;, &quot;;[$'bg item'.$F16];&quot;, &quot;;[$'bg item'.$G16];&quot;, &quot;;[$'bg item'.$H16];&quot;, &quot;;[$'bg item'.$I16];&quot;, &quot;;[$'bg item'.$J16];&quot;, &quot;;[$'bg item'.$K16];&quot;, &quot;;[$'bg item'.$L16];&quot;, &quot;;[$'bg item'.$M16];&quot; =&gt; &quot;;[$'bg item'.$A16];&quot; // &quot;;[$'bg item'.$N16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 item'.$A17];&quot;, &quot;;[$'bg item'.$B17];&quot;, &quot;;[$'bg item'.$C17];&quot;, &quot;;[$'bg item'.$D17];&quot;, &quot;;[$'bg item'.$E17];&quot;, &quot;;[$'bg item'.$F17];&quot;, &quot;;[$'bg item'.$G17];&quot;, &quot;;[$'bg item'.$H17];&quot;, &quot;;[$'bg item'.$I17];&quot;, &quot;;[$'bg item'.$J17];&quot;, &quot;;[$'bg item'.$K17];&quot;, &quot;;[$'bg item'.$L17];&quot;, &quot;;[$'bg item'.$M17];&quot; =&gt; &quot;;[$'bg item'.$A17];&quot; // &quot;;[$'bg item'.$N17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18];&quot;, &quot;;[$'bg item'.$B18];&quot;, &quot;;[$'bg item'.$C18];&quot;, &quot;;[$'bg item'.$D18];&quot;, &quot;;[$'bg item'.$E18];&quot;, &quot;;[$'bg item'.$F18];&quot;, &quot;;[$'bg item'.$G18];&quot;, &quot;;[$'bg item'.$H18];&quot;, &quot;;[$'bg item'.$I18];&quot;, &quot;;[$'bg item'.$J18];&quot;, &quot;;[$'bg item'.$K18];&quot;, &quot;;[$'bg item'.$L18];&quot;, &quot;;[$'bg item'.$M18];&quot; =&gt; &quot;;[$'bg item'.$A18];&quot; // &quot;;[$'bg item'.$N18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9];&quot;, &quot;;[$'bg item'.$B19];&quot;, &quot;;[$'bg item'.$C19];&quot;, &quot;;[$'bg item'.$D19];&quot;, &quot;;[$'bg item'.$E19];&quot;, &quot;;[$'bg item'.$F19];&quot;, &quot;;[$'bg item'.$G19];&quot;, &quot;;[$'bg item'.$H19];&quot;, &quot;;[$'bg item'.$I19];&quot;, &quot;;[$'bg item'.$J19];&quot;, &quot;;[$'bg item'.$K19];&quot;, &quot;;[$'bg item'.$L19];&quot;, &quot;;[$'bg item'.$M19];&quot; =&gt; &quot;;[$'bg item'.$A19];&quot; // &quot;;[$'bg item'.$N19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20];&quot;, &quot;;[$'bg item'.$B20];&quot;, &quot;;[$'bg item'.$C20];&quot;, &quot;;[$'bg item'.$D20];&quot;, &quot;;[$'bg item'.$E20];&quot;, &quot;;[$'bg item'.$F20];&quot;, &quot;;[$'bg item'.$G20];&quot;, &quot;;[$'bg item'.$H20];&quot;, &quot;;[$'bg item'.$I20];&quot;, &quot;;[$'bg item'.$J20];&quot;, &quot;;[$'bg item'.$K20];&quot;, &quot;;[$'bg item'.$L20];&quot;, &quot;;[$'bg item'.$M20];&quot; =&gt; &quot;;[$'bg item'.$A20];&quot; // &quot;;[$'bg item'.$N20])" office:value-type="string" office:string-value="  misc83, null, null, null, null, null, null, null, 8, null, null, null, null =&gt; misc83 // tbd: cam: Changing the ‘Key to the River Plug’ from type: misc to type: key" calcext:value-type="string">
            <text:p><text:s text:c="2"/>misc83, null, null, null, null, null, null, null, 8, null, null, null, null =&gt; misc83 // tbd: cam: Changing the ‘Key to the River Plug’ from type: misc to type: key</text:p>
          </table:table-cell>
        </table:table-row>
        <table:table-row table:style-name="ro3">
          <table:table-cell table:formula="of:=CONCATENATE(;&quot;  &quot;;[$'bg item'.$A21];&quot;, &quot;;[$'bg item'.$B21];&quot;, &quot;;[$'bg item'.$C21];&quot;, &quot;;[$'bg item'.$D21];&quot;, &quot;;[$'bg item'.$E21];&quot;, &quot;;[$'bg item'.$F21];&quot;, &quot;;[$'bg item'.$G21];&quot;, &quot;;[$'bg item'.$H21];&quot;, &quot;;[$'bg item'.$I21];&quot;, &quot;;[$'bg item'.$J21];&quot;, &quot;;[$'bg item'.$K21];&quot;, &quot;;[$'bg item'.$L21];&quot;, &quot;;[$'bg item'.$M21];&quot; =&gt; &quot;;[$'bg item'.$A21];&quot; // &quot;;[$'bg item'.$N21])" office:value-type="string" office:string-value="  misc93, null, null, null, null, null, null, null, 8, null, null, null, null =&gt; misc93 // tbd: cam: Changing the ‘Odd Looking Key’ from type: misc to type: key" calcext:value-type="string">
            <text:p><text:s text:c="2"/>misc93, null, null, null, null, null, null, null, 8, null, null, null, null =&gt; misc93 // tbd: cam: Changing the ‘Odd Looking Key’ from type: misc to type: key</text:p>
          </table:table-cell>
        </table:table-row>
        <table:table-row table:style-name="ro3">
          <table:table-cell table:formula="of:=CONCATENATE(;&quot;  &quot;;[$'bg item'.$A22];&quot;, &quot;;[$'bg item'.$B22];&quot;, &quot;;[$'bg item'.$C22];&quot;, &quot;;[$'bg item'.$D22];&quot;, &quot;;[$'bg item'.$E22];&quot;, &quot;;[$'bg item'.$F22];&quot;, &quot;;[$'bg item'.$G22];&quot;, &quot;;[$'bg item'.$H22];&quot;, &quot;;[$'bg item'.$I22];&quot;, &quot;;[$'bg item'.$J22];&quot;, &quot;;[$'bg item'.$K22];&quot;, &quot;;[$'bg item'.$L22];&quot;, &quot;;[$'bg item'.$M22];&quot; =&gt; &quot;;[$'bg item'.$A22];&quot; // &quot;;[$'bg item'.$N22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23];&quot;, &quot;;[$'bg item'.$B23];&quot;, &quot;;[$'bg item'.$C23];&quot;, &quot;;[$'bg item'.$D23];&quot;, &quot;;[$'bg item'.$E23];&quot;, &quot;;[$'bg item'.$F23];&quot;, &quot;;[$'bg item'.$G23];&quot;, &quot;;[$'bg item'.$H23];&quot;, &quot;;[$'bg item'.$I23];&quot;, &quot;;[$'bg item'.$J23];&quot;, &quot;;[$'bg item'.$K23];&quot;, &quot;;[$'bg item'.$L23];&quot;, &quot;;[$'bg item'.$M23];&quot; =&gt; &quot;;[$'bg item'.$A23];&quot; // &quot;;[$'bg item'.$N23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24];&quot;, &quot;;[$'bg item'.$B24];&quot;, &quot;;[$'bg item'.$C24];&quot;, &quot;;[$'bg item'.$D24];&quot;, &quot;;[$'bg item'.$E24];&quot;, &quot;;[$'bg item'.$F24];&quot;, &quot;;[$'bg item'.$G24];&quot;, &quot;;[$'bg item'.$H24];&quot;, &quot;;[$'bg item'.$I24];&quot;, &quot;;[$'bg item'.$J24];&quot;, &quot;;[$'bg item'.$K24];&quot;, &quot;;[$'bg item'.$L24];&quot;, &quot;;[$'bg item'.$M24];&quot; =&gt; &quot;;[$'bg item'.$A24];&quot; // &quot;;[$'bg item'.$N24])" office:value-type="string" office:string-value="  sw1h18, null, null, null, null, null, null, null, null, null, 0, null, null =&gt; sw1h18 // tbd, cam: sword of balduran should be zero enchantment" calcext:value-type="string">
            <text:p><text:s text:c="2"/>sw1h18, null, null, null, null, null, null, null, null, null, 0, null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25];&quot;, &quot;;[$'bg item'.$B25];&quot;, &quot;;[$'bg item'.$C25];&quot;, &quot;;[$'bg item'.$D25];&quot;, &quot;;[$'bg item'.$E25];&quot;, &quot;;[$'bg item'.$F25];&quot;, &quot;;[$'bg item'.$G25];&quot;, &quot;;[$'bg item'.$H25];&quot;, &quot;;[$'bg item'.$I25];&quot;, &quot;;[$'bg item'.$J25];&quot;, &quot;;[$'bg item'.$K25];&quot;, &quot;;[$'bg item'.$L25];&quot;, &quot;;[$'bg item'.$M25];&quot; =&gt; &quot;;[$'bg item'.$A25];&quot; // &quot;;[$'bg item'.$N25])" office:value-type="string" office:string-value="  wand02, null, null, 1, null, null, null, null, null, null, null, null, null =&gt; wand02 // tbd, cam (from scs): changing wand powers to better match their effects" calcext:value-type="string">
            <text:p><text:s text:c="2"/>wand02, null, null, 1, null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6];&quot;, &quot;;[$'bg item'.$B26];&quot;, &quot;;[$'bg item'.$C26];&quot;, &quot;;[$'bg item'.$D26];&quot;, &quot;;[$'bg item'.$E26];&quot;, &quot;;[$'bg item'.$F26];&quot;, &quot;;[$'bg item'.$G26];&quot;, &quot;;[$'bg item'.$H26];&quot;, &quot;;[$'bg item'.$I26];&quot;, &quot;;[$'bg item'.$J26];&quot;, &quot;;[$'bg item'.$K26];&quot;, &quot;;[$'bg item'.$L26];&quot;, &quot;;[$'bg item'.$M26];&quot; =&gt; &quot;;[$'bg item'.$A26];&quot; // &quot;;[$'bg item'.$N26])" office:value-type="string" office:string-value="  wand03, null, null, 1, null, null, null, null, null, null, null, null, null =&gt; wand03 // tbd, cam (from scs): changing wand powers to better match their effects" calcext:value-type="string">
            <text:p><text:s text:c="2"/>wand03, null, null, 1, null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7];&quot;, &quot;;[$'bg item'.$B27];&quot;, &quot;;[$'bg item'.$C27];&quot;, &quot;;[$'bg item'.$D27];&quot;, &quot;;[$'bg item'.$E27];&quot;, &quot;;[$'bg item'.$F27];&quot;, &quot;;[$'bg item'.$G27];&quot;, &quot;;[$'bg item'.$H27];&quot;, &quot;;[$'bg item'.$I27];&quot;, &quot;;[$'bg item'.$J27];&quot;, &quot;;[$'bg item'.$K27];&quot;, &quot;;[$'bg item'.$L27];&quot;, &quot;;[$'bg item'.$M27];&quot; =&gt; &quot;;[$'bg item'.$A27];&quot; // &quot;;[$'bg item'.$N27])" office:value-type="string" office:string-value="  wand08, null, null, 1, null, null, null, null, null, null, null, null, null =&gt; wand08 // tbd, cam (from scs): changing wand powers to better match their effects" calcext:value-type="string">
            <text:p><text:s text:c="2"/>wand08, null, null, 1, null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8];&quot;, &quot;;[$'bg item'.$B28];&quot;, &quot;;[$'bg item'.$C28];&quot;, &quot;;[$'bg item'.$D28];&quot;, &quot;;[$'bg item'.$E28];&quot;, &quot;;[$'bg item'.$F28];&quot;, &quot;;[$'bg item'.$G28];&quot;, &quot;;[$'bg item'.$H28];&quot;, &quot;;[$'bg item'.$I28];&quot;, &quot;;[$'bg item'.$J28];&quot;, &quot;;[$'bg item'.$K28];&quot;, &quot;;[$'bg item'.$L28];&quot;, &quot;;[$'bg item'.$M28];&quot; =&gt; &quot;;[$'bg item'.$A28];&quot; // &quot;;[$'bg item'.$N28])" office:value-type="string" office:string-value="  wand12, null, null, 1, null, null, null, null, null, null, null, null, null =&gt; wand12 // tbd, cam (from scs): changing wand powers to better match their effects" calcext:value-type="string">
            <text:p><text:s text:c="2"/>wand12, null, null, 1, null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71">
          <table:table-cell/>
        </table:table-row>
        <table:table-row table:style-name="ro3">
          <table:table-cell table:style-name="ce52"/>
        </table:table-row>
      </table:table>
      <table:table table:name="bg spell" table:style-name="ta1">
        <table:table-column table:style-name="co25" table:default-cell-style-name="ce18"/>
        <table:table-column table:style-name="co17" table:default-cell-style-name="ce62"/>
        <table:table-column table:style-name="co26" table:default-cell-style-name="ce62"/>
        <table:table-column table:style-name="co19" table:default-cell-style-name="ce62"/>
        <table:table-column table:style-name="co27" table:default-cell-style-name="ce62"/>
        <table:table-column table:style-name="co1" table:default-cell-style-name="ce62"/>
        <table:table-column table:style-name="co15" table:default-cell-style-name="ce62"/>
        <table:table-column table:style-name="co19" table:default-cell-style-name="ce62"/>
        <table:table-column table:style-name="co7" table:default-cell-style-name="ce62"/>
        <table:table-column table:style-name="co28" table:default-cell-style-name="ce62"/>
        <table:table-column table:style-name="co14" table:default-cell-style-name="ce62"/>
        <table:table-column table:style-name="co2" table:default-cell-style-name="ce62"/>
        <table:table-column table:style-name="co29" table:default-cell-style-name="ce13"/>
        <table:table-column table:style-name="co12" table:number-columns-repeated="1011" table:default-cell-style-name="ce13"/>
        <table:table-row table:style-name="ro3">
          <table:table-cell table:style-name="ce55" office:value-type="string" calcext:value-type="string">
            <text:p>file</text:p>
          </table:table-cell>
          <table:table-cell table:style-name="ce58" office:value-type="string" calcext:value-type="string">
            <text:p>power</text:p>
          </table:table-cell>
          <table:table-cell table:style-name="ce58" office:value-type="string" calcext:value-type="string">
            <text:p>resist_dispel</text:p>
          </table:table-cell>
          <table:table-cell table:style-name="ce58" office:value-type="string" calcext:value-type="string">
            <text:p>stack</text:p>
          </table:table-cell>
          <table:table-cell table:style-name="ce58" office:value-type="string" calcext:value-type="string">
            <text:p>level</text:p>
          </table:table-cell>
          <table:table-cell table:style-name="ce58" office:value-type="string" calcext:value-type="string">
            <text:p>wild_magic</text:p>
          </table:table-cell>
          <table:table-cell table:style-name="ce58" office:value-type="string" calcext:value-type="string">
            <text:p>speed</text:p>
          </table:table-cell>
          <table:table-cell table:style-name="ce58" office:value-type="string" calcext:value-type="string">
            <text:p>range</text:p>
          </table:table-cell>
          <table:table-cell table:style-name="ce58" office:value-type="string" calcext:value-type="string">
            <text:p>animation</text:p>
          </table:table-cell>
          <table:table-cell table:style-name="ce58" office:value-type="string" calcext:value-type="string">
            <text:p>school</text:p>
          </table:table-cell>
          <table:table-cell table:style-name="ce58" office:value-type="string" calcext:value-type="string">
            <text:p>secondary</text:p>
          </table:table-cell>
          <table:table-cell table:style-name="ce58" office:value-type="string" calcext:value-type="string">
            <text:p>type</text:p>
          </table:table-cell>
          <table:table-cell table:style-name="ce55" office:value-type="string" calcext:value-type="string">
            <text:p>notes</text:p>
          </table:table-cell>
          <table:table-cell table:style-name="ce55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// 1) should not bypass Magic Resistance // 2) should b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table:style-name="ce57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30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CLERIC_HEAL%~, null, 2, null, null, null, null, 0, null, null, null, null =&gt; ~%CLERIC_HEAL%~ // luke: healing spells should be 0 range, not dispellable (from files/tph/luke/cure_wounds.tph)" calcext:value-type="string">
            <text:p><text:s text:c="2"/>~%CLERIC_HEAL%~, null, 2, null, null, null, null, 0, null, null, null, null =&gt; ~%CLERIC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7];&quot;~, &quot;;[$'bg spell'.$B7];&quot;, &quot;;[$'bg spell'.$C7];&quot;, &quot;;[$'bg spell'.$D7];&quot;, &quot;;[$'bg spell'.$E7];&quot;, &quot;;[$'bg spell'.$F7];&quot;, &quot;;[$'bg spell'.$G7];&quot;, &quot;;[$'bg spell'.$H7];&quot;, &quot;;[$'bg spell'.$I7];&quot;, &quot;;[$'bg spell'.$J7];&quot;, &quot;;[$'bg spell'.$K7];&quot;, &quot;;[$'bg spell'.$L7];&quot; =&gt; ~&quot;;[$'bg spell'.$A7];&quot;~ // &quot;;[$'bg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8];&quot;~, &quot;;[$'bg spell'.$B8];&quot;, &quot;;[$'bg spell'.$C8];&quot;, &quot;;[$'bg spell'.$D8];&quot;, &quot;;[$'bg spell'.$E8];&quot;, &quot;;[$'bg spell'.$F8];&quot;, &quot;;[$'bg spell'.$G8];&quot;, &quot;;[$'bg spell'.$H8];&quot;, &quot;;[$'bg spell'.$I8];&quot;, &quot;;[$'bg spell'.$J8];&quot;, &quot;;[$'bg spell'.$K8];&quot;, &quot;;[$'bg spell'.$L8];&quot; =&gt; ~&quot;;[$'bg spell'.$A8];&quot;~ // &quot;;[$'bg spell'.$M8])" office:value-type="string" office:string-value="  ~%CLERIC_MASS_CURE%~, null, 2, null, null, null, null, null, null, null, null, null =&gt; ~%CLERIC_MASS_CURE%~ // luke: healing spells should not be dispellable (from files/tph/luke/cure_wounds.tph)" calcext:value-type="string">
            <text:p><text:s text:c="2"/>~%CLERIC_MASS_CURE%~, null, 2, null, null, null, null, null, null, null, null, null =&gt; ~%CLERIC_MASS_CURE%~ // luke: healing spells should not be dispellable (from files/tph/luke/cure_wounds.tph)</text:p>
          </table:table-cell>
        </table:table-row>
        <table:table-row table:style-name="ro3">
          <table:table-cell table:formula="of:=CONCATENATE(&quot;  ~&quot;;[$'bg spell'.$A9];&quot;~, &quot;;[$'bg spell'.$B9];&quot;, &quot;;[$'bg spell'.$C9];&quot;, &quot;;[$'bg spell'.$D9];&quot;, &quot;;[$'bg spell'.$E9];&quot;, &quot;;[$'bg spell'.$F9];&quot;, &quot;;[$'bg spell'.$G9];&quot;, &quot;;[$'bg spell'.$H9];&quot;, &quot;;[$'bg spell'.$I9];&quot;, &quot;;[$'bg spell'.$J9];&quot;, &quot;;[$'bg spell'.$K9];&quot;, &quot;;[$'bg spell'.$L9];&quot; =&gt; ~&quot;;[$'bg spell'.$A9];&quot;~ // &quot;;[$'bg spell'.$M9])" office:value-type="string" office:string-value="  ~%CLERIC_RESTORATION%~, null, 2, null, null, null, null, 0, null, null, null, null =&gt; ~%CLERIC_RESTORATION%~ // luke: restoration spells should be 0 range, not dispellable (from files/tph/luke/restoration.tph)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10];&quot;~, &quot;;[$'bg spell'.$B10];&quot;, &quot;;[$'bg spell'.$C10];&quot;, &quot;;[$'bg spell'.$D10];&quot;, &quot;;[$'bg spell'.$E10];&quot;, &quot;;[$'bg spell'.$F10];&quot;, &quot;;[$'bg spell'.$G10];&quot;, &quot;;[$'bg spell'.$H10];&quot;, &quot;;[$'bg spell'.$I10];&quot;, &quot;;[$'bg spell'.$J10];&quot;, &quot;;[$'bg spell'.$K10];&quot;, &quot;;[$'bg spell'.$L10];&quot; =&gt; ~&quot;;[$'bg spell'.$A10];&quot;~ // &quot;;[$'bg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1];&quot;~, &quot;;[$'bg spell'.$B11];&quot;, &quot;;[$'bg spell'.$C11];&quot;, &quot;;[$'bg spell'.$D11];&quot;, &quot;;[$'bg spell'.$E11];&quot;, &quot;;[$'bg spell'.$F11];&quot;, &quot;;[$'bg spell'.$G11];&quot;, &quot;;[$'bg spell'.$H11];&quot;, &quot;;[$'bg spell'.$I11];&quot;, &quot;;[$'bg spell'.$J11];&quot;, &quot;;[$'bg spell'.$K11];&quot;, &quot;;[$'bg spell'.$L11];&quot; =&gt; ~&quot;;[$'bg spell'.$A11];&quot;~ // &quot;;[$'bg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2];&quot;~, &quot;;[$'bg spell'.$B12];&quot;, &quot;;[$'bg spell'.$C12];&quot;, &quot;;[$'bg spell'.$D12];&quot;, &quot;;[$'bg spell'.$E12];&quot;, &quot;;[$'bg spell'.$F12];&quot;, &quot;;[$'bg spell'.$G12];&quot;, &quot;;[$'bg spell'.$H12];&quot;, &quot;;[$'bg spell'.$I12];&quot;, &quot;;[$'bg spell'.$J12];&quot;, &quot;;[$'bg spell'.$K12];&quot;, &quot;;[$'bg spell'.$L12];&quot; =&gt; ~&quot;;[$'bg spell'.$A12];&quot;~ // &quot;;[$'bg spell'.$M12])" office:value-type="string" office:string-value="  ~%EVIL_LAYONHANDS%~, null, 2, null, null, null, null, 0, null, null, null, null =&gt; ~%EVIL_LAYONHANDS%~ // luke: healing spells should be 0 range, not dispellable (from files/tph/luke/cure_wounds.tph)" calcext:value-type="string">
            <text:p><text:s text:c="2"/>~%EVIL_LAYONHANDS%~, null, 2, null, null, null, null, 0, null, null, null, null =&gt; ~%EVIL_LAYON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3];&quot;~, &quot;;[$'bg spell'.$B13];&quot;, &quot;;[$'bg spell'.$C13];&quot;, &quot;;[$'bg spell'.$D13];&quot;, &quot;;[$'bg spell'.$E13];&quot;, &quot;;[$'bg spell'.$F13];&quot;, &quot;;[$'bg spell'.$G13];&quot;, &quot;;[$'bg spell'.$H13];&quot;, &quot;;[$'bg spell'.$I13];&quot;, &quot;;[$'bg spell'.$J13];&quot;, &quot;;[$'bg spell'.$K13];&quot;, &quot;;[$'bg spell'.$L13];&quot; =&gt; ~&quot;;[$'bg spell'.$A13];&quot;~ // &quot;;[$'bg spell'.$M13])" office:value-type="string" office:string-value="  ~%FINAL_HEAL%~, null, 2, null, null, null, null, 0, null, null, null, null =&gt; ~%FINAL_HEAL%~ // luke: healing spells should be 0 range, not dispellable (from files/tph/luke/cure_wounds.tph)" calcext:value-type="string">
            <text:p><text:s text:c="2"/>~%FINAL_HEAL%~, null, 2, null, null, null, null, 0, null, null, null, null =&gt; ~%FINAL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4];&quot;~, &quot;;[$'bg spell'.$B14];&quot;, &quot;;[$'bg spell'.$C14];&quot;, &quot;;[$'bg spell'.$D14];&quot;, &quot;;[$'bg spell'.$E14];&quot;, &quot;;[$'bg spell'.$F14];&quot;, &quot;;[$'bg spell'.$G14];&quot;, &quot;;[$'bg spell'.$H14];&quot;, &quot;;[$'bg spell'.$I14];&quot;, &quot;;[$'bg spell'.$J14];&quot;, &quot;;[$'bg spell'.$K14];&quot;, &quot;;[$'bg spell'.$L14];&quot; =&gt; ~&quot;;[$'bg spell'.$A14];&quot;~ // &quot;;[$'bg spell'.$M14])" office:value-type="string" office:string-value="  ~%HEAL_NO_VISUAL%~, null, 2, null, null, null, null, 0, null, null, null, null =&gt; ~%HEAL_NO_VISUAL%~ // luke: healing spells should be 0 range, not dispellable (from files/tph/luke/cure_wounds.tph)" calcext:value-type="string">
            <text:p><text:s text:c="2"/>~%HEAL_NO_VISUAL%~, null, 2, null, null, null, null, 0, null, null, null, null =&gt; ~%HEAL_NO_VISU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5];&quot;~, &quot;;[$'bg spell'.$B15];&quot;, &quot;;[$'bg spell'.$C15];&quot;, &quot;;[$'bg spell'.$D15];&quot;, &quot;;[$'bg spell'.$E15];&quot;, &quot;;[$'bg spell'.$F15];&quot;, &quot;;[$'bg spell'.$G15];&quot;, &quot;;[$'bg spell'.$H15];&quot;, &quot;;[$'bg spell'.$I15];&quot;, &quot;;[$'bg spell'.$J15];&quot;, &quot;;[$'bg spell'.$K15];&quot;, &quot;;[$'bg spell'.$L15];&quot; =&gt; ~&quot;;[$'bg spell'.$A15];&quot;~ // &quot;;[$'bg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6];&quot;~, &quot;;[$'bg spell'.$B16];&quot;, &quot;;[$'bg spell'.$C16];&quot;, &quot;;[$'bg spell'.$D16];&quot;, &quot;;[$'bg spell'.$E16];&quot;, &quot;;[$'bg spell'.$F16];&quot;, &quot;;[$'bg spell'.$G16];&quot;, &quot;;[$'bg spell'.$H16];&quot;, &quot;;[$'bg spell'.$I16];&quot;, &quot;;[$'bg spell'.$J16];&quot;, &quot;;[$'bg spell'.$K16];&quot;, &quot;;[$'bg spell'.$L16];&quot; =&gt; ~&quot;;[$'bg spell'.$A16];&quot;~ // &quot;;[$'bg spell'.$M16])" office:value-type="string" office:string-value="  ~%MAZZY_LAY%~, null, 2, null, null, null, null, 0, null, null, null, null =&gt; ~%MAZZY_LAY%~ // luke: healing spells should be 0 range, not dispellable (from files/tph/luke/cure_wounds.tph)" calcext:value-type="string">
            <text:p><text:s text:c="2"/>~%MAZZY_LAY%~, null, 2, null, null, null, null, 0, null, null, null, null =&gt; ~%MAZZY_LAY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7];&quot;~, &quot;;[$'bg spell'.$B17];&quot;, &quot;;[$'bg spell'.$C17];&quot;, &quot;;[$'bg spell'.$D17];&quot;, &quot;;[$'bg spell'.$E17];&quot;, &quot;;[$'bg spell'.$F17];&quot;, &quot;;[$'bg spell'.$G17];&quot;, &quot;;[$'bg spell'.$H17];&quot;, &quot;;[$'bg spell'.$I17];&quot;, &quot;;[$'bg spell'.$J17];&quot;, &quot;;[$'bg spell'.$K17];&quot;, &quot;;[$'bg spell'.$L17];&quot; =&gt; ~&quot;;[$'bg spell'.$A17];&quot;~ // &quot;;[$'bg spell'.$M17])" office:value-type="string" office:string-value="  ~%MONK_LAY_ON_HANDS%~, null, 2, null, null, null, null, 0, null, null, null, null =&gt; ~%MONK_LAY_ON_HANDS%~ // luke: healing spells should be 0 range, not dispellable (from files/tph/luke/cure_wounds.tph)" calcext:value-type="string">
            <text:p><text:s text:c="2"/>~%MONK_LAY_ON_HANDS%~, null, 2, null, null, null, null, 0, null, null, null, null =&gt; ~%MONK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8];&quot;~, &quot;;[$'bg spell'.$B18];&quot;, &quot;;[$'bg spell'.$C18];&quot;, &quot;;[$'bg spell'.$D18];&quot;, &quot;;[$'bg spell'.$E18];&quot;, &quot;;[$'bg spell'.$F18];&quot;, &quot;;[$'bg spell'.$G18];&quot;, &quot;;[$'bg spell'.$H18];&quot;, &quot;;[$'bg spell'.$I18];&quot;, &quot;;[$'bg spell'.$J18];&quot;, &quot;;[$'bg spell'.$K18];&quot;, &quot;;[$'bg spell'.$L18];&quot; =&gt; ~&quot;;[$'bg spell'.$A18];&quot;~ // &quot;;[$'bg spell'.$M18])" office:value-type="string" office:string-value="  ~%PALADIN_LAY_ON_HANDS%~, null, 2, null, null, null, null, 0, null, null, null, null =&gt; ~%PALADIN_LAY_ON_HANDS%~ // luke: healing spells should be 0 range, not dispellable (from files/tph/luke/cure_wounds.tph)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9];&quot;~, &quot;;[$'bg spell'.$B19];&quot;, &quot;;[$'bg spell'.$C19];&quot;, &quot;;[$'bg spell'.$D19];&quot;, &quot;;[$'bg spell'.$E19];&quot;, &quot;;[$'bg spell'.$F19];&quot;, &quot;;[$'bg spell'.$G19];&quot;, &quot;;[$'bg spell'.$H19];&quot;, &quot;;[$'bg spell'.$I19];&quot;, &quot;;[$'bg spell'.$J19];&quot;, &quot;;[$'bg spell'.$K19];&quot;, &quot;;[$'bg spell'.$L19];&quot; =&gt; ~&quot;;[$'bg spell'.$A19];&quot;~ // &quot;;[$'bg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0];&quot;~, &quot;;[$'bg spell'.$B20];&quot;, &quot;;[$'bg spell'.$C20];&quot;, &quot;;[$'bg spell'.$D20];&quot;, &quot;;[$'bg spell'.$E20];&quot;, &quot;;[$'bg spell'.$F20];&quot;, &quot;;[$'bg spell'.$G20];&quot;, &quot;;[$'bg spell'.$H20];&quot;, &quot;;[$'bg spell'.$I20];&quot;, &quot;;[$'bg spell'.$J20];&quot;, &quot;;[$'bg spell'.$K20];&quot;, &quot;;[$'bg spell'.$L20];&quot; =&gt; ~&quot;;[$'bg spell'.$A20];&quot;~ // &quot;;[$'bg spell'.$M20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21];&quot;~, &quot;;[$'bg spell'.$B21];&quot;, &quot;;[$'bg spell'.$C21];&quot;, &quot;;[$'bg spell'.$D21];&quot;, &quot;;[$'bg spell'.$E21];&quot;, &quot;;[$'bg spell'.$F21];&quot;, &quot;;[$'bg spell'.$G21];&quot;, &quot;;[$'bg spell'.$H21];&quot;, &quot;;[$'bg spell'.$I21];&quot;, &quot;;[$'bg spell'.$J21];&quot;, &quot;;[$'bg spell'.$K21];&quot;, &quot;;[$'bg spell'.$L21];&quot; =&gt; ~&quot;;[$'bg spell'.$A21];&quot;~ // &quot;;[$'bg spell'.$M21])" office:value-type="string" office:string-value="  ~%WIZARD_DEAFNESS%~, null, 1, null, null, null, null, null, null, null, null, null =&gt; ~%WIZARD_DEAFNESS%~ // luke: Deafness // 1) should not bypass Magic Resistance // 2) should be dispellable" calcext:value-type="string">
            <text:p><text:s text:c="2"/>~%WIZARD_DEAFNESS%~, null, 1, null, null, null, null, null, null, null, null, null =&gt; ~%WIZARD_DEAFNESS%~ // luke: Deafness // 1) should not bypass Magic Resistance // 2) should be dispellable</text:p>
          </table:table-cell>
        </table:table-row>
        <table:table-row table:style-name="ro3">
          <table:table-cell table:formula="of:=CONCATENATE(&quot;  ~&quot;;[$'bg spell'.$A22];&quot;~, &quot;;[$'bg spell'.$B22];&quot;, &quot;;[$'bg spell'.$C22];&quot;, &quot;;[$'bg spell'.$D22];&quot;, &quot;;[$'bg spell'.$E22];&quot;, &quot;;[$'bg spell'.$F22];&quot;, &quot;;[$'bg spell'.$G22];&quot;, &quot;;[$'bg spell'.$H22];&quot;, &quot;;[$'bg spell'.$I22];&quot;, &quot;;[$'bg spell'.$J22];&quot;, &quot;;[$'bg spell'.$K22];&quot;, &quot;;[$'bg spell'.$L22];&quot; =&gt; ~&quot;;[$'bg spell'.$A22];&quot;~ // &quot;;[$'bg spell'.$M22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23];&quot;~, &quot;;[$'bg spell'.$B23];&quot;, &quot;;[$'bg spell'.$C23];&quot;, &quot;;[$'bg spell'.$D23];&quot;, &quot;;[$'bg spell'.$E23];&quot;, &quot;;[$'bg spell'.$F23];&quot;, &quot;;[$'bg spell'.$G23];&quot;, &quot;;[$'bg spell'.$H23];&quot;, &quot;;[$'bg spell'.$I23];&quot;, &quot;;[$'bg spell'.$J23];&quot;, &quot;;[$'bg spell'.$K23];&quot;, &quot;;[$'bg spell'.$L23];&quot; =&gt; ~&quot;;[$'bg spell'.$A23];&quot;~ // &quot;;[$'bg spell'.$M23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 spell'.$A24];&quot;~, &quot;;[$'bg spell'.$B24];&quot;, &quot;;[$'bg spell'.$C24];&quot;, &quot;;[$'bg spell'.$D24];&quot;, &quot;;[$'bg spell'.$E24];&quot;, &quot;;[$'bg spell'.$F24];&quot;, &quot;;[$'bg spell'.$G24];&quot;, &quot;;[$'bg spell'.$H24];&quot;, &quot;;[$'bg spell'.$I24];&quot;, &quot;;[$'bg spell'.$J24];&quot;, &quot;;[$'bg spell'.$K24];&quot;, &quot;;[$'bg spell'.$L24];&quot; =&gt; ~&quot;;[$'bg spell'.$A24];&quot;~ // &quot;;[$'bg spell'.$M24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25];&quot;~, &quot;;[$'bg spell'.$B25];&quot;, &quot;;[$'bg spell'.$C25];&quot;, &quot;;[$'bg spell'.$D25];&quot;, &quot;;[$'bg spell'.$E25];&quot;, &quot;;[$'bg spell'.$F25];&quot;, &quot;;[$'bg spell'.$G25];&quot;, &quot;;[$'bg spell'.$H25];&quot;, &quot;;[$'bg spell'.$I25];&quot;, &quot;;[$'bg spell'.$J25];&quot;, &quot;;[$'bg spell'.$K25];&quot;, &quot;;[$'bg spell'.$L25];&quot; =&gt; ~&quot;;[$'bg spell'.$A25];&quot;~ // &quot;;[$'bg spell'.$M25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26];&quot;~, &quot;;[$'bg spell'.$B26];&quot;, &quot;;[$'bg spell'.$C26];&quot;, &quot;;[$'bg spell'.$D26];&quot;, &quot;;[$'bg spell'.$E26];&quot;, &quot;;[$'bg spell'.$F26];&quot;, &quot;;[$'bg spell'.$G26];&quot;, &quot;;[$'bg spell'.$H26];&quot;, &quot;;[$'bg spell'.$I26];&quot;, &quot;;[$'bg spell'.$J26];&quot;, &quot;;[$'bg spell'.$K26];&quot;, &quot;;[$'bg spell'.$L26];&quot; =&gt; ~&quot;;[$'bg spell'.$A26];&quot;~ // &quot;;[$'bg spell'.$M26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7];&quot;~, &quot;;[$'bg spell'.$B27];&quot;, &quot;;[$'bg spell'.$C27];&quot;, &quot;;[$'bg spell'.$D27];&quot;, &quot;;[$'bg spell'.$E27];&quot;, &quot;;[$'bg spell'.$F27];&quot;, &quot;;[$'bg spell'.$G27];&quot;, &quot;;[$'bg spell'.$H27];&quot;, &quot;;[$'bg spell'.$I27];&quot;, &quot;;[$'bg spell'.$J27];&quot;, &quot;;[$'bg spell'.$K27];&quot;, &quot;;[$'bg spell'.$L27];&quot; =&gt; ~&quot;;[$'bg spell'.$A27];&quot;~ // &quot;;[$'bg spell'.$M27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28];&quot;~, &quot;;[$'bg spell'.$B28];&quot;, &quot;;[$'bg spell'.$C28];&quot;, &quot;;[$'bg spell'.$D28];&quot;, &quot;;[$'bg spell'.$E28];&quot;, &quot;;[$'bg spell'.$F28];&quot;, &quot;;[$'bg spell'.$G28];&quot;, &quot;;[$'bg spell'.$H28];&quot;, &quot;;[$'bg spell'.$I28];&quot;, &quot;;[$'bg spell'.$J28];&quot;, &quot;;[$'bg spell'.$K28];&quot;, &quot;;[$'bg spell'.$L28];&quot; =&gt; ~&quot;;[$'bg spell'.$A28];&quot;~ // &quot;;[$'bg spell'.$M28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9];&quot;~, &quot;;[$'bg spell'.$B29];&quot;, &quot;;[$'bg spell'.$C29];&quot;, &quot;;[$'bg spell'.$D29];&quot;, &quot;;[$'bg spell'.$E29];&quot;, &quot;;[$'bg spell'.$F29];&quot;, &quot;;[$'bg spell'.$G29];&quot;, &quot;;[$'bg spell'.$H29];&quot;, &quot;;[$'bg spell'.$I29];&quot;, &quot;;[$'bg spell'.$J29];&quot;, &quot;;[$'bg spell'.$K29];&quot;, &quot;;[$'bg spell'.$L29];&quot; =&gt; ~&quot;;[$'bg spell'.$A29];&quot;~ // &quot;;[$'bg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0];&quot;~, &quot;;[$'bg spell'.$B30];&quot;, &quot;;[$'bg spell'.$C30];&quot;, &quot;;[$'bg spell'.$D30];&quot;, &quot;;[$'bg spell'.$E30];&quot;, &quot;;[$'bg spell'.$F30];&quot;, &quot;;[$'bg spell'.$G30];&quot;, &quot;;[$'bg spell'.$H30];&quot;, &quot;;[$'bg spell'.$I30];&quot;, &quot;;[$'bg spell'.$J30];&quot;, &quot;;[$'bg spell'.$K30];&quot;, &quot;;[$'bg spell'.$L30];&quot; =&gt; ~&quot;;[$'bg spell'.$A30];&quot;~ // &quot;;[$'bg spell'.$M30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1];&quot;~, &quot;;[$'bg spell'.$B31];&quot;, &quot;;[$'bg spell'.$C31];&quot;, &quot;;[$'bg spell'.$D31];&quot;, &quot;;[$'bg spell'.$E31];&quot;, &quot;;[$'bg spell'.$F31];&quot;, &quot;;[$'bg spell'.$G31];&quot;, &quot;;[$'bg spell'.$H31];&quot;, &quot;;[$'bg spell'.$I31];&quot;, &quot;;[$'bg spell'.$J31];&quot;, &quot;;[$'bg spell'.$K31];&quot;, &quot;;[$'bg spell'.$L31];&quot; =&gt; ~&quot;;[$'bg spell'.$A31];&quot;~ // &quot;;[$'bg spell'.$M31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2];&quot;~, &quot;;[$'bg spell'.$B32];&quot;, &quot;;[$'bg spell'.$C32];&quot;, &quot;;[$'bg spell'.$D32];&quot;, &quot;;[$'bg spell'.$E32];&quot;, &quot;;[$'bg spell'.$F32];&quot;, &quot;;[$'bg spell'.$G32];&quot;, &quot;;[$'bg spell'.$H32];&quot;, &quot;;[$'bg spell'.$I32];&quot;, &quot;;[$'bg spell'.$J32];&quot;, &quot;;[$'bg spell'.$K32];&quot;, &quot;;[$'bg spell'.$L32];&quot; =&gt; ~&quot;;[$'bg spell'.$A32];&quot;~ // &quot;;[$'bg spell'.$M32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3];&quot;~, &quot;;[$'bg spell'.$B33];&quot;, &quot;;[$'bg spell'.$C33];&quot;, &quot;;[$'bg spell'.$D33];&quot;, &quot;;[$'bg spell'.$E33];&quot;, &quot;;[$'bg spell'.$F33];&quot;, &quot;;[$'bg spell'.$G33];&quot;, &quot;;[$'bg spell'.$H33];&quot;, &quot;;[$'bg spell'.$I33];&quot;, &quot;;[$'bg spell'.$J33];&quot;, &quot;;[$'bg spell'.$K33];&quot;, &quot;;[$'bg spell'.$L33];&quot; =&gt; ~&quot;;[$'bg spell'.$A33];&quot;~ // &quot;;[$'bg spell'.$M33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4];&quot;~, &quot;;[$'bg spell'.$B34];&quot;, &quot;;[$'bg spell'.$C34];&quot;, &quot;;[$'bg spell'.$D34];&quot;, &quot;;[$'bg spell'.$E34];&quot;, &quot;;[$'bg spell'.$F34];&quot;, &quot;;[$'bg spell'.$G34];&quot;, &quot;;[$'bg spell'.$H34];&quot;, &quot;;[$'bg spell'.$I34];&quot;, &quot;;[$'bg spell'.$J34];&quot;, &quot;;[$'bg spell'.$K34];&quot;, &quot;;[$'bg spell'.$L34];&quot; =&gt; ~&quot;;[$'bg spell'.$A34];&quot;~ // &quot;;[$'bg spell'.$M3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 spell'.$A35];&quot;~, &quot;;[$'bg spell'.$B35];&quot;, &quot;;[$'bg spell'.$C35];&quot;, &quot;;[$'bg spell'.$D35];&quot;, &quot;;[$'bg spell'.$E35];&quot;, &quot;;[$'bg spell'.$F35];&quot;, &quot;;[$'bg spell'.$G35];&quot;, &quot;;[$'bg spell'.$H35];&quot;, &quot;;[$'bg spell'.$I35];&quot;, &quot;;[$'bg spell'.$J35];&quot;, &quot;;[$'bg spell'.$K35];&quot;, &quot;;[$'bg spell'.$L35];&quot; =&gt; ~&quot;;[$'bg spell'.$A35];&quot;~ // &quot;;[$'bg spell'.$M3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 spell'.$A36];&quot;~, &quot;;[$'bg spell'.$B36];&quot;, &quot;;[$'bg spell'.$C36];&quot;, &quot;;[$'bg spell'.$D36];&quot;, &quot;;[$'bg spell'.$E36];&quot;, &quot;;[$'bg spell'.$F36];&quot;, &quot;;[$'bg spell'.$G36];&quot;, &quot;;[$'bg spell'.$H36];&quot;, &quot;;[$'bg spell'.$I36];&quot;, &quot;;[$'bg spell'.$J36];&quot;, &quot;;[$'bg spell'.$K36];&quot;, &quot;;[$'bg spell'.$L36];&quot; =&gt; ~&quot;;[$'bg spell'.$A36];&quot;~ // &quot;;[$'bg spell'.$M36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 spell'.$A37];&quot;~, &quot;;[$'bg spell'.$B37];&quot;, &quot;;[$'bg spell'.$C37];&quot;, &quot;;[$'bg spell'.$D37];&quot;, &quot;;[$'bg spell'.$E37];&quot;, &quot;;[$'bg spell'.$F37];&quot;, &quot;;[$'bg spell'.$G37];&quot;, &quot;;[$'bg spell'.$H37];&quot;, &quot;;[$'bg spell'.$I37];&quot;, &quot;;[$'bg spell'.$J37];&quot;, &quot;;[$'bg spell'.$K37];&quot;, &quot;;[$'bg spell'.$L37];&quot; =&gt; ~&quot;;[$'bg spell'.$A37];&quot;~ // &quot;;[$'bg spell'.$M37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8];&quot;~, &quot;;[$'bg spell'.$B38];&quot;, &quot;;[$'bg spell'.$C38];&quot;, &quot;;[$'bg spell'.$D38];&quot;, &quot;;[$'bg spell'.$E38];&quot;, &quot;;[$'bg spell'.$F38];&quot;, &quot;;[$'bg spell'.$G38];&quot;, &quot;;[$'bg spell'.$H38];&quot;, &quot;;[$'bg spell'.$I38];&quot;, &quot;;[$'bg spell'.$J38];&quot;, &quot;;[$'bg spell'.$K38];&quot;, &quot;;[$'bg spell'.$L38];&quot; =&gt; ~&quot;;[$'bg spell'.$A38];&quot;~ // &quot;;[$'bg spell'.$M38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9];&quot;~, &quot;;[$'bg spell'.$B39];&quot;, &quot;;[$'bg spell'.$C39];&quot;, &quot;;[$'bg spell'.$D39];&quot;, &quot;;[$'bg spell'.$E39];&quot;, &quot;;[$'bg spell'.$F39];&quot;, &quot;;[$'bg spell'.$G39];&quot;, &quot;;[$'bg spell'.$H39];&quot;, &quot;;[$'bg spell'.$I39];&quot;, &quot;;[$'bg spell'.$J39];&quot;, &quot;;[$'bg spell'.$K39];&quot;, &quot;;[$'bg spell'.$L39];&quot; =&gt; ~&quot;;[$'bg spell'.$A39];&quot;~ // &quot;;[$'bg spell'.$M39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0];&quot;~, &quot;;[$'bg spell'.$B40];&quot;, &quot;;[$'bg spell'.$C40];&quot;, &quot;;[$'bg spell'.$D40];&quot;, &quot;;[$'bg spell'.$E40];&quot;, &quot;;[$'bg spell'.$F40];&quot;, &quot;;[$'bg spell'.$G40];&quot;, &quot;;[$'bg spell'.$H40];&quot;, &quot;;[$'bg spell'.$I40];&quot;, &quot;;[$'bg spell'.$J40];&quot;, &quot;;[$'bg spell'.$K40];&quot;, &quot;;[$'bg spell'.$L40];&quot; =&gt; ~&quot;;[$'bg spell'.$A40];&quot;~ // &quot;;[$'bg spell'.$M40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41];&quot;~, &quot;;[$'bg spell'.$B41];&quot;, &quot;;[$'bg spell'.$C41];&quot;, &quot;;[$'bg spell'.$D41];&quot;, &quot;;[$'bg spell'.$E41];&quot;, &quot;;[$'bg spell'.$F41];&quot;, &quot;;[$'bg spell'.$G41];&quot;, &quot;;[$'bg spell'.$H41];&quot;, &quot;;[$'bg spell'.$I41];&quot;, &quot;;[$'bg spell'.$J41];&quot;, &quot;;[$'bg spell'.$K41];&quot;, &quot;;[$'bg spell'.$L41];&quot; =&gt; ~&quot;;[$'bg spell'.$A41];&quot;~ // &quot;;[$'bg spell'.$M41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58">
          <table:table-cell/>
        </table:table-row>
        <table:table-row table:style-name="ro3">
          <table:table-cell table:style-name="ce52"/>
        </table:table-row>
      </table:table>
      <table:table table:name="bg2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ce34"/>
        <table:table-column table:style-name="co12" table:number-columns-repeated="1013" table:default-cell-style-name="ce34"/>
        <table:table-row table:style-name="ro1">
          <table:table-cell table:style-name="ce27" office:value-type="string" calcext:value-type="string">
            <text:p>file</text:p>
          </table:table-cell>
          <table:table-cell table:style-name="ce31" office:value-type="string" calcext:value-type="string">
            <text:p>race</text:p>
          </table:table-cell>
          <table:table-cell table:style-name="ce31" office:value-type="string" calcext:value-type="string">
            <text:p>class</text:p>
          </table:table-cell>
          <table:table-cell table:style-name="ce31" office:value-type="string" calcext:value-type="string">
            <text:p>general</text:p>
          </table:table-cell>
          <table:table-cell table:style-name="ce31" office:value-type="string" calcext:value-type="string">
            <text:p>sex</text:p>
          </table:table-cell>
          <table:table-cell table:style-name="ce31" office:value-type="string" calcext:value-type="string">
            <text:p>gender</text:p>
          </table:table-cell>
          <table:table-cell table:style-name="ce31" office:value-type="string" calcext:value-type="string">
            <text:p>animation</text:p>
          </table:table-cell>
          <table:table-cell table:style-name="ce31" office:value-type="string" calcext:value-type="string">
            <text:p>dv</text:p>
          </table:table-cell>
          <table:table-cell table:style-name="ce31" office:value-type="string" calcext:value-type="string">
            <text:p>kit</text:p>
          </table:table-cell>
          <table:table-cell table:style-name="ce27" office:value-type="string" calcext:value-type="string">
            <text:p>notes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anast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valen is a vampi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mhydr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watg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ice01</text:p>
          </table:table-cell>
          <table:table-cell office:value-type="string" calcext:value-type="string">
            <text:p>null</text:p>
          </table:table-cell>
          <table:table-cell office:value-type="float" office:value="215" calcext:value-type="float">
            <text:p>2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goli</text:p>
          </table:table-cell>
          <table:table-cell office:value-type="string" calcext:value-type="string">
            <text:p>null</text:p>
          </table:table-cell>
          <table:table-cell office:value-type="float" office:value="215" calcext:value-type="float">
            <text:p>2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nd2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ound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sal01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bone01</text:p>
          </table:table-cell>
          <table:table-cell office:value-type="string" calcext:value-type="string">
            <text:p>null</text:p>
          </table:table-cell>
          <table:table-cell office:value-type="float" office:value="136" calcext:value-type="float">
            <text:p>13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salco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salfir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gol01</text:p>
          </table:table-cell>
          <table:table-cell office:value-type="string" calcext:value-type="string">
            <text:p>null</text:p>
          </table:table-cell>
          <table:table-cell office:value-type="float" office:value="185" calcext:value-type="float">
            <text:p>18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golb1</text:p>
          </table:table-cell>
          <table:table-cell office:value-type="string" calcext:value-type="string">
            <text:p>null</text:p>
          </table:table-cell>
          <table:table-cell office:value-type="float" office:value="136" calcext:value-type="float">
            <text:p>13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wat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dugoth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ur-gothoz fixes (cornugon &gt; glabrezu animation) <text:s/>[multipart fix, see eefixpack/files/tph/tbd_bg2ee_urgothoz.tph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sala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grfir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grice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provf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radush courtesans are vamp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provm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radush courtesans are vamp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dra01</text:p>
          </table:table-cell>
          <table:table-cell office:value-type="string" calcext:value-type="string">
            <text:p>null</text:p>
          </table:table-cell>
          <table:table-cell office:value-type="float" office:value="191" calcext:value-type="float">
            <text:p>19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hange Thaxll'ssillyia’s class from cleric to shadow_dragon for cas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01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icesa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dead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1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2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3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4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5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6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7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8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rmons01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ast, 125, 163, 4, null, null, null, null, null =&gt; anast // valen is a vampire" calcext:value-type="string">
            <text:p><text:s text:c="2"/>anast, 125, 163, 4, null, null, null, null, null =&gt; anast // valen is a vampire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elemhydr, null, 219, null, null, null, null, null, null =&gt; elemhydr // tbd, cam (from MiH): water elementals should use ELEMENTAL_WATER as their class" calcext:value-type="string">
            <text:p><text:s text:c="2"/>elemhydr, null, 219, null, null, null, null, null, null =&gt; elemhydr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elwatg01, null, 219, null, null, null, null, null, null =&gt; elwatg01 // tbd, cam (from MiH): water elementals should use ELEMENTAL_WATER as their class" calcext:value-type="string">
            <text:p><text:s text:c="2"/>elwatg01, null, 219, null, null, null, null, null, null =&gt; elwatg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globsham, 176, 255, 5, null, null, null, null, null =&gt; globsham // tbd, cam: shambling mound consistency" calcext:value-type="string">
            <text:p><text:s text:c="2"/>globsham, 176, 255, 5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golice01, null, 215, null, null, null, null, null, null =&gt; golice01 // IDS sync" calcext:value-type="string">
            <text:p><text:s text:c="2"/>golice01, null, 215, null, null, null, null, null, null =&gt; golice01 // IDS sync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gorgoli, null, 215, null, null, null, null, null, null =&gt; gorgoli // IDS sync" calcext:value-type="string">
            <text:p><text:s text:c="2"/>gorgoli, null, 215, null, null, null, null, null, null =&gt; gorgoli // IDS sync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hgmnd2, 176, 255, null, null, 0, null, null, null =&gt; hgmnd2 // tbd, cam: shambling mound consistency" calcext:value-type="string">
            <text:p><text:s text:c="2"/>hgmnd2, 176, 255, null, null, 0, null, null, null =&gt; hgmnd2 // tbd, cam: shambling mound consistency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hgmound, 176, 255, null, null, 0, null, null, null =&gt; hgmound // tbd, cam: shambling mound consistency" calcext:value-type="string">
            <text:p><text:s text:c="2"/>hgmound, 176, 255, null, null, 0, null, null, null =&gt; hgmound // tbd, cam: shambling mound consistency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hgsal01, null, 218, null, null, null, null, null, null =&gt; hgsal01 // IDS sync" calcext:value-type="string">
            <text:p><text:s text:c="2"/>hgsal01, null, 218, null, null, null, null, null, null =&gt; hgsal01 // IDS sync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icbone01, null, 136, null, null, null, null, null, null =&gt; icbone01 // golem fixes" calcext:value-type="string">
            <text:p><text:s text:c="2"/>icbone01, null, 136, null, null, null, null, null, null =&gt; icbone01 // golem fix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icsalcol, null, 216, null, null, null, null, null, null =&gt; icsalcol // IDS sync" calcext:value-type="string">
            <text:p><text:s text:c="2"/>icsalcol, null, 216, null, null, null, null, null, null =&gt; icsalcol // IDS sync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icsalfir, null, 218, null, null, null, null, null, null =&gt; icsalfir // IDS sync" calcext:value-type="string">
            <text:p><text:s text:c="2"/>icsalfir, null, 218, null, null, null, null, null, null =&gt; icsalfir // IDS sync</text:p>
          </table:table-cell>
        </table:table-row>
        <table:table-row table:style-name="ro3">
          <table:table-cell table:formula="of:=CONCATENATE(&quot;  &quot;;[$'bg2 creature'.$A19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9];&quot; // &quot;;[$'bg2 creature'.$J19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4];&quot;, &quot;;[$'bg2 creature'.$B24];&quot;, &quot;;[$'bg2 creature'.$C24];&quot;, &quot;;[$'bg2 creature'.$D24];&quot;, &quot;;[$'bg2 creature'.$E24];&quot;, &quot;;[$'bg2 creature'.$F24];&quot;, &quot;;[$'bg2 creature'.$G24];&quot;, &quot;;[$'bg2 creature'.$H24];&quot;, &quot;;[$'bg2 creature'.$I24];&quot; =&gt; &quot;;[$'bg2 creature'.$A24];&quot; // &quot;;[$'bg2 creature'.$J24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5];&quot;, &quot;;[$'bg2 creature'.$B25];&quot;, &quot;;[$'bg2 creature'.$C25];&quot;, &quot;;[$'bg2 creature'.$D25];&quot;, &quot;;[$'bg2 creature'.$E25];&quot;, &quot;;[$'bg2 creature'.$F25];&quot;, &quot;;[$'bg2 creature'.$G25];&quot;, &quot;;[$'bg2 creature'.$H25];&quot;, &quot;;[$'bg2 creature'.$I25];&quot; =&gt; &quot;;[$'bg2 creature'.$A25];&quot; // &quot;;[$'bg2 creature'.$J25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6];&quot;, &quot;;[$'bg2 creature'.$B26];&quot;, &quot;;[$'bg2 creature'.$C26];&quot;, &quot;;[$'bg2 creature'.$D26];&quot;, &quot;;[$'bg2 creature'.$E26];&quot;, &quot;;[$'bg2 creature'.$F26];&quot;, &quot;;[$'bg2 creature'.$G26];&quot;, &quot;;[$'bg2 creature'.$H26];&quot;, &quot;;[$'bg2 creature'.$I26];&quot; =&gt; &quot;;[$'bg2 creature'.$A26];&quot; // &quot;;[$'bg2 creature'.$J26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7];&quot;, &quot;;[$'bg2 creature'.$B27];&quot;, &quot;;[$'bg2 creature'.$C27];&quot;, &quot;;[$'bg2 creature'.$D27];&quot;, &quot;;[$'bg2 creature'.$E27];&quot;, &quot;;[$'bg2 creature'.$F27];&quot;, &quot;;[$'bg2 creature'.$G27];&quot;, &quot;;[$'bg2 creature'.$H27];&quot;, &quot;;[$'bg2 creature'.$I27];&quot; =&gt; &quot;;[$'bg2 creature'.$A27];&quot; // &quot;;[$'bg2 creature'.$J27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8];&quot;, &quot;;[$'bg2 creature'.$B28];&quot;, &quot;;[$'bg2 creature'.$C28];&quot;, &quot;;[$'bg2 creature'.$D28];&quot;, &quot;;[$'bg2 creature'.$E28];&quot;, &quot;;[$'bg2 creature'.$F28];&quot;, &quot;;[$'bg2 creature'.$G28];&quot;, &quot;;[$'bg2 creature'.$H28];&quot;, &quot;;[$'bg2 creature'.$I28];&quot; =&gt; &quot;;[$'bg2 creature'.$A28];&quot; // &quot;;[$'bg2 creature'.$J28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9];&quot;, &quot;;[$'bg2 creature'.$B29];&quot;, &quot;;[$'bg2 creature'.$C29];&quot;, &quot;;[$'bg2 creature'.$D29];&quot;, &quot;;[$'bg2 creature'.$E29];&quot;, &quot;;[$'bg2 creature'.$F29];&quot;, &quot;;[$'bg2 creature'.$G29];&quot;, &quot;;[$'bg2 creature'.$H29];&quot;, &quot;;[$'bg2 creature'.$I29];&quot; =&gt; &quot;;[$'bg2 creature'.$A29];&quot; // &quot;;[$'bg2 creature'.$J29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0];&quot;, &quot;;[$'bg2 creature'.$B30];&quot;, &quot;;[$'bg2 creature'.$C30];&quot;, &quot;;[$'bg2 creature'.$D30];&quot;, &quot;;[$'bg2 creature'.$E30];&quot;, &quot;;[$'bg2 creature'.$F30];&quot;, &quot;;[$'bg2 creature'.$G30];&quot;, &quot;;[$'bg2 creature'.$H30];&quot;, &quot;;[$'bg2 creature'.$I30];&quot; =&gt; &quot;;[$'bg2 creature'.$A30];&quot; // &quot;;[$'bg2 creature'.$J30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1];&quot;, &quot;;[$'bg2 creature'.$B31];&quot;, &quot;;[$'bg2 creature'.$C31];&quot;, &quot;;[$'bg2 creature'.$D31];&quot;, &quot;;[$'bg2 creature'.$E31];&quot;, &quot;;[$'bg2 creature'.$F31];&quot;, &quot;;[$'bg2 creature'.$G31];&quot;, &quot;;[$'bg2 creature'.$H31];&quot;, &quot;;[$'bg2 creature'.$I31];&quot; =&gt; &quot;;[$'bg2 creature'.$A31];&quot; // &quot;;[$'bg2 creature'.$J31])" office:value-type="string" office:string-value="  mazzy9, null, null, null, null, null, null, null, 0x40000000 =&gt; mazzy9 // tbd, cam (from jmerry): joinable NPCs should have proper trueclass kit values" calcext:value-type="string">
            <text:p><text:s text:c="2"/>mazzy9, null, null, null, null, null, null, null, 0x40000000 =&gt; mazzy9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2];&quot;, &quot;;[$'bg2 creature'.$B32];&quot;, &quot;;[$'bg2 creature'.$C32];&quot;, &quot;;[$'bg2 creature'.$D32];&quot;, &quot;;[$'bg2 creature'.$E32];&quot;, &quot;;[$'bg2 creature'.$F32];&quot;, &quot;;[$'bg2 creature'.$G32];&quot;, &quot;;[$'bg2 creature'.$H32];&quot;, &quot;;[$'bg2 creature'.$I32];&quot; =&gt; &quot;;[$'bg2 creature'.$A32];&quot; // &quot;;[$'bg2 creature'.$J32])" office:value-type="string" office:string-value="  ohbgol01, null, 185, null, null, null, null, null, null =&gt; ohbgol01 // golem fixes" calcext:value-type="string">
            <text:p><text:s text:c="2"/>ohbgol01, null, 185, null, null, null, null, null, null =&gt; ohbgol01 // golem fixes</text:p>
          </table:table-cell>
        </table:table-row>
        <table:table-row table:style-name="ro3">
          <table:table-cell table:formula="of:=CONCATENATE(&quot;  &quot;;[$'bg2 creature'.$A33];&quot;, &quot;;[$'bg2 creature'.$B33];&quot;, &quot;;[$'bg2 creature'.$C33];&quot;, &quot;;[$'bg2 creature'.$D33];&quot;, &quot;;[$'bg2 creature'.$E33];&quot;, &quot;;[$'bg2 creature'.$F33];&quot;, &quot;;[$'bg2 creature'.$G33];&quot;, &quot;;[$'bg2 creature'.$H33];&quot;, &quot;;[$'bg2 creature'.$I33];&quot; =&gt; &quot;;[$'bg2 creature'.$A33];&quot; // &quot;;[$'bg2 creature'.$J33])" office:value-type="string" office:string-value="  ohbgolb1, null, 136, null, null, null, null, null, null =&gt; ohbgolb1 // golem fixes" calcext:value-type="string">
            <text:p><text:s text:c="2"/>ohbgolb1, null, 136, null, null, null, null, null, null =&gt; ohbgolb1 // golem fixes</text:p>
          </table:table-cell>
        </table:table-row>
        <table:table-row table:style-name="ro3">
          <table:table-cell table:formula="of:=CONCATENATE(&quot;  &quot;;[$'bg2 creature'.$A34];&quot;, &quot;;[$'bg2 creature'.$B34];&quot;, &quot;;[$'bg2 creature'.$C34];&quot;, &quot;;[$'bg2 creature'.$D34];&quot;, &quot;;[$'bg2 creature'.$E34];&quot;, &quot;;[$'bg2 creature'.$F34];&quot;, &quot;;[$'bg2 creature'.$G34];&quot;, &quot;;[$'bg2 creature'.$H34];&quot;, &quot;;[$'bg2 creature'.$I34];&quot; =&gt; &quot;;[$'bg2 creature'.$A34];&quot; // &quot;;[$'bg2 creature'.$J34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35];&quot;, &quot;;[$'bg2 creature'.$B35];&quot;, &quot;;[$'bg2 creature'.$C35];&quot;, &quot;;[$'bg2 creature'.$D35];&quot;, &quot;;[$'bg2 creature'.$E35];&quot;, &quot;;[$'bg2 creature'.$F35];&quot;, &quot;;[$'bg2 creature'.$G35];&quot;, &quot;;[$'bg2 creature'.$H35];&quot;, &quot;;[$'bg2 creature'.$I35];&quot; =&gt; &quot;;[$'bg2 creature'.$A35];&quot; // &quot;;[$'bg2 creature'.$J35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36];&quot;, &quot;;[$'bg2 creature'.$B36];&quot;, &quot;;[$'bg2 creature'.$C36];&quot;, &quot;;[$'bg2 creature'.$D36];&quot;, &quot;;[$'bg2 creature'.$E36];&quot;, &quot;;[$'bg2 creature'.$F36];&quot;, &quot;;[$'bg2 creature'.$G36];&quot;, &quot;;[$'bg2 creature'.$H36];&quot;, &quot;;[$'bg2 creature'.$I36];&quot; =&gt; &quot;;[$'bg2 creature'.$A36];&quot; // &quot;;[$'bg2 creature'.$J36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37];&quot;, &quot;;[$'bg2 creature'.$B37];&quot;, &quot;;[$'bg2 creature'.$C37];&quot;, &quot;;[$'bg2 creature'.$D37];&quot;, &quot;;[$'bg2 creature'.$E37];&quot;, &quot;;[$'bg2 creature'.$F37];&quot;, &quot;;[$'bg2 creature'.$G37];&quot;, &quot;;[$'bg2 creature'.$H37];&quot;, &quot;;[$'bg2 creature'.$I37];&quot; =&gt; &quot;;[$'bg2 creature'.$A37];&quot; // &quot;;[$'bg2 creature'.$J37])" office:value-type="string" office:string-value="  ohbwat01, null, 219, null, null, null, null, null, null =&gt; ohbwat01 // tbd, cam (from MiH): water elementals should use ELEMENTAL_WATER as their class" calcext:value-type="string">
            <text:p><text:s text:c="2"/>ohbwat01, null, 219, null, null, null, null, null, null =&gt; ohbwat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38];&quot;, &quot;;[$'bg2 creature'.$B38];&quot;, &quot;;[$'bg2 creature'.$C38];&quot;, &quot;;[$'bg2 creature'.$D38];&quot;, &quot;;[$'bg2 creature'.$E38];&quot;, &quot;;[$'bg2 creature'.$F38];&quot;, &quot;;[$'bg2 creature'.$G38];&quot;, &quot;;[$'bg2 creature'.$H38];&quot;, &quot;;[$'bg2 creature'.$I38];&quot; =&gt; &quot;;[$'bg2 creature'.$A38];&quot; // &quot;;[$'bg2 creature'.$J38])" office:value-type="string" office:string-value="  ohdugoth, null, null, null, null, null, 57585, null, null =&gt; ohdugoth // tbd, cam: ur-gothoz fixes (cornugon &gt; glabrezu animation)  [multipart fix, see eefixpack/files/tph/tbd_bg2ee_urgothoz.tph]" calcext:value-type="string">
            <text:p><text:s text:c="2"/>ohdugoth, null, null, null, null, null, 57585, null, null =&gt; ohdugoth // tbd, cam: ur-gothoz fixes (cornugon &gt; glabrezu animation) <text:s/>[multipart fix, see eefixpack/files/tph/tbd_bg2ee_urgothoz.tph]</text:p>
          </table:table-cell>
        </table:table-row>
        <table:table-row table:style-name="ro3">
          <table:table-cell table:formula="of:=CONCATENATE(&quot;  &quot;;[$'bg2 creature'.$A39];&quot;, &quot;;[$'bg2 creature'.$B39];&quot;, &quot;;[$'bg2 creature'.$C39];&quot;, &quot;;[$'bg2 creature'.$D39];&quot;, &quot;;[$'bg2 creature'.$E39];&quot;, &quot;;[$'bg2 creature'.$F39];&quot;, &quot;;[$'bg2 creature'.$G39];&quot;, &quot;;[$'bg2 creature'.$H39];&quot;, &quot;;[$'bg2 creature'.$I39];&quot; =&gt; &quot;;[$'bg2 creature'.$A39];&quot; // &quot;;[$'bg2 creature'.$J39])" office:value-type="string" office:string-value="  plysala, null, 218, null, null, null, null, null, null =&gt; plysala // IDS sync" calcext:value-type="string">
            <text:p><text:s text:c="2"/>plysala, null, 218, null, null, null, null, null, null =&gt; plysala // IDS sync</text:p>
          </table:table-cell>
        </table:table-row>
        <table:table-row table:style-name="ro3">
          <table:table-cell table:formula="of:=CONCATENATE(&quot;  &quot;;[$'bg2 creature'.$A40];&quot;, &quot;;[$'bg2 creature'.$B40];&quot;, &quot;;[$'bg2 creature'.$C40];&quot;, &quot;;[$'bg2 creature'.$D40];&quot;, &quot;;[$'bg2 creature'.$E40];&quot;, &quot;;[$'bg2 creature'.$F40];&quot;, &quot;;[$'bg2 creature'.$G40];&quot;, &quot;;[$'bg2 creature'.$H40];&quot;, &quot;;[$'bg2 creature'.$I40];&quot; =&gt; &quot;;[$'bg2 creature'.$A40];&quot; // &quot;;[$'bg2 creature'.$J40])" office:value-type="string" office:string-value="  salgrfir, null, 218, null, null, null, null, null, null =&gt; salgrfir // IDS sync" calcext:value-type="string">
            <text:p><text:s text:c="2"/>salgrfir, null, 218, null, null, null, null, null, null =&gt; salgrfir // IDS sync</text:p>
          </table:table-cell>
        </table:table-row>
        <table:table-row table:style-name="ro3">
          <table:table-cell table:formula="of:=CONCATENATE(&quot;  &quot;;[$'bg2 creature'.$A41];&quot;, &quot;;[$'bg2 creature'.$B41];&quot;, &quot;;[$'bg2 creature'.$C41];&quot;, &quot;;[$'bg2 creature'.$D41];&quot;, &quot;;[$'bg2 creature'.$E41];&quot;, &quot;;[$'bg2 creature'.$F41];&quot;, &quot;;[$'bg2 creature'.$G41];&quot;, &quot;;[$'bg2 creature'.$H41];&quot;, &quot;;[$'bg2 creature'.$I41];&quot; =&gt; &quot;;[$'bg2 creature'.$A41];&quot; // &quot;;[$'bg2 creature'.$J41])" office:value-type="string" office:string-value="  salgrice, null, 216, null, null, null, null, null, null =&gt; salgrice // IDS sync" calcext:value-type="string">
            <text:p><text:s text:c="2"/>salgrice, null, 216, null, null, null, null, null, null =&gt; salgrice // IDS sync</text:p>
          </table:table-cell>
        </table:table-row>
        <table:table-row table:style-name="ro3">
          <table:table-cell table:formula="of:=CONCATENATE(&quot;  &quot;;[$'bg2 creature'.$A42];&quot;, &quot;;[$'bg2 creature'.$B42];&quot;, &quot;;[$'bg2 creature'.$C42];&quot;, &quot;;[$'bg2 creature'.$D42];&quot;, &quot;;[$'bg2 creature'.$E42];&quot;, &quot;;[$'bg2 creature'.$F42];&quot;, &quot;;[$'bg2 creature'.$G42];&quot;, &quot;;[$'bg2 creature'.$H42];&quot;, &quot;;[$'bg2 creature'.$I42];&quot; =&gt; &quot;;[$'bg2 creature'.$A42];&quot; // &quot;;[$'bg2 creature'.$J42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3];&quot;, &quot;;[$'bg2 creature'.$B43];&quot;, &quot;;[$'bg2 creature'.$C43];&quot;, &quot;;[$'bg2 creature'.$D43];&quot;, &quot;;[$'bg2 creature'.$E43];&quot;, &quot;;[$'bg2 creature'.$F43];&quot;, &quot;;[$'bg2 creature'.$G43];&quot;, &quot;;[$'bg2 creature'.$H43];&quot;, &quot;;[$'bg2 creature'.$I43];&quot; =&gt; &quot;;[$'bg2 creature'.$A43];&quot; // &quot;;[$'bg2 creature'.$J43])" office:value-type="string" office:string-value="  sarprovf, 125, 163, 4, null, null, null, null, null =&gt; sarprovf // saradush courtesans are vampires" calcext:value-type="string">
            <text:p><text:s text:c="2"/>sarprovf, 125, 163, 4, null, null, null, null, null =&gt; sarprovf // saradush courtesans are vampires</text:p>
          </table:table-cell>
        </table:table-row>
        <table:table-row table:style-name="ro3">
          <table:table-cell table:formula="of:=CONCATENATE(&quot;  &quot;;[$'bg2 creature'.$A44];&quot;, &quot;;[$'bg2 creature'.$B44];&quot;, &quot;;[$'bg2 creature'.$C44];&quot;, &quot;;[$'bg2 creature'.$D44];&quot;, &quot;;[$'bg2 creature'.$E44];&quot;, &quot;;[$'bg2 creature'.$F44];&quot;, &quot;;[$'bg2 creature'.$G44];&quot;, &quot;;[$'bg2 creature'.$H44];&quot;, &quot;;[$'bg2 creature'.$I44];&quot; =&gt; &quot;;[$'bg2 creature'.$A44];&quot; // &quot;;[$'bg2 creature'.$J44])" office:value-type="string" office:string-value="  sarprovm, 125, 163, 4, null, null, null, null, null =&gt; sarprovm // saradush courtesans are vampires" calcext:value-type="string">
            <text:p><text:s text:c="2"/>sarprovm, 125, 163, 4, null, null, null, null, null =&gt; sarprovm // saradush courtesans are vampires</text:p>
          </table:table-cell>
        </table:table-row>
        <table:table-row table:style-name="ro3">
          <table:table-cell table:formula="of:=CONCATENATE(&quot;  &quot;;[$'bg2 creature'.$A45];&quot;, &quot;;[$'bg2 creature'.$B45];&quot;, &quot;;[$'bg2 creature'.$C45];&quot;, &quot;;[$'bg2 creature'.$D45];&quot;, &quot;;[$'bg2 creature'.$E45];&quot;, &quot;;[$'bg2 creature'.$F45];&quot;, &quot;;[$'bg2 creature'.$G45];&quot;, &quot;;[$'bg2 creature'.$H45];&quot;, &quot;;[$'bg2 creature'.$I45];&quot; =&gt; &quot;;[$'bg2 creature'.$A45];&quot; // &quot;;[$'bg2 creature'.$J45])" office:value-type="string" office:string-value="  shadra01, null, 191, null, null, null, null, null, null =&gt; shadra01 // change Thaxll'ssillyia’s class from cleric to shadow_dragon for casting" calcext:value-type="string">
            <text:p><text:s text:c="2"/>shadra01, null, 191, null, null, null, null, null, null =&gt; shadra01 // change Thaxll'ssillyia’s class from cleric to shadow_dragon for casting</text:p>
          </table:table-cell>
        </table:table-row>
        <table:table-row table:style-name="ro3">
          <table:table-cell table:formula="of:=CONCATENATE(&quot;  &quot;;[$'bg2 creature'.$A46];&quot;, &quot;;[$'bg2 creature'.$B46];&quot;, &quot;;[$'bg2 creature'.$C46];&quot;, &quot;;[$'bg2 creature'.$D46];&quot;, &quot;;[$'bg2 creature'.$E46];&quot;, &quot;;[$'bg2 creature'.$F46];&quot;, &quot;;[$'bg2 creature'.$G46];&quot;, &quot;;[$'bg2 creature'.$H46];&quot;, &quot;;[$'bg2 creature'.$I46];&quot; =&gt; &quot;;[$'bg2 creature'.$A46];&quot; // &quot;;[$'bg2 creature'.$J46])" office:value-type="string" office:string-value="  smound01, 176, 255, null, null, 0, null, null, null =&gt; smound01 // tbd, cam: shambling mound consistency" calcext:value-type="string">
            <text:p><text:s text:c="2"/>smound01, 176, 255, null, null, 0, null, null, null =&gt; smound01 // tbd, cam: shambling mound consistency</text:p>
          </table:table-cell>
        </table:table-row>
        <table:table-row table:style-name="ro3">
          <table:table-cell table:formula="of:=CONCATENATE(&quot;  &quot;;[$'bg2 creature'.$A47];&quot;, &quot;;[$'bg2 creature'.$B47];&quot;, &quot;;[$'bg2 creature'.$C47];&quot;, &quot;;[$'bg2 creature'.$D47];&quot;, &quot;;[$'bg2 creature'.$E47];&quot;, &quot;;[$'bg2 creature'.$F47];&quot;, &quot;;[$'bg2 creature'.$G47];&quot;, &quot;;[$'bg2 creature'.$H47];&quot;, &quot;;[$'bg2 creature'.$I47];&quot; =&gt; &quot;;[$'bg2 creature'.$A47];&quot; // &quot;;[$'bg2 creature'.$J47])" office:value-type="string" office:string-value="  smoundsu, 176, 255, null, null, null, null, null, null =&gt; smoundsu // tbd, cam: shambling mound consistency" calcext:value-type="string">
            <text:p><text:s text:c="2"/>smoundsu, 176, 255, null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2 creature'.$A48];&quot;, &quot;;[$'bg2 creature'.$B48];&quot;, &quot;;[$'bg2 creature'.$C48];&quot;, &quot;;[$'bg2 creature'.$D48];&quot;, &quot;;[$'bg2 creature'.$E48];&quot;, &quot;;[$'bg2 creature'.$F48];&quot;, &quot;;[$'bg2 creature'.$G48];&quot;, &quot;;[$'bg2 creature'.$H48];&quot;, &quot;;[$'bg2 creature'.$I48];&quot; =&gt; &quot;;[$'bg2 creature'.$A48];&quot; // &quot;;[$'bg2 creature'.$J48])" office:value-type="string" office:string-value="  telicesa, null, 216, null, null, null, null, null, null =&gt; telicesa // IDS sync" calcext:value-type="string">
            <text:p><text:s text:c="2"/>telicesa, null, 216, null, null, null, null, null, null =&gt; telicesa // IDS sync</text:p>
          </table:table-cell>
        </table:table-row>
        <table:table-row table:style-name="ro3">
          <table:table-cell table:formula="of:=CONCATENATE(&quot;  &quot;;[$'bg2 creature'.$A49];&quot;, &quot;;[$'bg2 creature'.$B49];&quot;, &quot;;[$'bg2 creature'.$C49];&quot;, &quot;;[$'bg2 creature'.$D49];&quot;, &quot;;[$'bg2 creature'.$E49];&quot;, &quot;;[$'bg2 creature'.$F49];&quot;, &quot;;[$'bg2 creature'.$G49];&quot;, &quot;;[$'bg2 creature'.$H49];&quot;, &quot;;[$'bg2 creature'.$I49];&quot; =&gt; &quot;;[$'bg2 creature'.$A49];&quot; // &quot;;[$'bg2 creature'.$J49])" office:value-type="string" office:string-value="  udsvdead, 163, null, null, null, null, null, null, null =&gt; udsvdead // IDS sync" calcext:value-type="string">
            <text:p><text:s text:c="2"/>udsvdead, 163, null, null, null, null, null, null, null =&gt; udsvdead // IDS sync</text:p>
          </table:table-cell>
        </table:table-row>
        <table:table-row table:style-name="ro3">
          <table:table-cell table:formula="of:=CONCATENATE(&quot;  &quot;;[$'bg2 creature'.$A50];&quot;, &quot;;[$'bg2 creature'.$B50];&quot;, &quot;;[$'bg2 creature'.$C50];&quot;, &quot;;[$'bg2 creature'.$D50];&quot;, &quot;;[$'bg2 creature'.$E50];&quot;, &quot;;[$'bg2 creature'.$F50];&quot;, &quot;;[$'bg2 creature'.$G50];&quot;, &quot;;[$'bg2 creature'.$H50];&quot;, &quot;;[$'bg2 creature'.$I50];&quot; =&gt; &quot;;[$'bg2 creature'.$A50];&quot; // &quot;;[$'bg2 creature'.$J50])" office:value-type="string" office:string-value="  udsvir01, 163, null, null, null, null, null, null, null =&gt; udsvir01 // IDS sync" calcext:value-type="string">
            <text:p><text:s text:c="2"/>udsvir01, 163, null, null, null, null, null, null, null =&gt; udsvir01 // IDS sync</text:p>
          </table:table-cell>
        </table:table-row>
        <table:table-row table:style-name="ro3">
          <table:table-cell table:formula="of:=CONCATENATE(&quot;  &quot;;[$'bg2 creature'.$A51];&quot;, &quot;;[$'bg2 creature'.$B51];&quot;, &quot;;[$'bg2 creature'.$C51];&quot;, &quot;;[$'bg2 creature'.$D51];&quot;, &quot;;[$'bg2 creature'.$E51];&quot;, &quot;;[$'bg2 creature'.$F51];&quot;, &quot;;[$'bg2 creature'.$G51];&quot;, &quot;;[$'bg2 creature'.$H51];&quot;, &quot;;[$'bg2 creature'.$I51];&quot; =&gt; &quot;;[$'bg2 creature'.$A51];&quot; // &quot;;[$'bg2 creature'.$J51])" office:value-type="string" office:string-value="  udsvir02, 163, null, null, null, null, null, null, null =&gt; udsvir02 // IDS sync" calcext:value-type="string">
            <text:p><text:s text:c="2"/>udsvir02, 163, null, null, null, null, null, null, null =&gt; udsvir02 // IDS sync</text:p>
          </table:table-cell>
        </table:table-row>
        <table:table-row table:style-name="ro3">
          <table:table-cell table:formula="of:=CONCATENATE(&quot;  &quot;;[$'bg2 creature'.$A52];&quot;, &quot;;[$'bg2 creature'.$B52];&quot;, &quot;;[$'bg2 creature'.$C52];&quot;, &quot;;[$'bg2 creature'.$D52];&quot;, &quot;;[$'bg2 creature'.$E52];&quot;, &quot;;[$'bg2 creature'.$F52];&quot;, &quot;;[$'bg2 creature'.$G52];&quot;, &quot;;[$'bg2 creature'.$H52];&quot;, &quot;;[$'bg2 creature'.$I52];&quot; =&gt; &quot;;[$'bg2 creature'.$A52];&quot; // &quot;;[$'bg2 creature'.$J52])" office:value-type="string" office:string-value="  udsvir03, 163, null, null, null, null, null, null, null =&gt; udsvir03 // IDS sync" calcext:value-type="string">
            <text:p><text:s text:c="2"/>udsvir03, 163, null, null, null, null, null, null, null =&gt; udsvir03 // IDS sync</text:p>
          </table:table-cell>
        </table:table-row>
        <table:table-row table:style-name="ro3">
          <table:table-cell table:formula="of:=CONCATENATE(&quot;  &quot;;[$'bg2 creature'.$A53];&quot;, &quot;;[$'bg2 creature'.$B53];&quot;, &quot;;[$'bg2 creature'.$C53];&quot;, &quot;;[$'bg2 creature'.$D53];&quot;, &quot;;[$'bg2 creature'.$E53];&quot;, &quot;;[$'bg2 creature'.$F53];&quot;, &quot;;[$'bg2 creature'.$G53];&quot;, &quot;;[$'bg2 creature'.$H53];&quot;, &quot;;[$'bg2 creature'.$I53];&quot; =&gt; &quot;;[$'bg2 creature'.$A53];&quot; // &quot;;[$'bg2 creature'.$J53])" office:value-type="string" office:string-value="  udsvir04, 163, null, null, null, null, null, null, null =&gt; udsvir04 // IDS sync" calcext:value-type="string">
            <text:p><text:s text:c="2"/>udsvir04, 163, null, null, null, null, null, null, null =&gt; udsvir04 // IDS sync</text:p>
          </table:table-cell>
        </table:table-row>
        <table:table-row table:style-name="ro3">
          <table:table-cell table:formula="of:=CONCATENATE(&quot;  &quot;;[$'bg2 creature'.$A54];&quot;, &quot;;[$'bg2 creature'.$B54];&quot;, &quot;;[$'bg2 creature'.$C54];&quot;, &quot;;[$'bg2 creature'.$D54];&quot;, &quot;;[$'bg2 creature'.$E54];&quot;, &quot;;[$'bg2 creature'.$F54];&quot;, &quot;;[$'bg2 creature'.$G54];&quot;, &quot;;[$'bg2 creature'.$H54];&quot;, &quot;;[$'bg2 creature'.$I54];&quot; =&gt; &quot;;[$'bg2 creature'.$A54];&quot; // &quot;;[$'bg2 creature'.$J54])" office:value-type="string" office:string-value="  udsvir05, 163, null, null, null, null, null, null, null =&gt; udsvir05 // IDS sync" calcext:value-type="string">
            <text:p><text:s text:c="2"/>udsvir05, 163, null, null, null, null, null, null, null =&gt; udsvir05 // IDS sync</text:p>
          </table:table-cell>
        </table:table-row>
        <table:table-row table:style-name="ro3">
          <table:table-cell table:formula="of:=CONCATENATE(&quot;  &quot;;[$'bg2 creature'.$A55];&quot;, &quot;;[$'bg2 creature'.$B55];&quot;, &quot;;[$'bg2 creature'.$C55];&quot;, &quot;;[$'bg2 creature'.$D55];&quot;, &quot;;[$'bg2 creature'.$E55];&quot;, &quot;;[$'bg2 creature'.$F55];&quot;, &quot;;[$'bg2 creature'.$G55];&quot;, &quot;;[$'bg2 creature'.$H55];&quot;, &quot;;[$'bg2 creature'.$I55];&quot; =&gt; &quot;;[$'bg2 creature'.$A55];&quot; // &quot;;[$'bg2 creature'.$J55])" office:value-type="string" office:string-value="  udsvir06, 163, null, null, null, null, null, null, null =&gt; udsvir06 // IDS sync" calcext:value-type="string">
            <text:p><text:s text:c="2"/>udsvir06, 163, null, null, null, null, null, null, null =&gt; udsvir06 // IDS sync</text:p>
          </table:table-cell>
        </table:table-row>
        <table:table-row table:style-name="ro3">
          <table:table-cell table:formula="of:=CONCATENATE(&quot;  &quot;;[$'bg2 creature'.$A56];&quot;, &quot;;[$'bg2 creature'.$B56];&quot;, &quot;;[$'bg2 creature'.$C56];&quot;, &quot;;[$'bg2 creature'.$D56];&quot;, &quot;;[$'bg2 creature'.$E56];&quot;, &quot;;[$'bg2 creature'.$F56];&quot;, &quot;;[$'bg2 creature'.$G56];&quot;, &quot;;[$'bg2 creature'.$H56];&quot;, &quot;;[$'bg2 creature'.$I56];&quot; =&gt; &quot;;[$'bg2 creature'.$A56];&quot; // &quot;;[$'bg2 creature'.$J56])" office:value-type="string" office:string-value="  udsvir07, 163, null, null, null, null, null, null, null =&gt; udsvir07 // IDS sync" calcext:value-type="string">
            <text:p><text:s text:c="2"/>udsvir07, 163, null, null, null, null, null, null, null =&gt; udsvir07 // IDS sync</text:p>
          </table:table-cell>
        </table:table-row>
        <table:table-row table:style-name="ro3">
          <table:table-cell table:formula="of:=CONCATENATE(&quot;  &quot;;[$'bg2 creature'.$A57];&quot;, &quot;;[$'bg2 creature'.$B57];&quot;, &quot;;[$'bg2 creature'.$C57];&quot;, &quot;;[$'bg2 creature'.$D57];&quot;, &quot;;[$'bg2 creature'.$E57];&quot;, &quot;;[$'bg2 creature'.$F57];&quot;, &quot;;[$'bg2 creature'.$G57];&quot;, &quot;;[$'bg2 creature'.$H57];&quot;, &quot;;[$'bg2 creature'.$I57];&quot; =&gt; &quot;;[$'bg2 creature'.$A57];&quot; // &quot;;[$'bg2 creature'.$J57])" office:value-type="string" office:string-value="  udsvir08, 163, null, null, null, null, null, null, null =&gt; udsvir08 // IDS sync" calcext:value-type="string">
            <text:p><text:s text:c="2"/>udsvir08, 163, null, null, null, null, null, null, null =&gt; udsvir08 // IDS sync</text:p>
          </table:table-cell>
        </table:table-row>
        <table:table-row table:style-name="ro3">
          <table:table-cell table:formula="of:=CONCATENATE(&quot;  &quot;;[$'bg2 creature'.$A58];&quot;, &quot;;[$'bg2 creature'.$B58];&quot;, &quot;;[$'bg2 creature'.$C58];&quot;, &quot;;[$'bg2 creature'.$D58];&quot;, &quot;;[$'bg2 creature'.$E58];&quot;, &quot;;[$'bg2 creature'.$F58];&quot;, &quot;;[$'bg2 creature'.$G58];&quot;, &quot;;[$'bg2 creature'.$H58];&quot;, &quot;;[$'bg2 creature'.$I58];&quot; =&gt; &quot;;[$'bg2 creature'.$A58];&quot; // &quot;;[$'bg2 creature'.$J58])" office:value-type="string" office:string-value="  wrmons01, null, 218, null, null, null, null, null, null =&gt; wrmons01 // IDS sync" calcext:value-type="string">
            <text:p><text:s text:c="2"/>wrmons01, null, 218, null, null, null, null, null, null =&gt; wrmons01 // IDS sync</text:p>
          </table:table-cell>
        </table:table-row>
      </table:table>
      <table:table table:name="bg2 item" table:style-name="ta1">
        <table:table-column table:style-name="co14" table:default-cell-style-name="ce24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5" table:default-cell-style-name="ce28"/>
        <table:table-column table:style-name="co18" table:default-cell-style-name="ce28"/>
        <table:table-column table:style-name="co19" table:default-cell-style-name="ce28"/>
        <table:table-column table:style-name="co5" table:default-cell-style-name="ce28"/>
        <table:table-column table:style-name="co2" table:default-cell-style-name="ce28"/>
        <table:table-column table:style-name="co20" table:default-cell-style-name="ce28"/>
        <table:table-column table:style-name="co21" table:default-cell-style-name="ce28"/>
        <table:table-column table:style-name="co8" table:default-cell-style-name="ce28"/>
        <table:table-column table:style-name="co31" table:default-cell-style-name="ce28"/>
        <table:table-column table:style-name="co23" table:default-cell-style-name="ce24"/>
        <table:table-column table:style-name="co12" table:number-columns-repeated="1010" table:default-cell-style-name="ce24"/>
        <table:table-row table:style-name="ro3">
          <table:table-cell table:style-name="ce22" office:value-type="string" calcext:value-type="string">
            <text:p>file</text:p>
          </table:table-cell>
          <table:table-cell table:style-name="ce25" office:value-type="string" calcext:value-type="string">
            <text:p>timing</text:p>
          </table:table-cell>
          <table:table-cell table:style-name="ce25" office:value-type="string" calcext:value-type="string">
            <text:p>magical</text:p>
          </table:table-cell>
          <table:table-cell table:style-name="ce25" office:value-type="string" calcext:value-type="string">
            <text:p>power</text:p>
          </table:table-cell>
          <table:table-cell table:style-name="ce25" office:value-type="string" calcext:value-type="string">
            <text:p>speed</text:p>
          </table:table-cell>
          <table:table-cell table:style-name="ce25" office:value-type="string" calcext:value-type="string">
            <text:p>weight</text:p>
          </table:table-cell>
          <table:table-cell table:style-name="ce25" office:value-type="string" calcext:value-type="string">
            <text:p>thac0</text:p>
          </table:table-cell>
          <table:table-cell table:style-name="ce25" office:value-type="string" calcext:value-type="string">
            <text:p>lor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prof</text:p>
          </table:table-cell>
          <table:table-cell table:style-name="ce25" office:value-type="string" calcext:value-type="string">
            <text:p>enchantment</text:p>
          </table:table-cell>
          <table:table-cell table:style-name="ce25" office:value-type="string" calcext:value-type="string">
            <text:p>dispellable</text:p>
          </table:table-cell>
          <table:table-cell table:style-name="ce25" office:value-type="string" calcext:value-type="string">
            <text:p>range</text:p>
          </table:table-cell>
          <table:table-cell table:style-name="ce22" office:value-type="string" calcext:value-type="string">
            <text:p>notes</text:p>
          </table:table-cell>
          <table:table-cell table:style-name="ce29" table:number-columns-repeated="1010"/>
        </table:table-row>
        <table:table-row table:style-name="ro3">
          <table:table-cell table:style-name="ce23" office:value-type="string" calcext:value-type="string">
            <text:p>aegis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3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aegis2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3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blun22</text:p>
          </table:table-cell>
          <table:table-cell table:number-columns-repeated="3" table:style-name="ce26" office:value-type="string" calcext:value-type="string">
            <text:p>null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26" office:value-type="string" calcext:value-type="string">
            <text:p>null</text:p>
          </table:table-cell>
          <table:table-cell table:style-name="ce23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blun23</text:p>
          </table:table-cell>
          <table:table-cell table:number-columns-repeated="3" table:style-name="ce26" office:value-type="string" calcext:value-type="string">
            <text:p>null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8" table:style-name="ce26" office:value-type="string" calcext:value-type="string">
            <text:p>null</text:p>
          </table:table-cell>
          <table:table-cell table:style-name="ce23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blun24</text:p>
          </table:table-cell>
          <table:table-cell table:number-columns-repeated="3" table:style-name="ce26" office:value-type="string" calcext:value-type="string">
            <text:p>null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8" table:style-name="ce26" office:value-type="string" calcext:value-type="string">
            <text:p>null</text:p>
          </table:table-cell>
          <table:table-cell table:style-name="ce23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blun26</text:p>
          </table:table-cell>
          <table:table-cell table:number-columns-repeated="3" table:style-name="ce26" office:value-type="string" calcext:value-type="string">
            <text:p>null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26" office:value-type="string" calcext:value-type="string">
            <text:p>null</text:p>
          </table:table-cell>
          <table:table-cell table:style-name="ce23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blun27</text:p>
          </table:table-cell>
          <table:table-cell table:number-columns-repeated="3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8" table:style-name="ce26" office:value-type="string" calcext:value-type="string">
            <text:p>null</text:p>
          </table:table-cell>
          <table:table-cell table:style-name="ce23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critical</text:p>
          </table:table-cell>
          <table:table-cell table:number-columns-repeated="11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style-name="ce1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lemchan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1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lemcryo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1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lemhydr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1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lemimix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1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lemogre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lemsunn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lemyanc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lemzaam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neblade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fblade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fireseed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gberry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ghoult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harm</text:p>
          </table:table-cell>
          <table:table-cell table:number-columns-repeated="11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melfmet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serious</text:p>
          </table:table-cell>
          <table:table-cell table:number-columns-repeated="11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slaylive</text:p>
          </table:table-cell>
          <table:table-cell table:number-columns-repeated="11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 table:number-rows-repeated="37">
          <table:table-cell table:style-name="ce23"/>
          <table:table-cell table:style-name="ce26" table:number-columns-repeated="12"/>
          <table:table-cell table:style-name="ce23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23"/>
          <table:table-cell table:style-name="ce26" table:number-columns-repeated="12"/>
          <table:table-cell table:style-name="ce23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O1:'bg2 item'.AMJ1048576 'bg2 item'.A1:'bg2 item'.N8 'bg2 item'.A9:'bg2 item'.M13 'bg2 item'.A14:'bg2 item'.N1048576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table:table-column table:style-name="co24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, &quot;;[$'bg2 item'.$M1];&quot; =&gt; &quot;;[$'bg2 item'.$A1];&quot; // &quot;;[$'bg2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, &quot;;[$'bg2 item'.$M2];&quot; =&gt; &quot;;[$'bg2 item'.$A2];&quot; // &quot;;[$'bg2 item'.$N2])" office:value-type="string" office:string-value="  aegis, null, null, null, null, null, null, null, null, null, 3, null, null =&gt; aegis // tbd, cam: aegis fang has wrong enchantment level" calcext:value-type="string">
            <text:p><text:s text:c="2"/>aegis, null, null, null, null, null, null, null, null, null, 3, null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, &quot;;[$'bg2 item'.$M3];&quot; =&gt; &quot;;[$'bg2 item'.$A3];&quot; // &quot;;[$'bg2 item'.$N3])" office:value-type="string" office:string-value="  aegis2, null, null, null, null, null, null, null, null, null, 3, null, null =&gt; aegis2 // tbd, cam: aegis fang has wrong enchantment level" calcext:value-type="string">
            <text:p><text:s text:c="2"/>aegis2, null, null, null, null, null, null, null, null, null, 3, null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, &quot;;[$'bg2 item'.$M4];&quot; =&gt; &quot;;[$'bg2 item'.$A4];&quot; // &quot;;[$'bg2 item'.$N4])" office:value-type="string" office:string-value="  blun22, null, null, null, 1, null, null, null, null, null, null, null, null =&gt; blun22 // speed factor not accounting for enchantment" calcext:value-type="string">
            <text:p><text:s text:c="2"/>blun22, null, null, null, 1, null, null, null, null, null, null, null, null =&gt; blun22 // speed factor not accounting for enchantment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, &quot;;[$'bg2 item'.$M5];&quot; =&gt; &quot;;[$'bg2 item'.$A5];&quot; // &quot;;[$'bg2 item'.$N5])" office:value-type="string" office:string-value="  blun23, null, null, null, 2, null, null, null, null, null, null, null, null =&gt; blun23 // speed factor not accounting for enchantment" calcext:value-type="string">
            <text:p><text:s text:c="2"/>blun23, null, null, null, 2, null, null, null, null, null, null, null, null =&gt; blun23 // speed factor not accounting for enchantment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, &quot;;[$'bg2 item'.$M6];&quot; =&gt; &quot;;[$'bg2 item'.$A6];&quot; // &quot;;[$'bg2 item'.$N6])" office:value-type="string" office:string-value="  blun24, null, null, null, 2, null, null, null, null, null, null, null, null =&gt; blun24 // speed factor not accounting for enchantment" calcext:value-type="string">
            <text:p><text:s text:c="2"/>blun24, null, null, null, 2, null, null, null, null, null, null, null, null =&gt; blun24 // speed factor not accounting for enchantment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, &quot;;[$'bg2 item'.$M7];&quot; =&gt; &quot;;[$'bg2 item'.$A7];&quot; // &quot;;[$'bg2 item'.$N7])" office:value-type="string" office:string-value="  blun26, null, null, null, 1, null, null, null, null, null, null, null, null =&gt; blun26 // speed factor not accounting for enchantment" calcext:value-type="string">
            <text:p><text:s text:c="2"/>blun26, null, null, null, 1, null, null, null, null, null, null, null, null =&gt; blun26 // speed factor not accounting for enchantment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, &quot;;[$'bg2 item'.$M8];&quot; =&gt; &quot;;[$'bg2 item'.$A8];&quot; // &quot;;[$'bg2 item'.$N8])" office:value-type="string" office:string-value="  blun27, null, null, null, 0, null, null, null, null, null, null, null, null =&gt; blun27 // speed factor not accounting for enchantment" calcext:value-type="string">
            <text:p><text:s text:c="2"/>blun27, null, null, null, 0, null, null, null, null, null, null, null, null =&gt; blun27 // speed factor not accounting for enchantment</text:p>
          </table:table-cell>
        </table:table-row>
        <table:table-row table:style-name="ro3">
          <table:table-cell table:formula="of:=CONCATENATE(;&quot;  &quot;;[$'bg2 item'.$A9];&quot;, &quot;;[$'bg2 item'.$B9];&quot;, &quot;;[$'bg2 item'.$C9];&quot;, &quot;;[$'bg2 item'.$D9];&quot;, &quot;;[$'bg2 item'.$E9];&quot;, &quot;;[$'bg2 item'.$F9];&quot;, &quot;;[$'bg2 item'.$G9];&quot;, &quot;;[$'bg2 item'.$H9];&quot;, &quot;;[$'bg2 item'.$I9];&quot;, &quot;;[$'bg2 item'.$J9];&quot;, &quot;;[$'bg2 item'.$K9];&quot;, &quot;;[$'bg2 item'.$L9];&quot;, &quot;;[$'bg2 item'.$M9];&quot; =&gt; &quot;;[$'bg2 item'.$A9];&quot; // &quot;;[$'bg2 item'.$N9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0];&quot;, &quot;;[$'bg2 item'.$B10];&quot;, &quot;;[$'bg2 item'.$C10];&quot;, &quot;;[$'bg2 item'.$D10];&quot;, &quot;;[$'bg2 item'.$E10];&quot;, &quot;;[$'bg2 item'.$F10];&quot;, &quot;;[$'bg2 item'.$G10];&quot;, &quot;;[$'bg2 item'.$H10];&quot;, &quot;;[$'bg2 item'.$I10];&quot;, &quot;;[$'bg2 item'.$J10];&quot;, &quot;;[$'bg2 item'.$K10];&quot;, &quot;;[$'bg2 item'.$L10];&quot;, &quot;;[$'bg2 item'.$M10];&quot; =&gt; &quot;;[$'bg2 item'.$A10];&quot; // &quot;;[$'bg2 item'.$N10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bg2 item'.$A11];&quot;, &quot;;[$'bg2 item'.$B11];&quot;, &quot;;[$'bg2 item'.$C11];&quot;, &quot;;[$'bg2 item'.$D11];&quot;, &quot;;[$'bg2 item'.$E11];&quot;, &quot;;[$'bg2 item'.$F11];&quot;, &quot;;[$'bg2 item'.$G11];&quot;, &quot;;[$'bg2 item'.$H11];&quot;, &quot;;[$'bg2 item'.$I11];&quot;, &quot;;[$'bg2 item'.$J11];&quot;, &quot;;[$'bg2 item'.$K11];&quot;, &quot;;[$'bg2 item'.$L11];&quot;, &quot;;[$'bg2 item'.$M11];&quot; =&gt; &quot;;[$'bg2 item'.$A11];&quot; // &quot;;[$'bg2 item'.$N11])" office:value-type="string" office:string-value="  elemcryo, null, null, null, null, null, null, null, null, null, 4, null, null =&gt; elemcryo // upping enchantment for elemental princes" calcext:value-type="string">
            <text:p><text:s text:c="2"/>elemcryo, null, null, null, null, null, null, null, null, null, 4, null, null =&gt; elemcryo // upping enchantment for elemental princes</text:p>
          </table:table-cell>
        </table:table-row>
        <table:table-row table:style-name="ro3">
          <table:table-cell table:formula="of:=CONCATENATE(;&quot;  &quot;;[$'bg2 item'.$A12];&quot;, &quot;;[$'bg2 item'.$B12];&quot;, &quot;;[$'bg2 item'.$C12];&quot;, &quot;;[$'bg2 item'.$D12];&quot;, &quot;;[$'bg2 item'.$E12];&quot;, &quot;;[$'bg2 item'.$F12];&quot;, &quot;;[$'bg2 item'.$G12];&quot;, &quot;;[$'bg2 item'.$H12];&quot;, &quot;;[$'bg2 item'.$I12];&quot;, &quot;;[$'bg2 item'.$J12];&quot;, &quot;;[$'bg2 item'.$K12];&quot;, &quot;;[$'bg2 item'.$L12];&quot;, &quot;;[$'bg2 item'.$M12];&quot; =&gt; &quot;;[$'bg2 item'.$A12];&quot; // &quot;;[$'bg2 item'.$N12])" office:value-type="string" office:string-value="  elemhydr, null, null, null, null, null, null, null, null, null, 4, null, null =&gt; elemhydr // upping enchantment for elemental princes" calcext:value-type="string">
            <text:p><text:s text:c="2"/>elemhydr, null, null, null, null, null, null, null, null, null, 4, null, null =&gt; elemhydr // upping enchantment for elemental princes</text:p>
          </table:table-cell>
        </table:table-row>
        <table:table-row table:style-name="ro3">
          <table:table-cell table:formula="of:=CONCATENATE(;&quot;  &quot;;[$'bg2 item'.$A13];&quot;, &quot;;[$'bg2 item'.$B13];&quot;, &quot;;[$'bg2 item'.$C13];&quot;, &quot;;[$'bg2 item'.$D13];&quot;, &quot;;[$'bg2 item'.$E13];&quot;, &quot;;[$'bg2 item'.$F13];&quot;, &quot;;[$'bg2 item'.$G13];&quot;, &quot;;[$'bg2 item'.$H13];&quot;, &quot;;[$'bg2 item'.$I13];&quot;, &quot;;[$'bg2 item'.$J13];&quot;, &quot;;[$'bg2 item'.$K13];&quot;, &quot;;[$'bg2 item'.$L13];&quot;, &quot;;[$'bg2 item'.$M13];&quot; =&gt; &quot;;[$'bg2 item'.$A13];&quot; // &quot;;[$'bg2 item'.$N13])" office:value-type="string" office:string-value="  elemimix, null, null, null, null, null, null, null, null, null, 4, null, null =&gt; elemimix // upping enchantment for elemental princes" calcext:value-type="string">
            <text:p><text:s text:c="2"/>elemimix, null, null, null, null, null, null, null, null, null, 4, null, null =&gt; elemimix // upping enchantment for elemental princes</text:p>
          </table:table-cell>
        </table:table-row>
        <table:table-row table:style-name="ro3">
          <table:table-cell table:formula="of:=CONCATENATE(;&quot;  &quot;;[$'bg2 item'.$A14];&quot;, &quot;;[$'bg2 item'.$B14];&quot;, &quot;;[$'bg2 item'.$C14];&quot;, &quot;;[$'bg2 item'.$D14];&quot;, &quot;;[$'bg2 item'.$E14];&quot;, &quot;;[$'bg2 item'.$F14];&quot;, &quot;;[$'bg2 item'.$G14];&quot;, &quot;;[$'bg2 item'.$H14];&quot;, &quot;;[$'bg2 item'.$I14];&quot;, &quot;;[$'bg2 item'.$J14];&quot;, &quot;;[$'bg2 item'.$K14];&quot;, &quot;;[$'bg2 item'.$L14];&quot;, &quot;;[$'bg2 item'.$M14];&quot; =&gt; &quot;;[$'bg2 item'.$A14];&quot; // &quot;;[$'bg2 item'.$N14])" office:value-type="string" office:string-value="  elemogre, null, null, null, null, null, null, null, null, null, 4, null, null =&gt; elemogre // upping enchantment for elemental princes" calcext:value-type="string">
            <text:p><text:s text:c="2"/>elemogre, null, null, null, null, null, null, null, null, null, 4, null, null =&gt; elemogre // upping enchantment for elemental princes</text:p>
          </table:table-cell>
        </table:table-row>
        <table:table-row table:style-name="ro3">
          <table:table-cell table:formula="of:=CONCATENATE(;&quot;  &quot;;[$'bg2 item'.$A15];&quot;, &quot;;[$'bg2 item'.$B15];&quot;, &quot;;[$'bg2 item'.$C15];&quot;, &quot;;[$'bg2 item'.$D15];&quot;, &quot;;[$'bg2 item'.$E15];&quot;, &quot;;[$'bg2 item'.$F15];&quot;, &quot;;[$'bg2 item'.$G15];&quot;, &quot;;[$'bg2 item'.$H15];&quot;, &quot;;[$'bg2 item'.$I15];&quot;, &quot;;[$'bg2 item'.$J15];&quot;, &quot;;[$'bg2 item'.$K15];&quot;, &quot;;[$'bg2 item'.$L15];&quot;, &quot;;[$'bg2 item'.$M15];&quot; =&gt; &quot;;[$'bg2 item'.$A15];&quot; // &quot;;[$'bg2 item'.$N15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bg2 item'.$A16];&quot;, &quot;;[$'bg2 item'.$B16];&quot;, &quot;;[$'bg2 item'.$C16];&quot;, &quot;;[$'bg2 item'.$D16];&quot;, &quot;;[$'bg2 item'.$E16];&quot;, &quot;;[$'bg2 item'.$F16];&quot;, &quot;;[$'bg2 item'.$G16];&quot;, &quot;;[$'bg2 item'.$H16];&quot;, &quot;;[$'bg2 item'.$I16];&quot;, &quot;;[$'bg2 item'.$J16];&quot;, &quot;;[$'bg2 item'.$K16];&quot;, &quot;;[$'bg2 item'.$L16];&quot;, &quot;;[$'bg2 item'.$M16];&quot; =&gt; &quot;;[$'bg2 item'.$A16];&quot; // &quot;;[$'bg2 item'.$N16])" office:value-type="string" office:string-value="  elemyanc, null, null, null, null, null, null, null, null, null, 4, null, null =&gt; elemyanc // upping enchantment for elemental princes" calcext:value-type="string">
            <text:p><text:s text:c="2"/>elemyanc, null, null, null, null, null, null, null, null, null, 4, null, null =&gt; elemyanc // upping enchantment for elemental princes</text:p>
          </table:table-cell>
        </table:table-row>
        <table:table-row table:style-name="ro3">
          <table:table-cell table:formula="of:=CONCATENATE(;&quot;  &quot;;[$'bg2 item'.$A17];&quot;, &quot;;[$'bg2 item'.$B17];&quot;, &quot;;[$'bg2 item'.$C17];&quot;, &quot;;[$'bg2 item'.$D17];&quot;, &quot;;[$'bg2 item'.$E17];&quot;, &quot;;[$'bg2 item'.$F17];&quot;, &quot;;[$'bg2 item'.$G17];&quot;, &quot;;[$'bg2 item'.$H17];&quot;, &quot;;[$'bg2 item'.$I17];&quot;, &quot;;[$'bg2 item'.$J17];&quot;, &quot;;[$'bg2 item'.$K17];&quot;, &quot;;[$'bg2 item'.$L17];&quot;, &quot;;[$'bg2 item'.$M17];&quot; =&gt; &quot;;[$'bg2 item'.$A17];&quot; // &quot;;[$'bg2 item'.$N17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bg2 item'.$A18];&quot;, &quot;;[$'bg2 item'.$B18];&quot;, &quot;;[$'bg2 item'.$C18];&quot;, &quot;;[$'bg2 item'.$D18];&quot;, &quot;;[$'bg2 item'.$E18];&quot;, &quot;;[$'bg2 item'.$F18];&quot;, &quot;;[$'bg2 item'.$G18];&quot;, &quot;;[$'bg2 item'.$H18];&quot;, &quot;;[$'bg2 item'.$I18];&quot;, &quot;;[$'bg2 item'.$J18];&quot;, &quot;;[$'bg2 item'.$K18];&quot;, &quot;;[$'bg2 item'.$L18];&quot;, &quot;;[$'bg2 item'.$M18];&quot; =&gt; &quot;;[$'bg2 item'.$A18];&quot; // &quot;;[$'bg2 item'.$N18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19];&quot;, &quot;;[$'bg2 item'.$B19];&quot;, &quot;;[$'bg2 item'.$C19];&quot;, &quot;;[$'bg2 item'.$D19];&quot;, &quot;;[$'bg2 item'.$E19];&quot;, &quot;;[$'bg2 item'.$F19];&quot;, &quot;;[$'bg2 item'.$G19];&quot;, &quot;;[$'bg2 item'.$H19];&quot;, &quot;;[$'bg2 item'.$I19];&quot;, &quot;;[$'bg2 item'.$J19];&quot;, &quot;;[$'bg2 item'.$K19];&quot;, &quot;;[$'bg2 item'.$L19];&quot;, &quot;;[$'bg2 item'.$M19];&quot; =&gt; &quot;;[$'bg2 item'.$A19];&quot; // &quot;;[$'bg2 item'.$N19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20];&quot;, &quot;;[$'bg2 item'.$B20];&quot;, &quot;;[$'bg2 item'.$C20];&quot;, &quot;;[$'bg2 item'.$D20];&quot;, &quot;;[$'bg2 item'.$E20];&quot;, &quot;;[$'bg2 item'.$F20];&quot;, &quot;;[$'bg2 item'.$G20];&quot;, &quot;;[$'bg2 item'.$H20];&quot;, &quot;;[$'bg2 item'.$I20];&quot;, &quot;;[$'bg2 item'.$J20];&quot;, &quot;;[$'bg2 item'.$K20];&quot;, &quot;;[$'bg2 item'.$L20];&quot;, &quot;;[$'bg2 item'.$M20];&quot; =&gt; &quot;;[$'bg2 item'.$A20];&quot; // &quot;;[$'bg2 item'.$N20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21];&quot;, &quot;;[$'bg2 item'.$B21];&quot;, &quot;;[$'bg2 item'.$C21];&quot;, &quot;;[$'bg2 item'.$D21];&quot;, &quot;;[$'bg2 item'.$E21];&quot;, &quot;;[$'bg2 item'.$F21];&quot;, &quot;;[$'bg2 item'.$G21];&quot;, &quot;;[$'bg2 item'.$H21];&quot;, &quot;;[$'bg2 item'.$I21];&quot;, &quot;;[$'bg2 item'.$J21];&quot;, &quot;;[$'bg2 item'.$K21];&quot;, &quot;;[$'bg2 item'.$L21];&quot;, &quot;;[$'bg2 item'.$M21];&quot; =&gt; &quot;;[$'bg2 item'.$A21];&quot; // &quot;;[$'bg2 item'.$N21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2 item'.$A22];&quot;, &quot;;[$'bg2 item'.$B22];&quot;, &quot;;[$'bg2 item'.$C22];&quot;, &quot;;[$'bg2 item'.$D22];&quot;, &quot;;[$'bg2 item'.$E22];&quot;, &quot;;[$'bg2 item'.$F22];&quot;, &quot;;[$'bg2 item'.$G22];&quot;, &quot;;[$'bg2 item'.$H22];&quot;, &quot;;[$'bg2 item'.$I22];&quot;, &quot;;[$'bg2 item'.$J22];&quot;, &quot;;[$'bg2 item'.$K22];&quot;, &quot;;[$'bg2 item'.$L22];&quot;, &quot;;[$'bg2 item'.$M22];&quot; =&gt; &quot;;[$'bg2 item'.$A22];&quot; // &quot;;[$'bg2 item'.$N22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23];&quot;, &quot;;[$'bg2 item'.$B23];&quot;, &quot;;[$'bg2 item'.$C23];&quot;, &quot;;[$'bg2 item'.$D23];&quot;, &quot;;[$'bg2 item'.$E23];&quot;, &quot;;[$'bg2 item'.$F23];&quot;, &quot;;[$'bg2 item'.$G23];&quot;, &quot;;[$'bg2 item'.$H23];&quot;, &quot;;[$'bg2 item'.$I23];&quot;, &quot;;[$'bg2 item'.$J23];&quot;, &quot;;[$'bg2 item'.$K23];&quot;, &quot;;[$'bg2 item'.$L23];&quot;, &quot;;[$'bg2 item'.$M23];&quot; =&gt; &quot;;[$'bg2 item'.$A23];&quot; // &quot;;[$'bg2 item'.$N23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4];&quot;, &quot;;[$'bg2 item'.$B24];&quot;, &quot;;[$'bg2 item'.$C24];&quot;, &quot;;[$'bg2 item'.$D24];&quot;, &quot;;[$'bg2 item'.$E24];&quot;, &quot;;[$'bg2 item'.$F24];&quot;, &quot;;[$'bg2 item'.$G24];&quot;, &quot;;[$'bg2 item'.$H24];&quot;, &quot;;[$'bg2 item'.$I24];&quot;, &quot;;[$'bg2 item'.$J24];&quot;, &quot;;[$'bg2 item'.$K24];&quot;, &quot;;[$'bg2 item'.$L24];&quot;, &quot;;[$'bg2 item'.$M24];&quot; =&gt; &quot;;[$'bg2 item'.$A24];&quot; // &quot;;[$'bg2 item'.$N24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2 item'.$A25];&quot;, &quot;;[$'bg2 item'.$B25];&quot;, &quot;;[$'bg2 item'.$C25];&quot;, &quot;;[$'bg2 item'.$D25];&quot;, &quot;;[$'bg2 item'.$E25];&quot;, &quot;;[$'bg2 item'.$F25];&quot;, &quot;;[$'bg2 item'.$G25];&quot;, &quot;;[$'bg2 item'.$H25];&quot;, &quot;;[$'bg2 item'.$I25];&quot;, &quot;;[$'bg2 item'.$J25];&quot;, &quot;;[$'bg2 item'.$K25];&quot;, &quot;;[$'bg2 item'.$L25];&quot;, &quot;;[$'bg2 item'.$M25];&quot; =&gt; &quot;;[$'bg2 item'.$A25];&quot; // &quot;;[$'bg2 item'.$N25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6];&quot;, &quot;;[$'bg2 item'.$B26];&quot;, &quot;;[$'bg2 item'.$C26];&quot;, &quot;;[$'bg2 item'.$D26];&quot;, &quot;;[$'bg2 item'.$E26];&quot;, &quot;;[$'bg2 item'.$F26];&quot;, &quot;;[$'bg2 item'.$G26];&quot;, &quot;;[$'bg2 item'.$H26];&quot;, &quot;;[$'bg2 item'.$I26];&quot;, &quot;;[$'bg2 item'.$J26];&quot;, &quot;;[$'bg2 item'.$K26];&quot;, &quot;;[$'bg2 item'.$L26];&quot;, &quot;;[$'bg2 item'.$M26];&quot; =&gt; &quot;;[$'bg2 item'.$A26];&quot; // &quot;;[$'bg2 item'.$N26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 table:number-rows-repeated="573">
          <table:table-cell/>
        </table:table-row>
        <table:table-row table:style-name="ro3">
          <table:table-cell table:style-name="ce52"/>
        </table:table-row>
      </table:table>
      <table:table table:name="bg2 spell" table:style-name="ta1">
        <table:table-column table:style-name="co32" table:default-cell-style-name="ce35"/>
        <table:table-column table:style-name="co17" table:default-cell-style-name="ce62"/>
        <table:table-column table:style-name="co26" table:default-cell-style-name="ce62"/>
        <table:table-column table:style-name="co19" table:default-cell-style-name="ce62"/>
        <table:table-column table:style-name="co27" table:default-cell-style-name="ce62"/>
        <table:table-column table:style-name="co1" table:default-cell-style-name="ce62"/>
        <table:table-column table:style-name="co15" table:default-cell-style-name="ce62"/>
        <table:table-column table:style-name="co19" table:default-cell-style-name="ce62"/>
        <table:table-column table:style-name="co7" table:default-cell-style-name="ce62"/>
        <table:table-column table:style-name="co28" table:default-cell-style-name="ce62"/>
        <table:table-column table:style-name="co14" table:default-cell-style-name="ce62"/>
        <table:table-column table:style-name="co2" table:default-cell-style-name="ce62"/>
        <table:table-column table:style-name="co33" table:default-cell-style-name="ce13"/>
        <table:table-column table:style-name="co12" table:number-columns-repeated="1011" table:default-cell-style-name="ce13"/>
        <table:table-row table:style-name="ro3">
          <table:table-cell table:style-name="ce55" office:value-type="string" calcext:value-type="string">
            <text:p>file</text:p>
          </table:table-cell>
          <table:table-cell table:style-name="ce58" office:value-type="string" calcext:value-type="string">
            <text:p>power</text:p>
          </table:table-cell>
          <table:table-cell table:style-name="ce58" office:value-type="string" calcext:value-type="string">
            <text:p>resist_dispel</text:p>
          </table:table-cell>
          <table:table-cell table:style-name="ce58" office:value-type="string" calcext:value-type="string">
            <text:p>stack</text:p>
          </table:table-cell>
          <table:table-cell table:style-name="ce58" office:value-type="string" calcext:value-type="string">
            <text:p>level</text:p>
          </table:table-cell>
          <table:table-cell table:style-name="ce58" office:value-type="string" calcext:value-type="string">
            <text:p>wild_magic</text:p>
          </table:table-cell>
          <table:table-cell table:style-name="ce58" office:value-type="string" calcext:value-type="string">
            <text:p>speed</text:p>
          </table:table-cell>
          <table:table-cell table:style-name="ce58" office:value-type="string" calcext:value-type="string">
            <text:p>range</text:p>
          </table:table-cell>
          <table:table-cell table:style-name="ce58" office:value-type="string" calcext:value-type="string">
            <text:p>animation</text:p>
          </table:table-cell>
          <table:table-cell table:style-name="ce58" office:value-type="string" calcext:value-type="string">
            <text:p>school</text:p>
          </table:table-cell>
          <table:table-cell table:style-name="ce58" office:value-type="string" calcext:value-type="string">
            <text:p>secondary</text:p>
          </table:table-cell>
          <table:table-cell table:style-name="ce58" office:value-type="string" calcext:value-type="string">
            <text:p>type</text:p>
          </table:table-cell>
          <table:table-cell table:style-name="ce55" office:value-type="string" calcext:value-type="string">
            <text:p>notes</text:p>
          </table:table-cell>
          <table:table-cell table:style-name="ce55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5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10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4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6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4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 sppr5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7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6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5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7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67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1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82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8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2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95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 (spwi117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 spwi2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 spwi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 spwi6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 spwi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table:style-name="ce36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59:'bg2 spell'.A1048576 'bg2 spell'.A2:'bg2 spell'.A57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table:table-column table:style-name="co30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 sppr502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 sppr502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 sppr103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 sppr103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 sppr315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 sppr315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 sppr401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 sppr401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CLERIC_HEAL%~, null, 2, null, null, null, null, 0, null, null, null, null =&gt; ~%CLERIC_HEAL%~ // luke: healing spells should be 0 range, not dispellable (from files/tph/luke/cure_wounds.tph) sppr607" calcext:value-type="string">
            <text:p><text:s text:c="2"/>~%CLERIC_HEAL%~, null, 2, null, null, null, null, 0, null, null, null, null =&gt; ~%CLERIC_HEAL%~ // luke: healing spells should be 0 range, not dispellable (from files/tph/luke/cure_wounds.tph) sppr607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 sppr417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 sppr417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%CLERIC_MASS_CURE%~, null, 2, null, null, null, null, null, null, null, null, null =&gt; ~%CLERIC_MASS_CURE%~ // luke: healing spells should not be dispellable (from files/tph/luke/cure_wounds.tph) sppr514" calcext:value-type="string">
            <text:p><text:s text:c="2"/>~%CLERIC_MASS_CURE%~, null, 2, null, null, null, null, null, null, null, null, null =&gt; ~%CLERIC_MASS_CURE%~ // luke: healing spells should not be dispellable (from files/tph/luke/cure_wounds.tph) sppr514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%CLERIC_RESTORATION%~, null, 2, null, null, null, null, 0, null, null, null, null =&gt; ~%CLERIC_RESTORATION%~ // luke: restoration spells should be 0 range, not dispellable (from files/tph/luke/restoration.tph) sppr713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 sppr713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 sppr608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 sppr608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 sppr511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 sppr511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%EVIL_LAYONHANDS%~, null, 2, null, null, null, null, 0, null, null, null, null =&gt; ~%EVIL_LAYONHANDS%~ // luke: healing spells should be 0 range, not dispellable (from files/tph/luke/cure_wounds.tph) spin773" calcext:value-type="string">
            <text:p><text:s text:c="2"/>~%EVIL_LAYONHANDS%~, null, 2, null, null, null, null, 0, null, null, null, null =&gt; ~%EVIL_LAYONHANDS%~ // luke: healing spells should be 0 range, not dispellable (from files/tph/luke/cure_wounds.tph) spin773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%FINAL_HEAL%~, null, 2, null, null, null, null, 0, null, null, null, null =&gt; ~%FINAL_HEAL%~ // luke: healing spells should be 0 range, not dispellable (from files/tph/luke/cure_wounds.tph) spin711" calcext:value-type="string">
            <text:p><text:s text:c="2"/>~%FINAL_HEAL%~, null, 2, null, null, null, null, 0, null, null, null, null =&gt; ~%FINAL_HEAL%~ // luke: healing spells should be 0 range, not dispellable (from files/tph/luke/cure_wounds.tph) spin711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%HEAL_NO_VISUAL%~, null, 2, null, null, null, null, 0, null, null, null, null =&gt; ~%HEAL_NO_VISUAL%~ // luke: healing spells should be 0 range, not dispellable (from files/tph/luke/cure_wounds.tph) spin679" calcext:value-type="string">
            <text:p><text:s text:c="2"/>~%HEAL_NO_VISUAL%~, null, 2, null, null, null, null, 0, null, null, null, null =&gt; ~%HEAL_NO_VISUAL%~ // luke: healing spells should be 0 range, not dispellable (from files/tph/luke/cure_wounds.tph) spin679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 spin101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 spin101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%MAZZY_LAY%~, null, 2, null, null, null, null, 0, null, null, null, null =&gt; ~%MAZZY_LAY%~ // luke: healing spells should be 0 range, not dispellable (from files/tph/luke/cure_wounds.tph) spin827" calcext:value-type="string">
            <text:p><text:s text:c="2"/>~%MAZZY_LAY%~, null, 2, null, null, null, null, 0, null, null, null, null =&gt; ~%MAZZY_LAY%~ // luke: healing spells should be 0 range, not dispellable (from files/tph/luke/cure_wounds.tph) spin827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%MONK_LAY_ON_HANDS%~, null, 2, null, null, null, null, 0, null, null, null, null =&gt; ~%MONK_LAY_ON_HANDS%~ // luke: healing spells should be 0 range, not dispellable (from files/tph/luke/cure_wounds.tph) spcl815" calcext:value-type="string">
            <text:p><text:s text:c="2"/>~%MONK_LAY_ON_HANDS%~, null, 2, null, null, null, null, 0, null, null, null, null =&gt; ~%MONK_LAY_ON_HANDS%~ // luke: healing spells should be 0 range, not dispellable (from files/tph/luke/cure_wounds.tph) spcl815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%PALADIN_LAY_ON_HANDS%~, null, 2, null, null, null, null, 0, null, null, null, null =&gt; ~%PALADIN_LAY_ON_HANDS%~ // luke: healing spells should be 0 range, not dispellable (from files/tph/luke/cure_wounds.tph) spcl211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 spcl211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 spin958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 spin958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%WIZARD_CHILL_TOUCH%a~, 0, null, null, null, null, null, null, null, null, null, null =&gt; ~%WIZARD_CHILL_TOUCH%a~ // luke: Chill Touch – should not interact with spell protections (spwi117a)" calcext:value-type="string">
            <text:p><text:s text:c="2"/>~%WIZARD_CHILL_TOUCH%a~, 0, null, null, null, null, null, null, null, null, null, null =&gt; ~%WIZARD_CHILL_TOUCH%a~ // luke: Chill Touch – should not interact with spell protections (spwi117a)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%WIZARD_DEAFNESS%~, null, 1, null, null, null, null, null, null, null, null, null =&gt; ~%WIZARD_DEAFNESS%~ // luke: Deafness – should not bypass Magic Resistance spwi223" calcext:value-type="string">
            <text:p><text:s text:c="2"/>~%WIZARD_DEAFNESS%~, null, 1, null, null, null, null, null, null, null, null, null =&gt; ~%WIZARD_DEAFNESS%~ // luke: Deafness – should not bypass Magic Resistance spwi223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%WIZARD_SPHERE_OF_CHAOS%~, null, 1, null, null, null, null, null, null, null, null, null =&gt; ~%WIZARD_SPHERE_OF_CHAOS%~ // luke: Sphere of Chaos – make sure all effects are subjected to Magic Resistance spwi711" calcext:value-type="string">
            <text:p><text:s text:c="2"/>~%WIZARD_SPHERE_OF_CHAOS%~, null, 1, null, null, null, null, null, null, null, null, null =&gt; ~%WIZARD_SPHERE_OF_CHAOS%~ // luke: Sphere of Chaos – make sure all effects are subjected to Magic Resistance spwi711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%WIZARD_STONE_TO_FLESH%~, null, 2, null, null, null, null, null, null, null, null, null =&gt; ~%WIZARD_STONE_TO_FLESH%~ // luke: Stone to Flesh – make sure all effects bypass Magic Resistance spwi625" calcext:value-type="string">
            <text:p><text:s text:c="2"/>~%WIZARD_STONE_TO_FLESH%~, null, 2, null, null, null, null, null, null, null, null, null =&gt; ~%WIZARD_STONE_TO_FLESH%~ // luke: Stone to Flesh – make sure all effects bypass Magic Resistance spwi625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%WIZARD_WRAITH_FORM%~, null, 3, null, null, null, null, null, null, null, null, null =&gt; ~%WIZARD_WRAITH_FORM%~ // luke: Wraithform – make sure all limited effects are dispellable spwi315" calcext:value-type="string">
            <text:p><text:s text:c="2"/>~%WIZARD_WRAITH_FORM%~, null, 3, null, null, null, null, null, null, null, null, null =&gt; ~%WIZARD_WRAITH_FORM%~ // luke: Wraithform – make sure all limited effects are dispellable spwi315</text:p>
          </table:table-cell>
        </table:table-row>
        <table:table-row table:style-name="ro3">
          <table:table-cell table:formula="of:=CONCATENATE(&quot;  ~&quot;;[$'bg2 spell'.$A25];&quot;~, &quot;;[$'bg2 spell'.$B25];&quot;, &quot;;[$'bg2 spell'.$C25];&quot;, &quot;;[$'bg2 spell'.$D25];&quot;, &quot;;[$'bg2 spell'.$E25];&quot;, &quot;;[$'bg2 spell'.$F25];&quot;, &quot;;[$'bg2 spell'.$G25];&quot;, &quot;;[$'bg2 spell'.$H25];&quot;, &quot;;[$'bg2 spell'.$I25];&quot;, &quot;;[$'bg2 spell'.$J25];&quot;, &quot;;[$'bg2 spell'.$K25];&quot;, &quot;;[$'bg2 spell'.$L25];&quot; =&gt; ~&quot;;[$'bg2 spell'.$A25];&quot;~ // &quot;;[$'bg2 spell'.$M25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6];&quot;~, &quot;;[$'bg2 spell'.$B26];&quot;, &quot;;[$'bg2 spell'.$C26];&quot;, &quot;;[$'bg2 spell'.$D26];&quot;, &quot;;[$'bg2 spell'.$E26];&quot;, &quot;;[$'bg2 spell'.$F26];&quot;, &quot;;[$'bg2 spell'.$G26];&quot;, &quot;;[$'bg2 spell'.$H26];&quot;, &quot;;[$'bg2 spell'.$I26];&quot;, &quot;;[$'bg2 spell'.$J26];&quot;, &quot;;[$'bg2 spell'.$K26];&quot;, &quot;;[$'bg2 spell'.$L26];&quot; =&gt; ~&quot;;[$'bg2 spell'.$A26];&quot;~ // &quot;;[$'bg2 spell'.$M26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27];&quot;~, &quot;;[$'bg2 spell'.$B27];&quot;, &quot;;[$'bg2 spell'.$C27];&quot;, &quot;;[$'bg2 spell'.$D27];&quot;, &quot;;[$'bg2 spell'.$E27];&quot;, &quot;;[$'bg2 spell'.$F27];&quot;, &quot;;[$'bg2 spell'.$G27];&quot;, &quot;;[$'bg2 spell'.$H27];&quot;, &quot;;[$'bg2 spell'.$I27];&quot;, &quot;;[$'bg2 spell'.$J27];&quot;, &quot;;[$'bg2 spell'.$K27];&quot;, &quot;;[$'bg2 spell'.$L27];&quot; =&gt; ~&quot;;[$'bg2 spell'.$A27];&quot;~ // &quot;;[$'bg2 spell'.$M27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8];&quot;~, &quot;;[$'bg2 spell'.$B28];&quot;, &quot;;[$'bg2 spell'.$C28];&quot;, &quot;;[$'bg2 spell'.$D28];&quot;, &quot;;[$'bg2 spell'.$E28];&quot;, &quot;;[$'bg2 spell'.$F28];&quot;, &quot;;[$'bg2 spell'.$G28];&quot;, &quot;;[$'bg2 spell'.$H28];&quot;, &quot;;[$'bg2 spell'.$I28];&quot;, &quot;;[$'bg2 spell'.$J28];&quot;, &quot;;[$'bg2 spell'.$K28];&quot;, &quot;;[$'bg2 spell'.$L28];&quot; =&gt; ~&quot;;[$'bg2 spell'.$A28];&quot;~ // &quot;;[$'bg2 spell'.$M28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9];&quot;~, &quot;;[$'bg2 spell'.$B29];&quot;, &quot;;[$'bg2 spell'.$C29];&quot;, &quot;;[$'bg2 spell'.$D29];&quot;, &quot;;[$'bg2 spell'.$E29];&quot;, &quot;;[$'bg2 spell'.$F29];&quot;, &quot;;[$'bg2 spell'.$G29];&quot;, &quot;;[$'bg2 spell'.$H29];&quot;, &quot;;[$'bg2 spell'.$I29];&quot;, &quot;;[$'bg2 spell'.$J29];&quot;, &quot;;[$'bg2 spell'.$K29];&quot;, &quot;;[$'bg2 spell'.$L29];&quot; =&gt; ~&quot;;[$'bg2 spell'.$A29];&quot;~ // &quot;;[$'bg2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0];&quot;~, &quot;;[$'bg2 spell'.$B30];&quot;, &quot;;[$'bg2 spell'.$C30];&quot;, &quot;;[$'bg2 spell'.$D30];&quot;, &quot;;[$'bg2 spell'.$E30];&quot;, &quot;;[$'bg2 spell'.$F30];&quot;, &quot;;[$'bg2 spell'.$G30];&quot;, &quot;;[$'bg2 spell'.$H30];&quot;, &quot;;[$'bg2 spell'.$I30];&quot;, &quot;;[$'bg2 spell'.$J30];&quot;, &quot;;[$'bg2 spell'.$K30];&quot;, &quot;;[$'bg2 spell'.$L30];&quot; =&gt; ~&quot;;[$'bg2 spell'.$A30];&quot;~ // &quot;;[$'bg2 spell'.$M30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31];&quot;~, &quot;;[$'bg2 spell'.$B31];&quot;, &quot;;[$'bg2 spell'.$C31];&quot;, &quot;;[$'bg2 spell'.$D31];&quot;, &quot;;[$'bg2 spell'.$E31];&quot;, &quot;;[$'bg2 spell'.$F31];&quot;, &quot;;[$'bg2 spell'.$G31];&quot;, &quot;;[$'bg2 spell'.$H31];&quot;, &quot;;[$'bg2 spell'.$I31];&quot;, &quot;;[$'bg2 spell'.$J31];&quot;, &quot;;[$'bg2 spell'.$K31];&quot;, &quot;;[$'bg2 spell'.$L31];&quot; =&gt; ~&quot;;[$'bg2 spell'.$A31];&quot;~ // &quot;;[$'bg2 spell'.$M31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32];&quot;~, &quot;;[$'bg2 spell'.$B32];&quot;, &quot;;[$'bg2 spell'.$C32];&quot;, &quot;;[$'bg2 spell'.$D32];&quot;, &quot;;[$'bg2 spell'.$E32];&quot;, &quot;;[$'bg2 spell'.$F32];&quot;, &quot;;[$'bg2 spell'.$G32];&quot;, &quot;;[$'bg2 spell'.$H32];&quot;, &quot;;[$'bg2 spell'.$I32];&quot;, &quot;;[$'bg2 spell'.$J32];&quot;, &quot;;[$'bg2 spell'.$K32];&quot;, &quot;;[$'bg2 spell'.$L32];&quot; =&gt; ~&quot;;[$'bg2 spell'.$A32];&quot;~ // &quot;;[$'bg2 spell'.$M32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3];&quot;~, &quot;;[$'bg2 spell'.$B33];&quot;, &quot;;[$'bg2 spell'.$C33];&quot;, &quot;;[$'bg2 spell'.$D33];&quot;, &quot;;[$'bg2 spell'.$E33];&quot;, &quot;;[$'bg2 spell'.$F33];&quot;, &quot;;[$'bg2 spell'.$G33];&quot;, &quot;;[$'bg2 spell'.$H33];&quot;, &quot;;[$'bg2 spell'.$I33];&quot;, &quot;;[$'bg2 spell'.$J33];&quot;, &quot;;[$'bg2 spell'.$K33];&quot;, &quot;;[$'bg2 spell'.$L33];&quot; =&gt; ~&quot;;[$'bg2 spell'.$A33];&quot;~ // &quot;;[$'bg2 spell'.$M33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4];&quot;~, &quot;;[$'bg2 spell'.$B34];&quot;, &quot;;[$'bg2 spell'.$C34];&quot;, &quot;;[$'bg2 spell'.$D34];&quot;, &quot;;[$'bg2 spell'.$E34];&quot;, &quot;;[$'bg2 spell'.$F34];&quot;, &quot;;[$'bg2 spell'.$G34];&quot;, &quot;;[$'bg2 spell'.$H34];&quot;, &quot;;[$'bg2 spell'.$I34];&quot;, &quot;;[$'bg2 spell'.$J34];&quot;, &quot;;[$'bg2 spell'.$K34];&quot;, &quot;;[$'bg2 spell'.$L34];&quot; =&gt; ~&quot;;[$'bg2 spell'.$A34];&quot;~ // &quot;;[$'bg2 spell'.$M34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5];&quot;~, &quot;;[$'bg2 spell'.$B35];&quot;, &quot;;[$'bg2 spell'.$C35];&quot;, &quot;;[$'bg2 spell'.$D35];&quot;, &quot;;[$'bg2 spell'.$E35];&quot;, &quot;;[$'bg2 spell'.$F35];&quot;, &quot;;[$'bg2 spell'.$G35];&quot;, &quot;;[$'bg2 spell'.$H35];&quot;, &quot;;[$'bg2 spell'.$I35];&quot;, &quot;;[$'bg2 spell'.$J35];&quot;, &quot;;[$'bg2 spell'.$K35];&quot;, &quot;;[$'bg2 spell'.$L35];&quot; =&gt; ~&quot;;[$'bg2 spell'.$A35];&quot;~ // &quot;;[$'bg2 spell'.$M35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6];&quot;~, &quot;;[$'bg2 spell'.$B36];&quot;, &quot;;[$'bg2 spell'.$C36];&quot;, &quot;;[$'bg2 spell'.$D36];&quot;, &quot;;[$'bg2 spell'.$E36];&quot;, &quot;;[$'bg2 spell'.$F36];&quot;, &quot;;[$'bg2 spell'.$G36];&quot;, &quot;;[$'bg2 spell'.$H36];&quot;, &quot;;[$'bg2 spell'.$I36];&quot;, &quot;;[$'bg2 spell'.$J36];&quot;, &quot;;[$'bg2 spell'.$K36];&quot;, &quot;;[$'bg2 spell'.$L36];&quot; =&gt; ~&quot;;[$'bg2 spell'.$A36];&quot;~ // &quot;;[$'bg2 spell'.$M36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7];&quot;~, &quot;;[$'bg2 spell'.$B37];&quot;, &quot;;[$'bg2 spell'.$C37];&quot;, &quot;;[$'bg2 spell'.$D37];&quot;, &quot;;[$'bg2 spell'.$E37];&quot;, &quot;;[$'bg2 spell'.$F37];&quot;, &quot;;[$'bg2 spell'.$G37];&quot;, &quot;;[$'bg2 spell'.$H37];&quot;, &quot;;[$'bg2 spell'.$I37];&quot;, &quot;;[$'bg2 spell'.$J37];&quot;, &quot;;[$'bg2 spell'.$K37];&quot;, &quot;;[$'bg2 spell'.$L37];&quot; =&gt; ~&quot;;[$'bg2 spell'.$A37];&quot;~ // &quot;;[$'bg2 spell'.$M37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8];&quot;~, &quot;;[$'bg2 spell'.$B38];&quot;, &quot;;[$'bg2 spell'.$C38];&quot;, &quot;;[$'bg2 spell'.$D38];&quot;, &quot;;[$'bg2 spell'.$E38];&quot;, &quot;;[$'bg2 spell'.$F38];&quot;, &quot;;[$'bg2 spell'.$G38];&quot;, &quot;;[$'bg2 spell'.$H38];&quot;, &quot;;[$'bg2 spell'.$I38];&quot;, &quot;;[$'bg2 spell'.$J38];&quot;, &quot;;[$'bg2 spell'.$K38];&quot;, &quot;;[$'bg2 spell'.$L38];&quot; =&gt; ~&quot;;[$'bg2 spell'.$A38];&quot;~ // &quot;;[$'bg2 spell'.$M38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9];&quot;~, &quot;;[$'bg2 spell'.$B39];&quot;, &quot;;[$'bg2 spell'.$C39];&quot;, &quot;;[$'bg2 spell'.$D39];&quot;, &quot;;[$'bg2 spell'.$E39];&quot;, &quot;;[$'bg2 spell'.$F39];&quot;, &quot;;[$'bg2 spell'.$G39];&quot;, &quot;;[$'bg2 spell'.$H39];&quot;, &quot;;[$'bg2 spell'.$I39];&quot;, &quot;;[$'bg2 spell'.$J39];&quot;, &quot;;[$'bg2 spell'.$K39];&quot;, &quot;;[$'bg2 spell'.$L39];&quot; =&gt; ~&quot;;[$'bg2 spell'.$A39];&quot;~ // &quot;;[$'bg2 spell'.$M39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0];&quot;~, &quot;;[$'bg2 spell'.$B40];&quot;, &quot;;[$'bg2 spell'.$C40];&quot;, &quot;;[$'bg2 spell'.$D40];&quot;, &quot;;[$'bg2 spell'.$E40];&quot;, &quot;;[$'bg2 spell'.$F40];&quot;, &quot;;[$'bg2 spell'.$G40];&quot;, &quot;;[$'bg2 spell'.$H40];&quot;, &quot;;[$'bg2 spell'.$I40];&quot;, &quot;;[$'bg2 spell'.$J40];&quot;, &quot;;[$'bg2 spell'.$K40];&quot;, &quot;;[$'bg2 spell'.$L40];&quot; =&gt; ~&quot;;[$'bg2 spell'.$A40];&quot;~ // &quot;;[$'bg2 spell'.$M40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1];&quot;~, &quot;;[$'bg2 spell'.$B41];&quot;, &quot;;[$'bg2 spell'.$C41];&quot;, &quot;;[$'bg2 spell'.$D41];&quot;, &quot;;[$'bg2 spell'.$E41];&quot;, &quot;;[$'bg2 spell'.$F41];&quot;, &quot;;[$'bg2 spell'.$G41];&quot;, &quot;;[$'bg2 spell'.$H41];&quot;, &quot;;[$'bg2 spell'.$I41];&quot;, &quot;;[$'bg2 spell'.$J41];&quot;, &quot;;[$'bg2 spell'.$K41];&quot;, &quot;;[$'bg2 spell'.$L41];&quot; =&gt; ~&quot;;[$'bg2 spell'.$A41];&quot;~ // &quot;;[$'bg2 spell'.$M41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2 spell'.$A42];&quot;~, &quot;;[$'bg2 spell'.$B42];&quot;, &quot;;[$'bg2 spell'.$C42];&quot;, &quot;;[$'bg2 spell'.$D42];&quot;, &quot;;[$'bg2 spell'.$E42];&quot;, &quot;;[$'bg2 spell'.$F42];&quot;, &quot;;[$'bg2 spell'.$G42];&quot;, &quot;;[$'bg2 spell'.$H42];&quot;, &quot;;[$'bg2 spell'.$I42];&quot;, &quot;;[$'bg2 spell'.$J42];&quot;, &quot;;[$'bg2 spell'.$K42];&quot;, &quot;;[$'bg2 spell'.$L42];&quot; =&gt; ~&quot;;[$'bg2 spell'.$A42];&quot;~ // &quot;;[$'bg2 spell'.$M42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3];&quot;~, &quot;;[$'bg2 spell'.$B43];&quot;, &quot;;[$'bg2 spell'.$C43];&quot;, &quot;;[$'bg2 spell'.$D43];&quot;, &quot;;[$'bg2 spell'.$E43];&quot;, &quot;;[$'bg2 spell'.$F43];&quot;, &quot;;[$'bg2 spell'.$G43];&quot;, &quot;;[$'bg2 spell'.$H43];&quot;, &quot;;[$'bg2 spell'.$I43];&quot;, &quot;;[$'bg2 spell'.$J43];&quot;, &quot;;[$'bg2 spell'.$K43];&quot;, &quot;;[$'bg2 spell'.$L43];&quot; =&gt; ~&quot;;[$'bg2 spell'.$A43];&quot;~ // &quot;;[$'bg2 spell'.$M43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4];&quot;~, &quot;;[$'bg2 spell'.$B44];&quot;, &quot;;[$'bg2 spell'.$C44];&quot;, &quot;;[$'bg2 spell'.$D44];&quot;, &quot;;[$'bg2 spell'.$E44];&quot;, &quot;;[$'bg2 spell'.$F44];&quot;, &quot;;[$'bg2 spell'.$G44];&quot;, &quot;;[$'bg2 spell'.$H44];&quot;, &quot;;[$'bg2 spell'.$I44];&quot;, &quot;;[$'bg2 spell'.$J44];&quot;, &quot;;[$'bg2 spell'.$K44];&quot;, &quot;;[$'bg2 spell'.$L44];&quot; =&gt; ~&quot;;[$'bg2 spell'.$A44];&quot;~ // &quot;;[$'bg2 spell'.$M44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5];&quot;~, &quot;;[$'bg2 spell'.$B45];&quot;, &quot;;[$'bg2 spell'.$C45];&quot;, &quot;;[$'bg2 spell'.$D45];&quot;, &quot;;[$'bg2 spell'.$E45];&quot;, &quot;;[$'bg2 spell'.$F45];&quot;, &quot;;[$'bg2 spell'.$G45];&quot;, &quot;;[$'bg2 spell'.$H45];&quot;, &quot;;[$'bg2 spell'.$I45];&quot;, &quot;;[$'bg2 spell'.$J45];&quot;, &quot;;[$'bg2 spell'.$K45];&quot;, &quot;;[$'bg2 spell'.$L45];&quot; =&gt; ~&quot;;[$'bg2 spell'.$A45];&quot;~ // &quot;;[$'bg2 spell'.$M4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2 spell'.$A46];&quot;~, &quot;;[$'bg2 spell'.$B46];&quot;, &quot;;[$'bg2 spell'.$C46];&quot;, &quot;;[$'bg2 spell'.$D46];&quot;, &quot;;[$'bg2 spell'.$E46];&quot;, &quot;;[$'bg2 spell'.$F46];&quot;, &quot;;[$'bg2 spell'.$G46];&quot;, &quot;;[$'bg2 spell'.$H46];&quot;, &quot;;[$'bg2 spell'.$I46];&quot;, &quot;;[$'bg2 spell'.$J46];&quot;, &quot;;[$'bg2 spell'.$K46];&quot;, &quot;;[$'bg2 spell'.$L46];&quot; =&gt; ~&quot;;[$'bg2 spell'.$A46];&quot;~ // &quot;;[$'bg2 spell'.$M46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7];&quot;~, &quot;;[$'bg2 spell'.$B47];&quot;, &quot;;[$'bg2 spell'.$C47];&quot;, &quot;;[$'bg2 spell'.$D47];&quot;, &quot;;[$'bg2 spell'.$E47];&quot;, &quot;;[$'bg2 spell'.$F47];&quot;, &quot;;[$'bg2 spell'.$G47];&quot;, &quot;;[$'bg2 spell'.$H47];&quot;, &quot;;[$'bg2 spell'.$I47];&quot;, &quot;;[$'bg2 spell'.$J47];&quot;, &quot;;[$'bg2 spell'.$K47];&quot;, &quot;;[$'bg2 spell'.$L47];&quot; =&gt; ~&quot;;[$'bg2 spell'.$A47];&quot;~ // &quot;;[$'bg2 spell'.$M47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8];&quot;~, &quot;;[$'bg2 spell'.$B48];&quot;, &quot;;[$'bg2 spell'.$C48];&quot;, &quot;;[$'bg2 spell'.$D48];&quot;, &quot;;[$'bg2 spell'.$E48];&quot;, &quot;;[$'bg2 spell'.$F48];&quot;, &quot;;[$'bg2 spell'.$G48];&quot;, &quot;;[$'bg2 spell'.$H48];&quot;, &quot;;[$'bg2 spell'.$I48];&quot;, &quot;;[$'bg2 spell'.$J48];&quot;, &quot;;[$'bg2 spell'.$K48];&quot;, &quot;;[$'bg2 spell'.$L48];&quot; =&gt; ~&quot;;[$'bg2 spell'.$A48];&quot;~ // &quot;;[$'bg2 spell'.$M48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9];&quot;~, &quot;;[$'bg2 spell'.$B49];&quot;, &quot;;[$'bg2 spell'.$C49];&quot;, &quot;;[$'bg2 spell'.$D49];&quot;, &quot;;[$'bg2 spell'.$E49];&quot;, &quot;;[$'bg2 spell'.$F49];&quot;, &quot;;[$'bg2 spell'.$G49];&quot;, &quot;;[$'bg2 spell'.$H49];&quot;, &quot;;[$'bg2 spell'.$I49];&quot;, &quot;;[$'bg2 spell'.$J49];&quot;, &quot;;[$'bg2 spell'.$K49];&quot;, &quot;;[$'bg2 spell'.$L49];&quot; =&gt; ~&quot;;[$'bg2 spell'.$A49];&quot;~ // &quot;;[$'bg2 spell'.$M49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0];&quot;~, &quot;;[$'bg2 spell'.$B50];&quot;, &quot;;[$'bg2 spell'.$C50];&quot;, &quot;;[$'bg2 spell'.$D50];&quot;, &quot;;[$'bg2 spell'.$E50];&quot;, &quot;;[$'bg2 spell'.$F50];&quot;, &quot;;[$'bg2 spell'.$G50];&quot;, &quot;;[$'bg2 spell'.$H50];&quot;, &quot;;[$'bg2 spell'.$I50];&quot;, &quot;;[$'bg2 spell'.$J50];&quot;, &quot;;[$'bg2 spell'.$K50];&quot;, &quot;;[$'bg2 spell'.$L50];&quot; =&gt; ~&quot;;[$'bg2 spell'.$A50];&quot;~ // &quot;;[$'bg2 spell'.$M50])" office:value-type="string" office:string-value="  ~spin862~, 0, null, null, null, null, null, null, null, null, null, null =&gt; ~spin862~ // jmerry: cutscene parlaysis could become permanent" calcext:value-type="string">
            <text:p><text:s text:c="2"/>~spin862~, 0, null, null, null, null, null, null, null, null, null, null =&gt; ~spin862~ // jmerry: cutscene parlaysis could become permanent</text:p>
          </table:table-cell>
        </table:table-row>
        <table:table-row table:style-name="ro3">
          <table:table-cell table:formula="of:=CONCATENATE(&quot;  ~&quot;;[$'bg2 spell'.$A51];&quot;~, &quot;;[$'bg2 spell'.$B51];&quot;, &quot;;[$'bg2 spell'.$C51];&quot;, &quot;;[$'bg2 spell'.$D51];&quot;, &quot;;[$'bg2 spell'.$E51];&quot;, &quot;;[$'bg2 spell'.$F51];&quot;, &quot;;[$'bg2 spell'.$G51];&quot;, &quot;;[$'bg2 spell'.$H51];&quot;, &quot;;[$'bg2 spell'.$I51];&quot;, &quot;;[$'bg2 spell'.$J51];&quot;, &quot;;[$'bg2 spell'.$K51];&quot;, &quot;;[$'bg2 spell'.$L51];&quot; =&gt; ~&quot;;[$'bg2 spell'.$A51];&quot;~ // &quot;;[$'bg2 spell'.$M51])" office:value-type="string" office:string-value="  ~spin863~, 0, null, null, null, null, null, null, null, null, null, null =&gt; ~spin863~ // jmerry: cutscene parlaysis could become permanent" calcext:value-type="string">
            <text:p><text:s text:c="2"/>~spin863~, 0, null, null, null, null, null, null, null, null, null, null =&gt; ~spin863~ // jmerry: cutscene parlaysis could become permanent</text:p>
          </table:table-cell>
        </table:table-row>
        <table:table-row table:style-name="ro3">
          <table:table-cell table:formula="of:=CONCATENATE(&quot;  ~&quot;;[$'bg2 spell'.$A52];&quot;~, &quot;;[$'bg2 spell'.$B52];&quot;, &quot;;[$'bg2 spell'.$C52];&quot;, &quot;;[$'bg2 spell'.$D52];&quot;, &quot;;[$'bg2 spell'.$E52];&quot;, &quot;;[$'bg2 spell'.$F52];&quot;, &quot;;[$'bg2 spell'.$G52];&quot;, &quot;;[$'bg2 spell'.$H52];&quot;, &quot;;[$'bg2 spell'.$I52];&quot;, &quot;;[$'bg2 spell'.$J52];&quot;, &quot;;[$'bg2 spell'.$K52];&quot;, &quot;;[$'bg2 spell'.$L52];&quot; =&gt; ~&quot;;[$'bg2 spell'.$A52];&quot;~ // &quot;;[$'bg2 spell'.$M52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3];&quot;~, &quot;;[$'bg2 spell'.$B53];&quot;, &quot;;[$'bg2 spell'.$C53];&quot;, &quot;;[$'bg2 spell'.$D53];&quot;, &quot;;[$'bg2 spell'.$E53];&quot;, &quot;;[$'bg2 spell'.$F53];&quot;, &quot;;[$'bg2 spell'.$G53];&quot;, &quot;;[$'bg2 spell'.$H53];&quot;, &quot;;[$'bg2 spell'.$I53];&quot;, &quot;;[$'bg2 spell'.$J53];&quot;, &quot;;[$'bg2 spell'.$K53];&quot;, &quot;;[$'bg2 spell'.$L53];&quot; =&gt; ~&quot;;[$'bg2 spell'.$A53];&quot;~ // &quot;;[$'bg2 spell'.$M53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4];&quot;~, &quot;;[$'bg2 spell'.$B54];&quot;, &quot;;[$'bg2 spell'.$C54];&quot;, &quot;;[$'bg2 spell'.$D54];&quot;, &quot;;[$'bg2 spell'.$E54];&quot;, &quot;;[$'bg2 spell'.$F54];&quot;, &quot;;[$'bg2 spell'.$G54];&quot;, &quot;;[$'bg2 spell'.$H54];&quot;, &quot;;[$'bg2 spell'.$I54];&quot;, &quot;;[$'bg2 spell'.$J54];&quot;, &quot;;[$'bg2 spell'.$K54];&quot;, &quot;;[$'bg2 spell'.$L54];&quot; =&gt; ~&quot;;[$'bg2 spell'.$A54];&quot;~ // &quot;;[$'bg2 spell'.$M54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5];&quot;~, &quot;;[$'bg2 spell'.$B55];&quot;, &quot;;[$'bg2 spell'.$C55];&quot;, &quot;;[$'bg2 spell'.$D55];&quot;, &quot;;[$'bg2 spell'.$E55];&quot;, &quot;;[$'bg2 spell'.$F55];&quot;, &quot;;[$'bg2 spell'.$G55];&quot;, &quot;;[$'bg2 spell'.$H55];&quot;, &quot;;[$'bg2 spell'.$I55];&quot;, &quot;;[$'bg2 spell'.$J55];&quot;, &quot;;[$'bg2 spell'.$K55];&quot;, &quot;;[$'bg2 spell'.$L55];&quot; =&gt; ~&quot;;[$'bg2 spell'.$A55];&quot;~ // &quot;;[$'bg2 spell'.$M55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2 spell'.$A56];&quot;~, &quot;;[$'bg2 spell'.$B56];&quot;, &quot;;[$'bg2 spell'.$C56];&quot;, &quot;;[$'bg2 spell'.$D56];&quot;, &quot;;[$'bg2 spell'.$E56];&quot;, &quot;;[$'bg2 spell'.$F56];&quot;, &quot;;[$'bg2 spell'.$G56];&quot;, &quot;;[$'bg2 spell'.$H56];&quot;, &quot;;[$'bg2 spell'.$I56];&quot;, &quot;;[$'bg2 spell'.$J56];&quot;, &quot;;[$'bg2 spell'.$K56];&quot;, &quot;;[$'bg2 spell'.$L56];&quot; =&gt; ~&quot;;[$'bg2 spell'.$A56];&quot;~ // &quot;;[$'bg2 spell'.$M56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7];&quot;~, &quot;;[$'bg2 spell'.$B57];&quot;, &quot;;[$'bg2 spell'.$C57];&quot;, &quot;;[$'bg2 spell'.$D57];&quot;, &quot;;[$'bg2 spell'.$E57];&quot;, &quot;;[$'bg2 spell'.$F57];&quot;, &quot;;[$'bg2 spell'.$G57];&quot;, &quot;;[$'bg2 spell'.$H57];&quot;, &quot;;[$'bg2 spell'.$I57];&quot;, &quot;;[$'bg2 spell'.$J57];&quot;, &quot;;[$'bg2 spell'.$K57];&quot;, &quot;;[$'bg2 spell'.$L57];&quot; =&gt; ~&quot;;[$'bg2 spell'.$A57];&quot;~ // &quot;;[$'bg2 spell'.$M57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8];&quot;~, &quot;;[$'bg2 spell'.$B58];&quot;, &quot;;[$'bg2 spell'.$C58];&quot;, &quot;;[$'bg2 spell'.$D58];&quot;, &quot;;[$'bg2 spell'.$E58];&quot;, &quot;;[$'bg2 spell'.$F58];&quot;, &quot;;[$'bg2 spell'.$G58];&quot;, &quot;;[$'bg2 spell'.$H58];&quot;, &quot;;[$'bg2 spell'.$I58];&quot;, &quot;;[$'bg2 spell'.$J58];&quot;, &quot;;[$'bg2 spell'.$K58];&quot;, &quot;;[$'bg2 spell'.$L58];&quot; =&gt; ~&quot;;[$'bg2 spell'.$A58];&quot;~ // &quot;;[$'bg2 spell'.$M58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9];&quot;~, &quot;;[$'bg2 spell'.$B59];&quot;, &quot;;[$'bg2 spell'.$C59];&quot;, &quot;;[$'bg2 spell'.$D59];&quot;, &quot;;[$'bg2 spell'.$E59];&quot;, &quot;;[$'bg2 spell'.$F59];&quot;, &quot;;[$'bg2 spell'.$G59];&quot;, &quot;;[$'bg2 spell'.$H59];&quot;, &quot;;[$'bg2 spell'.$I59];&quot;, &quot;;[$'bg2 spell'.$J59];&quot;, &quot;;[$'bg2 spell'.$K59];&quot;, &quot;;[$'bg2 spell'.$L59];&quot; =&gt; ~&quot;;[$'bg2 spell'.$A59];&quot;~ // &quot;;[$'bg2 spell'.$M59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60];&quot;~, &quot;;[$'bg2 spell'.$B60];&quot;, &quot;;[$'bg2 spell'.$C60];&quot;, &quot;;[$'bg2 spell'.$D60];&quot;, &quot;;[$'bg2 spell'.$E60];&quot;, &quot;;[$'bg2 spell'.$F60];&quot;, &quot;;[$'bg2 spell'.$G60];&quot;, &quot;;[$'bg2 spell'.$H60];&quot;, &quot;;[$'bg2 spell'.$I60];&quot;, &quot;;[$'bg2 spell'.$J60];&quot;, &quot;;[$'bg2 spell'.$K60];&quot;, &quot;;[$'bg2 spell'.$L60];&quot; =&gt; ~&quot;;[$'bg2 spell'.$A60];&quot;~ // &quot;;[$'bg2 spell'.$M60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39">
          <table:table-cell/>
        </table:table-row>
        <table:table-row table:style-name="ro3">
          <table:table-cell table:style-name="ce52"/>
        </table:table-row>
      </table:table>
      <table:table table:name="iwd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ce34"/>
        <table:table-column table:style-name="co12" table:number-columns-repeated="1013" table:default-cell-style-name="ce34"/>
        <table:table-row table:style-name="ro1">
          <table:table-cell table:style-name="ce27" office:value-type="string" calcext:value-type="string">
            <text:p>file</text:p>
          </table:table-cell>
          <table:table-cell table:style-name="ce31" office:value-type="string" calcext:value-type="string">
            <text:p>race</text:p>
          </table:table-cell>
          <table:table-cell table:style-name="ce31" office:value-type="string" calcext:value-type="string">
            <text:p>class</text:p>
          </table:table-cell>
          <table:table-cell table:style-name="ce31" office:value-type="string" calcext:value-type="string">
            <text:p>general</text:p>
          </table:table-cell>
          <table:table-cell table:style-name="ce31" office:value-type="string" calcext:value-type="string">
            <text:p>sex</text:p>
          </table:table-cell>
          <table:table-cell table:style-name="ce31" office:value-type="string" calcext:value-type="string">
            <text:p>gender</text:p>
          </table:table-cell>
          <table:table-cell table:style-name="ce31" office:value-type="string" calcext:value-type="string">
            <text:p>animation</text:p>
          </table:table-cell>
          <table:table-cell table:style-name="ce31" office:value-type="string" calcext:value-type="string">
            <text:p>dv</text:p>
          </table:table-cell>
          <table:table-cell table:style-name="ce31" office:value-type="string" calcext:value-type="string">
            <text:p>kit</text:p>
          </table:table-cell>
          <table:table-cell table:style-name="ce27" office:value-type="string" calcext:value-type="string">
            <text:p>notes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dl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ost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t</text:p>
          </table:table-cell>
          <table:table-cell office:value-type="string" calcext:value-type="string">
            <text:p>null</text:p>
          </table:table-cell>
          <table:table-cell office:value-type="float" office:value="155" calcext:value-type="float">
            <text:p>1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get rep penalty for killing hobart in lonelywoo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t2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not get rep penalty for killing hobart in anauroch cast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vis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ish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twgt1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twgti1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6salc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msalc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bibarr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decwig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df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8013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amanf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c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i2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2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3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ba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ghtcld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c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salf1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salf2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salf3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salfd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 table:number-rows-repeated="2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iwd creature'.$A2];&quot;, &quot;;[$'iwd creature'.$B2];&quot;, &quot;;[$'iwd creature'.$C2];&quot;, &quot;;[$'iwd creature'.$D2];&quot;, &quot;;[$'iwd creature'.$E2];&quot;, &quot;;[$'iwd creature'.$F2];&quot;, &quot;;[$'iwd creature'.$G2];&quot;, &quot;;[$'iwd creature'.$H2];&quot;, &quot;;[$'iwd creature'.$I2];&quot; =&gt; &quot;;[$'iwd creature'.$A2];&quot; // &quot;;[$'iwd creature'.$J2])" office:value-type="string" office:string-value="  dlyeti, 179, null, null, null, null, null, null, null =&gt; dlyeti // from the IDS sync" calcext:value-type="string">
            <text:p><text:s text:c="2"/>dlyeti, 179, null, null, null, null, null, null, null =&gt; dlyeti // from the IDS sync</text:p>
          </table:table-cell>
        </table:table-row>
        <table:table-row table:style-name="ro3">
          <table:table-cell table:formula="of:=CONCATENATE(&quot;  &quot;;[$'iwd creature'.$A3];&quot;, &quot;;[$'iwd creature'.$B3];&quot;, &quot;;[$'iwd creature'.$C3];&quot;, &quot;;[$'iwd creature'.$D3];&quot;, &quot;;[$'iwd creature'.$E3];&quot;, &quot;;[$'iwd creature'.$F3];&quot;, &quot;;[$'iwd creature'.$G3];&quot;, &quot;;[$'iwd creature'.$H3];&quot;, &quot;;[$'iwd creature'.$I3];&quot; =&gt; &quot;;[$'iwd creature'.$A3];&quot; // &quot;;[$'iwd creature'.$J3])" office:value-type="string" office:string-value="  frostsal, null, 216, null, null, null, null, null, null =&gt; frostsal // from the IDS sync" calcext:value-type="string">
            <text:p><text:s text:c="2"/>frostsal, null, 216, null, null, null, null, null, null =&gt; frostsal // from the IDS sync</text:p>
          </table:table-cell>
        </table:table-row>
        <table:table-row table:style-name="ro3">
          <table:table-cell table:formula="of:=CONCATENATE(&quot;  &quot;;[$'iwd creature'.$A4];&quot;, &quot;;[$'iwd creature'.$B4];&quot;, &quot;;[$'iwd creature'.$C4];&quot;, &quot;;[$'iwd creature'.$D4];&quot;, &quot;;[$'iwd creature'.$E4];&quot;, &quot;;[$'iwd creature'.$F4];&quot;, &quot;;[$'iwd creature'.$G4];&quot;, &quot;;[$'iwd creature'.$H4];&quot;, &quot;;[$'iwd creature'.$I4];&quot; =&gt; &quot;;[$'iwd creature'.$A4];&quot; // &quot;;[$'iwd creature'.$J4])" office:value-type="string" office:string-value="  hobart, null, 155, null, null, null, null, null, null =&gt; hobart // should get rep penalty for killing hobart in lonelywood" calcext:value-type="string">
            <text:p><text:s text:c="2"/>hobart, null, 155, null, null, null, null, null, null =&gt; hobart // should get rep penalty for killing hobart in lonelywood</text:p>
          </table:table-cell>
        </table:table-row>
        <table:table-row table:style-name="ro3">
          <table:table-cell table:formula="of:=CONCATENATE(&quot;  &quot;;[$'iwd creature'.$A5];&quot;, &quot;;[$'iwd creature'.$B5];&quot;, &quot;;[$'iwd creature'.$C5];&quot;, &quot;;[$'iwd creature'.$D5];&quot;, &quot;;[$'iwd creature'.$E5];&quot;, &quot;;[$'iwd creature'.$F5];&quot;, &quot;;[$'iwd creature'.$G5];&quot;, &quot;;[$'iwd creature'.$H5];&quot;, &quot;;[$'iwd creature'.$I5];&quot; =&gt; &quot;;[$'iwd creature'.$A5];&quot; // &quot;;[$'iwd creature'.$J5])" office:value-type="string" office:string-value="  hobart2, null, 4, null, null, null, null, null, null =&gt; hobart2 // should not get rep penalty for killing hobart in anauroch castle" calcext:value-type="string">
            <text:p><text:s text:c="2"/>hobart2, null, 4, null, null, null, null, null, null =&gt; hobart2 // should not get rep penalty for killing hobart in anauroch castle</text:p>
          </table:table-cell>
        </table:table-row>
        <table:table-row table:style-name="ro3">
          <table:table-cell table:formula="of:=CONCATENATE(&quot;  &quot;;[$'iwd creature'.$A6];&quot;, &quot;;[$'iwd creature'.$B6];&quot;, &quot;;[$'iwd creature'.$C6];&quot;, &quot;;[$'iwd creature'.$D6];&quot;, &quot;;[$'iwd creature'.$E6];&quot;, &quot;;[$'iwd creature'.$F6];&quot;, &quot;;[$'iwd creature'.$G6];&quot;, &quot;;[$'iwd creature'.$H6];&quot;, &quot;;[$'iwd creature'.$I6];&quot; =&gt; &quot;;[$'iwd creature'.$A6];&quot; // &quot;;[$'iwd creature'.$J6])" office:value-type="string" office:string-value="  invissal, null, 216, null, null, null, null, null, null =&gt; invissal // from the IDS sync" calcext:value-type="string">
            <text:p><text:s text:c="2"/>invissal, null, 216, null, null, null, null, null, null =&gt; invissal // from the IDS sync</text:p>
          </table:table-cell>
        </table:table-row>
        <table:table-row table:style-name="ro3">
          <table:table-cell table:formula="of:=CONCATENATE(&quot;  &quot;;[$'iwd creature'.$A7];&quot;, &quot;;[$'iwd creature'.$B7];&quot;, &quot;;[$'iwd creature'.$C7];&quot;, &quot;;[$'iwd creature'.$D7];&quot;, &quot;;[$'iwd creature'.$E7];&quot;, &quot;;[$'iwd creature'.$F7];&quot;, &quot;;[$'iwd creature'.$G7];&quot;, &quot;;[$'iwd creature'.$H7];&quot;, &quot;;[$'iwd creature'.$I7];&quot; =&gt; &quot;;[$'iwd creature'.$A7];&quot; // &quot;;[$'iwd creature'.$J7])" office:value-type="string" office:string-value="  kerish, null, 216, null, null, null, null, null, null =&gt; kerish // from the IDS sync" calcext:value-type="string">
            <text:p><text:s text:c="2"/>kerish, null, 216, null, null, null, null, null, null =&gt; kerish // from the IDS sync</text:p>
          </table:table-cell>
        </table:table-row>
        <table:table-row table:style-name="ro3">
          <table:table-cell table:formula="of:=CONCATENATE(&quot;  &quot;;[$'iwd creature'.$A8];&quot;, &quot;;[$'iwd creature'.$B8];&quot;, &quot;;[$'iwd creature'.$C8];&quot;, &quot;;[$'iwd creature'.$D8];&quot;, &quot;;[$'iwd creature'.$E8];&quot;, &quot;;[$'iwd creature'.$F8];&quot;, &quot;;[$'iwd creature'.$G8];&quot;, &quot;;[$'iwd creature'.$H8];&quot;, &quot;;[$'iwd creature'.$I8];&quot; =&gt; &quot;;[$'iwd creature'.$A8];&quot; // &quot;;[$'iwd creature'.$J8])" office:value-type="string" office:string-value="  ktwgt1, null, 223, null, null, null, null, null, null =&gt; ktwgt1 // from the IDS sync" calcext:value-type="string">
            <text:p><text:s text:c="2"/>ktwgt1, null, 223, null, null, null, null, null, null =&gt; ktwgt1 // from the IDS sync</text:p>
          </table:table-cell>
        </table:table-row>
        <table:table-row table:style-name="ro3">
          <table:table-cell table:formula="of:=CONCATENATE(&quot;  &quot;;[$'iwd creature'.$A9];&quot;, &quot;;[$'iwd creature'.$B9];&quot;, &quot;;[$'iwd creature'.$C9];&quot;, &quot;;[$'iwd creature'.$D9];&quot;, &quot;;[$'iwd creature'.$E9];&quot;, &quot;;[$'iwd creature'.$F9];&quot;, &quot;;[$'iwd creature'.$G9];&quot;, &quot;;[$'iwd creature'.$H9];&quot;, &quot;;[$'iwd creature'.$I9];&quot; =&gt; &quot;;[$'iwd creature'.$A9];&quot; // &quot;;[$'iwd creature'.$J9])" office:value-type="string" office:string-value="  ktwgti1, null, 223, null, null, null, null, null, null =&gt; ktwgti1 // from the IDS sync" calcext:value-type="string">
            <text:p><text:s text:c="2"/>ktwgti1, null, 223, null, null, null, null, null, null =&gt; ktwgti1 // from the IDS sync</text:p>
          </table:table-cell>
        </table:table-row>
        <table:table-row table:style-name="ro3">
          <table:table-cell table:formula="of:=CONCATENATE(&quot;  &quot;;[$'iwd creature'.$A10];&quot;, &quot;;[$'iwd creature'.$B10];&quot;, &quot;;[$'iwd creature'.$C10];&quot;, &quot;;[$'iwd creature'.$D10];&quot;, &quot;;[$'iwd creature'.$E10];&quot;, &quot;;[$'iwd creature'.$F10];&quot;, &quot;;[$'iwd creature'.$G10];&quot;, &quot;;[$'iwd creature'.$H10];&quot;, &quot;;[$'iwd creature'.$I10];&quot; =&gt; &quot;;[$'iwd creature'.$A10];&quot; // &quot;;[$'iwd creature'.$J10])" office:value-type="string" office:string-value="  kuyeti, 179, null, null, null, null, null, null, null =&gt; kuyeti // from the IDS sync" calcext:value-type="string">
            <text:p><text:s text:c="2"/>kuyeti, 179, null, null, null, null, null, null, null =&gt; kuyeti // from the IDS sync</text:p>
          </table:table-cell>
        </table:table-row>
        <table:table-row table:style-name="ro3">
          <table:table-cell table:formula="of:=CONCATENATE(&quot;  &quot;;[$'iwd creature'.$A11];&quot;, &quot;;[$'iwd creature'.$B11];&quot;, &quot;;[$'iwd creature'.$C11];&quot;, &quot;;[$'iwd creature'.$D11];&quot;, &quot;;[$'iwd creature'.$E11];&quot;, &quot;;[$'iwd creature'.$F11];&quot;, &quot;;[$'iwd creature'.$G11];&quot;, &quot;;[$'iwd creature'.$H11];&quot;, &quot;;[$'iwd creature'.$I11];&quot; =&gt; &quot;;[$'iwd creature'.$A11];&quot; // &quot;;[$'iwd creature'.$J11])" office:value-type="string" office:string-value="  lwight, null, 223, null, null, null, null, null, null =&gt; lwight // from the IDS sync" calcext:value-type="string">
            <text:p><text:s text:c="2"/>lwight, null, 223, null, null, null, null, null, null =&gt; lwight // from the IDS sync</text:p>
          </table:table-cell>
        </table:table-row>
        <table:table-row table:style-name="ro3">
          <table:table-cell table:formula="of:=CONCATENATE(&quot;  &quot;;[$'iwd creature'.$A12];&quot;, &quot;;[$'iwd creature'.$B12];&quot;, &quot;;[$'iwd creature'.$C12];&quot;, &quot;;[$'iwd creature'.$D12];&quot;, &quot;;[$'iwd creature'.$E12];&quot;, &quot;;[$'iwd creature'.$F12];&quot;, &quot;;[$'iwd creature'.$G12];&quot;, &quot;;[$'iwd creature'.$H12];&quot;, &quot;;[$'iwd creature'.$I12];&quot; =&gt; &quot;;[$'iwd creature'.$A12];&quot; // &quot;;[$'iwd creature'.$J12])" office:value-type="string" office:string-value="  ms6salc, null, 216, null, null, null, null, null, null =&gt; ms6salc // from the IDS sync" calcext:value-type="string">
            <text:p><text:s text:c="2"/>ms6salc, null, 216, null, null, null, null, null, null =&gt; ms6salc // from the IDS sync</text:p>
          </table:table-cell>
        </table:table-row>
        <table:table-row table:style-name="ro3">
          <table:table-cell table:formula="of:=CONCATENATE(&quot;  &quot;;[$'iwd creature'.$A13];&quot;, &quot;;[$'iwd creature'.$B13];&quot;, &quot;;[$'iwd creature'.$C13];&quot;, &quot;;[$'iwd creature'.$D13];&quot;, &quot;;[$'iwd creature'.$E13];&quot;, &quot;;[$'iwd creature'.$F13];&quot;, &quot;;[$'iwd creature'.$G13];&quot;, &quot;;[$'iwd creature'.$H13];&quot;, &quot;;[$'iwd creature'.$I13];&quot; =&gt; &quot;;[$'iwd creature'.$A13];&quot; // &quot;;[$'iwd creature'.$J13])" office:value-type="string" office:string-value="  msmsalc, null, 216, null, null, null, null, null, null =&gt; msmsalc // from the IDS sync" calcext:value-type="string">
            <text:p><text:s text:c="2"/>msmsalc, null, 216, null, null, null, null, null, null =&gt; msmsalc // from the IDS sync</text:p>
          </table:table-cell>
        </table:table-row>
        <table:table-row table:style-name="ro3">
          <table:table-cell table:formula="of:=CONCATENATE(&quot;  &quot;;[$'iwd creature'.$A14];&quot;, &quot;;[$'iwd creature'.$B14];&quot;, &quot;;[$'iwd creature'.$C14];&quot;, &quot;;[$'iwd creature'.$D14];&quot;, &quot;;[$'iwd creature'.$E14];&quot;, &quot;;[$'iwd creature'.$F14];&quot;, &quot;;[$'iwd creature'.$G14];&quot;, &quot;;[$'iwd creature'.$H14];&quot;, &quot;;[$'iwd creature'.$I14];&quot; =&gt; &quot;;[$'iwd creature'.$A14];&quot; // &quot;;[$'iwd creature'.$J14])" office:value-type="string" office:string-value="  rbibarr, null, 223, null, null, null, null, null, null =&gt; rbibarr // from the IDS sync" calcext:value-type="string">
            <text:p><text:s text:c="2"/>rbibarr, null, 223, null, null, null, null, null, null =&gt; rbibarr // from the IDS sync</text:p>
          </table:table-cell>
        </table:table-row>
        <table:table-row table:style-name="ro3">
          <table:table-cell table:formula="of:=CONCATENATE(&quot;  &quot;;[$'iwd creature'.$A15];&quot;, &quot;;[$'iwd creature'.$B15];&quot;, &quot;;[$'iwd creature'.$C15];&quot;, &quot;;[$'iwd creature'.$D15];&quot;, &quot;;[$'iwd creature'.$E15];&quot;, &quot;;[$'iwd creature'.$F15];&quot;, &quot;;[$'iwd creature'.$G15];&quot;, &quot;;[$'iwd creature'.$H15];&quot;, &quot;;[$'iwd creature'.$I15];&quot; =&gt; &quot;;[$'iwd creature'.$A15];&quot; // &quot;;[$'iwd creature'.$J15])" office:value-type="string" office:string-value="  rdecwig, null, 223, null, null, null, null, null, null =&gt; rdecwig // from the IDS sync" calcext:value-type="string">
            <text:p><text:s text:c="2"/>rdecwig, null, 223, null, null, null, null, null, null =&gt; rdecwig // from the IDS sync</text:p>
          </table:table-cell>
        </table:table-row>
        <table:table-row table:style-name="ro3">
          <table:table-cell table:formula="of:=CONCATENATE(&quot;  &quot;;[$'iwd creature'.$A16];&quot;, &quot;;[$'iwd creature'.$B16];&quot;, &quot;;[$'iwd creature'.$C16];&quot;, &quot;;[$'iwd creature'.$D16];&quot;, &quot;;[$'iwd creature'.$E16];&quot;, &quot;;[$'iwd creature'.$F16];&quot;, &quot;;[$'iwd creature'.$G16];&quot;, &quot;;[$'iwd creature'.$H16];&quot;, &quot;;[$'iwd creature'.$I16];&quot; =&gt; &quot;;[$'iwd creature'.$A16];&quot; // &quot;;[$'iwd creature'.$J16])" office:value-type="string" office:string-value="  rndfsal, null, 216, null, null, null, null, null, null =&gt; rndfsal // from the IDS sync" calcext:value-type="string">
            <text:p><text:s text:c="2"/>rndfsal, null, 216, null, null, null, null, null, null =&gt; rndfsal // from the IDS sync</text:p>
          </table:table-cell>
        </table:table-row>
        <table:table-row table:style-name="ro3">
          <table:table-cell table:formula="of:=CONCATENATE(&quot;  &quot;;[$'iwd creature'.$A17];&quot;, &quot;;[$'iwd creature'.$B17];&quot;, &quot;;[$'iwd creature'.$C17];&quot;, &quot;;[$'iwd creature'.$D17];&quot;, &quot;;[$'iwd creature'.$E17];&quot;, &quot;;[$'iwd creature'.$F17];&quot;, &quot;;[$'iwd creature'.$G17];&quot;, &quot;;[$'iwd creature'.$H17];&quot;, &quot;;[$'iwd creature'.$I17];&quot; =&gt; &quot;;[$'iwd creature'.$A17];&quot; // &quot;;[$'iwd creature'.$J17])" office:value-type="string" office:string-value="  rvsyeti, 179, null, null, null, null, null, null, null =&gt; rvsyeti // from the IDS sync" calcext:value-type="string">
            <text:p><text:s text:c="2"/>rvsyeti, 179, null, null, null, null, null, null, null =&gt; rvsyeti // from the IDS sync</text:p>
          </table:table-cell>
        </table:table-row>
        <table:table-row table:style-name="ro3">
          <table:table-cell table:formula="of:=CONCATENATE(&quot;  &quot;;[$'iwd creature'.$A18];&quot;, &quot;;[$'iwd creature'.$B18];&quot;, &quot;;[$'iwd creature'.$C18];&quot;, &quot;;[$'iwd creature'.$D18];&quot;, &quot;;[$'iwd creature'.$E18];&quot;, &quot;;[$'iwd creature'.$F18];&quot;, &quot;;[$'iwd creature'.$G18];&quot;, &quot;;[$'iwd creature'.$H18];&quot;, &quot;;[$'iwd creature'.$I18];&quot; =&gt; &quot;;[$'iwd creature'.$A18];&quot; // &quot;;[$'iwd creature'.$J18])" office:value-type="string" office:string-value="  sal8013, null, 216, null, null, null, null, null, null =&gt; sal8013 // from the IDS sync" calcext:value-type="string">
            <text:p><text:s text:c="2"/>sal8013, null, 216, null, null, null, null, null, null =&gt; sal8013 // from the IDS sync</text:p>
          </table:table-cell>
        </table:table-row>
        <table:table-row table:style-name="ro3">
          <table:table-cell table:formula="of:=CONCATENATE(&quot;  &quot;;[$'iwd creature'.$A19];&quot;, &quot;;[$'iwd creature'.$B19];&quot;, &quot;;[$'iwd creature'.$C19];&quot;, &quot;;[$'iwd creature'.$D19];&quot;, &quot;;[$'iwd creature'.$E19];&quot;, &quot;;[$'iwd creature'.$F19];&quot;, &quot;;[$'iwd creature'.$G19];&quot;, &quot;;[$'iwd creature'.$H19];&quot;, &quot;;[$'iwd creature'.$I19];&quot; =&gt; &quot;;[$'iwd creature'.$A19];&quot; // &quot;;[$'iwd creature'.$J19])" office:value-type="string" office:string-value="  salamanf, null, 216, null, null, null, null, null, null =&gt; salamanf // from the IDS sync" calcext:value-type="string">
            <text:p><text:s text:c="2"/>salamanf, null, 216, null, null, null, null, null, null =&gt; salamanf // from the IDS sync</text:p>
          </table:table-cell>
        </table:table-row>
        <table:table-row table:style-name="ro3">
          <table:table-cell table:formula="of:=CONCATENATE(&quot;  &quot;;[$'iwd creature'.$A20];&quot;, &quot;;[$'iwd creature'.$B20];&quot;, &quot;;[$'iwd creature'.$C20];&quot;, &quot;;[$'iwd creature'.$D20];&quot;, &quot;;[$'iwd creature'.$E20];&quot;, &quot;;[$'iwd creature'.$F20];&quot;, &quot;;[$'iwd creature'.$G20];&quot;, &quot;;[$'iwd creature'.$H20];&quot;, &quot;;[$'iwd creature'.$I20];&quot; =&gt; &quot;;[$'iwd creature'.$A20];&quot; // &quot;;[$'iwd creature'.$J20])" office:value-type="string" office:string-value="  udwight, null, 223, null, null, null, null, null, null =&gt; udwight // from the IDS sync" calcext:value-type="string">
            <text:p><text:s text:c="2"/>udwight, null, 223, null, null, null, null, null, null =&gt; udwight // from the IDS sync</text:p>
          </table:table-cell>
        </table:table-row>
        <table:table-row table:style-name="ro3">
          <table:table-cell table:formula="of:=CONCATENATE(&quot;  &quot;;[$'iwd creature'.$A21];&quot;, &quot;;[$'iwd creature'.$B21];&quot;, &quot;;[$'iwd creature'.$C21];&quot;, &quot;;[$'iwd creature'.$D21];&quot;, &quot;;[$'iwd creature'.$E21];&quot;, &quot;;[$'iwd creature'.$F21];&quot;, &quot;;[$'iwd creature'.$G21];&quot;, &quot;;[$'iwd creature'.$H21];&quot;, &quot;;[$'iwd creature'.$I21];&quot; =&gt; &quot;;[$'iwd creature'.$A21];&quot; // &quot;;[$'iwd creature'.$J21])" office:value-type="string" office:string-value="  vscyeti, 179, null, null, null, null, null, null, null =&gt; vscyeti // from the IDS sync" calcext:value-type="string">
            <text:p><text:s text:c="2"/>vscyeti, 179, null, null, null, null, null, null, null =&gt; vscyeti // from the IDS sync</text:p>
          </table:table-cell>
        </table:table-row>
        <table:table-row table:style-name="ro3">
          <table:table-cell table:formula="of:=CONCATENATE(&quot;  &quot;;[$'iwd creature'.$A22];&quot;, &quot;;[$'iwd creature'.$B22];&quot;, &quot;;[$'iwd creature'.$C22];&quot;, &quot;;[$'iwd creature'.$D22];&quot;, &quot;;[$'iwd creature'.$E22];&quot;, &quot;;[$'iwd creature'.$F22];&quot;, &quot;;[$'iwd creature'.$G22];&quot;, &quot;;[$'iwd creature'.$H22];&quot;, &quot;;[$'iwd creature'.$I22];&quot; =&gt; &quot;;[$'iwd creature'.$A22];&quot; // &quot;;[$'iwd creature'.$J22])" office:value-type="string" office:string-value="  vsyeti, 179, null, null, null, null, null, null, null =&gt; vsyeti // from the IDS sync" calcext:value-type="string">
            <text:p><text:s text:c="2"/>vsyeti, 179, null, null, null, null, null, null, null =&gt; vsyeti // from the IDS sync</text:p>
          </table:table-cell>
        </table:table-row>
        <table:table-row table:style-name="ro3">
          <table:table-cell table:formula="of:=CONCATENATE(&quot;  &quot;;[$'iwd creature'.$A23];&quot;, &quot;;[$'iwd creature'.$B23];&quot;, &quot;;[$'iwd creature'.$C23];&quot;, &quot;;[$'iwd creature'.$D23];&quot;, &quot;;[$'iwd creature'.$E23];&quot;, &quot;;[$'iwd creature'.$F23];&quot;, &quot;;[$'iwd creature'.$G23];&quot;, &quot;;[$'iwd creature'.$H23];&quot;, &quot;;[$'iwd creature'.$I23];&quot; =&gt; &quot;;[$'iwd creature'.$A23];&quot; // &quot;;[$'iwd creature'.$J23])" office:value-type="string" office:string-value="  vsyetii, 179, null, null, null, null, null, null, null =&gt; vsyetii // from the IDS sync" calcext:value-type="string">
            <text:p><text:s text:c="2"/>vsyetii, 179, null, null, null, null, null, null, null =&gt; vsyetii // from the IDS sync</text:p>
          </table:table-cell>
        </table:table-row>
        <table:table-row table:style-name="ro3">
          <table:table-cell table:formula="of:=CONCATENATE(&quot;  &quot;;[$'iwd creature'.$A24];&quot;, &quot;;[$'iwd creature'.$B24];&quot;, &quot;;[$'iwd creature'.$C24];&quot;, &quot;;[$'iwd creature'.$D24];&quot;, &quot;;[$'iwd creature'.$E24];&quot;, &quot;;[$'iwd creature'.$F24];&quot;, &quot;;[$'iwd creature'.$G24];&quot;, &quot;;[$'iwd creature'.$H24];&quot;, &quot;;[$'iwd creature'.$I24];&quot; =&gt; &quot;;[$'iwd creature'.$A24];&quot; // &quot;;[$'iwd creature'.$J24])" office:value-type="string" office:string-value="  vsyetii2, 179, null, null, null, null, null, null, null =&gt; vsyetii2 // from the IDS sync" calcext:value-type="string">
            <text:p><text:s text:c="2"/>vsyetii2, 179, null, null, null, null, null, null, null =&gt; vsyetii2 // from the IDS sync</text:p>
          </table:table-cell>
        </table:table-row>
        <table:table-row table:style-name="ro3">
          <table:table-cell table:formula="of:=CONCATENATE(&quot;  &quot;;[$'iwd creature'.$A25];&quot;, &quot;;[$'iwd creature'.$B25];&quot;, &quot;;[$'iwd creature'.$C25];&quot;, &quot;;[$'iwd creature'.$D25];&quot;, &quot;;[$'iwd creature'.$E25];&quot;, &quot;;[$'iwd creature'.$F25];&quot;, &quot;;[$'iwd creature'.$G25];&quot;, &quot;;[$'iwd creature'.$H25];&quot;, &quot;;[$'iwd creature'.$I25];&quot; =&gt; &quot;;[$'iwd creature'.$A25];&quot; // &quot;;[$'iwd creature'.$J25])" office:value-type="string" office:string-value="  wight, null, 223, null, null, null, null, null, null =&gt; wight // from the IDS sync" calcext:value-type="string">
            <text:p><text:s text:c="2"/>wight, null, 223, null, null, null, null, null, null =&gt; wight // from the IDS sync</text:p>
          </table:table-cell>
        </table:table-row>
        <table:table-row table:style-name="ro3">
          <table:table-cell table:formula="of:=CONCATENATE(&quot;  &quot;;[$'iwd creature'.$A26];&quot;, &quot;;[$'iwd creature'.$B26];&quot;, &quot;;[$'iwd creature'.$C26];&quot;, &quot;;[$'iwd creature'.$D26];&quot;, &quot;;[$'iwd creature'.$E26];&quot;, &quot;;[$'iwd creature'.$F26];&quot;, &quot;;[$'iwd creature'.$G26];&quot;, &quot;;[$'iwd creature'.$H26];&quot;, &quot;;[$'iwd creature'.$I26];&quot; =&gt; &quot;;[$'iwd creature'.$A26];&quot; // &quot;;[$'iwd creature'.$J26])" office:value-type="string" office:string-value="  wight2, null, 223, null, null, null, null, null, null =&gt; wight2 // from the IDS sync" calcext:value-type="string">
            <text:p><text:s text:c="2"/>wight2, null, 223, null, null, null, null, null, null =&gt; wight2 // from the IDS sync</text:p>
          </table:table-cell>
        </table:table-row>
        <table:table-row table:style-name="ro3">
          <table:table-cell table:formula="of:=CONCATENATE(&quot;  &quot;;[$'iwd creature'.$A27];&quot;, &quot;;[$'iwd creature'.$B27];&quot;, &quot;;[$'iwd creature'.$C27];&quot;, &quot;;[$'iwd creature'.$D27];&quot;, &quot;;[$'iwd creature'.$E27];&quot;, &quot;;[$'iwd creature'.$F27];&quot;, &quot;;[$'iwd creature'.$G27];&quot;, &quot;;[$'iwd creature'.$H27];&quot;, &quot;;[$'iwd creature'.$I27];&quot; =&gt; &quot;;[$'iwd creature'.$A27];&quot; // &quot;;[$'iwd creature'.$J27])" office:value-type="string" office:string-value="  wight3, null, 223, null, null, null, null, null, null =&gt; wight3 // from the IDS sync" calcext:value-type="string">
            <text:p><text:s text:c="2"/>wight3, null, 223, null, null, null, null, null, null =&gt; wight3 // from the IDS sync</text:p>
          </table:table-cell>
        </table:table-row>
        <table:table-row table:style-name="ro3">
          <table:table-cell table:formula="of:=CONCATENATE(&quot;  &quot;;[$'iwd creature'.$A28];&quot;, &quot;;[$'iwd creature'.$B28];&quot;, &quot;;[$'iwd creature'.$C28];&quot;, &quot;;[$'iwd creature'.$D28];&quot;, &quot;;[$'iwd creature'.$E28];&quot;, &quot;;[$'iwd creature'.$F28];&quot;, &quot;;[$'iwd creature'.$G28];&quot;, &quot;;[$'iwd creature'.$H28];&quot;, &quot;;[$'iwd creature'.$I28];&quot; =&gt; &quot;;[$'iwd creature'.$A28];&quot; // &quot;;[$'iwd creature'.$J28])" office:value-type="string" office:string-value="  wightba, null, 223, null, null, null, null, null, null =&gt; wightba // from the IDS sync" calcext:value-type="string">
            <text:p><text:s text:c="2"/>wightba, null, 223, null, null, null, null, null, null =&gt; wightba // from the IDS sync</text:p>
          </table:table-cell>
        </table:table-row>
        <table:table-row table:style-name="ro3">
          <table:table-cell table:formula="of:=CONCATENATE(&quot;  &quot;;[$'iwd creature'.$A29];&quot;, &quot;;[$'iwd creature'.$B29];&quot;, &quot;;[$'iwd creature'.$C29];&quot;, &quot;;[$'iwd creature'.$D29];&quot;, &quot;;[$'iwd creature'.$E29];&quot;, &quot;;[$'iwd creature'.$F29];&quot;, &quot;;[$'iwd creature'.$G29];&quot;, &quot;;[$'iwd creature'.$H29];&quot;, &quot;;[$'iwd creature'.$I29];&quot; =&gt; &quot;;[$'iwd creature'.$A29];&quot; // &quot;;[$'iwd creature'.$J29])" office:value-type="string" office:string-value="  wightcld, null, 223, null, null, null, null, null, null =&gt; wightcld // from the IDS sync" calcext:value-type="string">
            <text:p><text:s text:c="2"/>wightcld, null, 223, null, null, null, null, null, null =&gt; wightcld // from the IDS sync</text:p>
          </table:table-cell>
        </table:table-row>
        <table:table-row table:style-name="ro3">
          <table:table-cell table:formula="of:=CONCATENATE(&quot;  &quot;;[$'iwd creature'.$A30];&quot;, &quot;;[$'iwd creature'.$B30];&quot;, &quot;;[$'iwd creature'.$C30];&quot;, &quot;;[$'iwd creature'.$D30];&quot;, &quot;;[$'iwd creature'.$E30];&quot;, &quot;;[$'iwd creature'.$F30];&quot;, &quot;;[$'iwd creature'.$G30];&quot;, &quot;;[$'iwd creature'.$H30];&quot;, &quot;;[$'iwd creature'.$I30];&quot; =&gt; &quot;;[$'iwd creature'.$A30];&quot; // &quot;;[$'iwd creature'.$J30])" office:value-type="string" office:string-value="  wtcyeti, 179, null, null, null, null, null, null, null =&gt; wtcyeti // from the IDS sync" calcext:value-type="string">
            <text:p><text:s text:c="2"/>wtcyeti, 179, null, null, null, null, null, null, null =&gt; wtcyeti // from the IDS sync</text:p>
          </table:table-cell>
        </table:table-row>
        <table:table-row table:style-name="ro3">
          <table:table-cell table:formula="of:=CONCATENATE(&quot;  &quot;;[$'iwd creature'.$A31];&quot;, &quot;;[$'iwd creature'.$B31];&quot;, &quot;;[$'iwd creature'.$C31];&quot;, &quot;;[$'iwd creature'.$D31];&quot;, &quot;;[$'iwd creature'.$E31];&quot;, &quot;;[$'iwd creature'.$F31];&quot;, &quot;;[$'iwd creature'.$G31];&quot;, &quot;;[$'iwd creature'.$H31];&quot;, &quot;;[$'iwd creature'.$I31];&quot; =&gt; &quot;;[$'iwd creature'.$A31];&quot; // &quot;;[$'iwd creature'.$J31])" office:value-type="string" office:string-value="  wtsalf1, null, 216, null, null, null, null, null, null =&gt; wtsalf1 // from the IDS sync" calcext:value-type="string">
            <text:p><text:s text:c="2"/>wtsalf1, null, 216, null, null, null, null, null, null =&gt; wtsalf1 // from the IDS sync</text:p>
          </table:table-cell>
        </table:table-row>
        <table:table-row table:style-name="ro3">
          <table:table-cell table:formula="of:=CONCATENATE(&quot;  &quot;;[$'iwd creature'.$A32];&quot;, &quot;;[$'iwd creature'.$B32];&quot;, &quot;;[$'iwd creature'.$C32];&quot;, &quot;;[$'iwd creature'.$D32];&quot;, &quot;;[$'iwd creature'.$E32];&quot;, &quot;;[$'iwd creature'.$F32];&quot;, &quot;;[$'iwd creature'.$G32];&quot;, &quot;;[$'iwd creature'.$H32];&quot;, &quot;;[$'iwd creature'.$I32];&quot; =&gt; &quot;;[$'iwd creature'.$A32];&quot; // &quot;;[$'iwd creature'.$J32])" office:value-type="string" office:string-value="  wtsalf2, null, 216, null, null, null, null, null, null =&gt; wtsalf2 // from the IDS sync" calcext:value-type="string">
            <text:p><text:s text:c="2"/>wtsalf2, null, 216, null, null, null, null, null, null =&gt; wtsalf2 // from the IDS sync</text:p>
          </table:table-cell>
        </table:table-row>
        <table:table-row table:style-name="ro3">
          <table:table-cell table:formula="of:=CONCATENATE(&quot;  &quot;;[$'iwd creature'.$A33];&quot;, &quot;;[$'iwd creature'.$B33];&quot;, &quot;;[$'iwd creature'.$C33];&quot;, &quot;;[$'iwd creature'.$D33];&quot;, &quot;;[$'iwd creature'.$E33];&quot;, &quot;;[$'iwd creature'.$F33];&quot;, &quot;;[$'iwd creature'.$G33];&quot;, &quot;;[$'iwd creature'.$H33];&quot;, &quot;;[$'iwd creature'.$I33];&quot; =&gt; &quot;;[$'iwd creature'.$A33];&quot; // &quot;;[$'iwd creature'.$J33])" office:value-type="string" office:string-value="  wtsalf3, null, 216, null, null, null, null, null, null =&gt; wtsalf3 // from the IDS sync" calcext:value-type="string">
            <text:p><text:s text:c="2"/>wtsalf3, null, 216, null, null, null, null, null, null =&gt; wtsalf3 // from the IDS sync</text:p>
          </table:table-cell>
        </table:table-row>
        <table:table-row table:style-name="ro3">
          <table:table-cell table:formula="of:=CONCATENATE(&quot;  &quot;;[$'iwd creature'.$A34];&quot;, &quot;;[$'iwd creature'.$B34];&quot;, &quot;;[$'iwd creature'.$C34];&quot;, &quot;;[$'iwd creature'.$D34];&quot;, &quot;;[$'iwd creature'.$E34];&quot;, &quot;;[$'iwd creature'.$F34];&quot;, &quot;;[$'iwd creature'.$G34];&quot;, &quot;;[$'iwd creature'.$H34];&quot;, &quot;;[$'iwd creature'.$I34];&quot; =&gt; &quot;;[$'iwd creature'.$A34];&quot; // &quot;;[$'iwd creature'.$J34])" office:value-type="string" office:string-value="  wtsalfd, null, 216, null, null, null, null, null, null =&gt; wtsalfd // from the IDS sync" calcext:value-type="string">
            <text:p><text:s text:c="2"/>wtsalfd, null, 216, null, null, null, null, null, null =&gt; wtsalfd // from the IDS sync</text:p>
          </table:table-cell>
        </table:table-row>
        <table:table-row table:style-name="ro3">
          <table:table-cell table:formula="of:=CONCATENATE(&quot;  &quot;;[$'iwd creature'.$A35];&quot;, &quot;;[$'iwd creature'.$B35];&quot;, &quot;;[$'iwd creature'.$C35];&quot;, &quot;;[$'iwd creature'.$D35];&quot;, &quot;;[$'iwd creature'.$E35];&quot;, &quot;;[$'iwd creature'.$F35];&quot;, &quot;;[$'iwd creature'.$G35];&quot;, &quot;;[$'iwd creature'.$H35];&quot;, &quot;;[$'iwd creature'.$I35];&quot; =&gt; &quot;;[$'iwd creature'.$A35];&quot; // &quot;;[$'iwd creature'.$J35])" office:value-type="string" office:string-value="  wtyeti, 179, null, null, null, null, null, null, null =&gt; wtyeti // from the IDS sync" calcext:value-type="string">
            <text:p><text:s text:c="2"/>wtyeti, 179, null, null, null, null, null, null, null =&gt; wtyeti // from the IDS sync</text:p>
          </table:table-cell>
        </table:table-row>
      </table:table>
      <table:table table:name="iwd item" table:style-name="ta1">
        <table:table-column table:style-name="co14" table:default-cell-style-name="ce39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5" table:default-cell-style-name="ce42"/>
        <table:table-column table:style-name="co18" table:default-cell-style-name="ce42"/>
        <table:table-column table:style-name="co19" table:default-cell-style-name="ce42"/>
        <table:table-column table:style-name="co5" table:default-cell-style-name="ce42"/>
        <table:table-column table:style-name="co2" table:default-cell-style-name="ce42"/>
        <table:table-column table:style-name="co20" table:default-cell-style-name="ce42"/>
        <table:table-column table:style-name="co21" table:default-cell-style-name="ce42"/>
        <table:table-column table:style-name="co8" table:default-cell-style-name="ce42"/>
        <table:table-column table:style-name="co34" table:default-cell-style-name="ce42"/>
        <table:table-column table:style-name="co23" table:default-cell-style-name="ce39"/>
        <table:table-column table:style-name="co12" table:number-columns-repeated="1010" table:default-cell-style-name="ce39"/>
        <table:table-row table:style-name="ro3">
          <table:table-cell table:style-name="ce37" office:value-type="string" calcext:value-type="string">
            <text:p>file</text:p>
          </table:table-cell>
          <table:table-cell table:style-name="ce40" office:value-type="string" calcext:value-type="string">
            <text:p>timing</text:p>
          </table:table-cell>
          <table:table-cell table:style-name="ce40" office:value-type="string" calcext:value-type="string">
            <text:p>magical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thac0</text:p>
          </table:table-cell>
          <table:table-cell table:style-name="ce40" office:value-type="string" calcext:value-type="string">
            <text:p>lore</text:p>
          </table:table-cell>
          <table:table-cell table:style-name="ce40" office:value-type="string" calcext:value-type="string">
            <text:p>type</text:p>
          </table:table-cell>
          <table:table-cell table:style-name="ce40" office:value-type="string" calcext:value-type="string">
            <text:p>prof</text:p>
          </table:table-cell>
          <table:table-cell table:style-name="ce40" office:value-type="string" calcext:value-type="string">
            <text:p>enchantment</text:p>
          </table:table-cell>
          <table:table-cell table:style-name="ce40" office:value-type="string" calcext:value-type="string">
            <text:p>dispellable</text:p>
          </table:table-cell>
          <table:table-cell table:style-name="ce40" office:value-type="string" calcext:value-type="string">
            <text:p>range</text:p>
          </table:table-cell>
          <table:table-cell table:style-name="ce37" office:value-type="string" calcext:value-type="string">
            <text:p>notes</text:p>
          </table:table-cell>
          <table:table-cell table:style-name="ce43" table:number-columns-repeated="1010"/>
        </table:table-row>
        <table:table-row table:style-name="ro3">
          <table:table-cell table:style-name="ce38" office:value-type="string" calcext:value-type="string">
            <text:p>elemchan</text:p>
          </table:table-cell>
          <table:table-cell table:number-columns-repeated="9" table:style-name="ce41" office:value-type="string" calcext:value-type="string">
            <text:p>null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string" calcext:value-type="string">
            <text:p>null</text:p>
          </table:table-cell>
          <table:table-cell table:style-name="ce38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38" office:value-type="string" calcext:value-type="string">
            <text:p>elemsunn</text:p>
          </table:table-cell>
          <table:table-cell table:number-columns-repeated="9" table:style-name="ce41" office:value-type="string" calcext:value-type="string">
            <text:p>null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string" calcext:value-type="string">
            <text:p>null</text:p>
          </table:table-cell>
          <table:table-cell table:style-name="ce38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38" office:value-type="string" calcext:value-type="string">
            <text:p>elemzaam</text:p>
          </table:table-cell>
          <table:table-cell table:number-columns-repeated="9" table:style-name="ce41" office:value-type="string" calcext:value-type="string">
            <text:p>null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string" calcext:value-type="string">
            <text:p>null</text:p>
          </table:table-cell>
          <table:table-cell table:style-name="ce38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38" office:value-type="string" calcext:value-type="string">
            <text:p>shamme1</text:p>
          </table:table-cell>
          <table:table-cell table:number-columns-repeated="3" table:style-name="ce41" office:value-type="string" calcext:value-type="string">
            <text:p>null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8" table:style-name="ce41" office:value-type="string" calcext:value-type="string">
            <text:p>null</text:p>
          </table:table-cell>
          <table:table-cell table:style-name="ce38" office:value-type="string" calcext:value-type="string">
            <text:p>spiritual hammer +1 has speed of +2</text:p>
          </table:table-cell>
          <table:table-cell table:number-columns-repeated="1010"/>
        </table:table-row>
        <table:table-row table:style-name="ro3">
          <table:table-cell table:style-name="ce38" office:value-type="string" calcext:value-type="string">
            <text:p>shamme3</text:p>
          </table:table-cell>
          <table:table-cell table:number-columns-repeated="3" table:style-name="ce41" office:value-type="string" calcext:value-type="string">
            <text:p>null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8" table:style-name="ce41" office:value-type="string" calcext:value-type="string">
            <text:p>null</text:p>
          </table:table-cell>
          <table:table-cell table:style-name="ce38" office:value-type="string" calcext:value-type="string">
            <text:p>spiritual hammer +3 has speed of +2</text:p>
          </table:table-cell>
          <table:table-cell table:number-columns-repeated="1010"/>
        </table:table-row>
        <table:table-row table:style-name="ro3" table:number-rows-repeated="57">
          <table:table-cell table:style-name="ce38"/>
          <table:table-cell table:style-name="ce41" table:number-columns-repeated="12"/>
          <table:table-cell table:style-name="ce38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8"/>
          <table:table-cell table:style-name="ce41" table:number-columns-repeated="12"/>
          <table:table-cell table:style-name="ce38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table:table-column table:style-name="co24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, &quot;;[$'iwd item'.$M1];&quot; =&gt; &quot;;[$'iwd item'.$A1];&quot; // &quot;;[$'iwd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iwd item'.$A2];&quot;, &quot;;[$'iwd item'.$B2];&quot;, &quot;;[$'iwd item'.$C2];&quot;, &quot;;[$'iwd item'.$D2];&quot;, &quot;;[$'iwd item'.$E2];&quot;, &quot;;[$'iwd item'.$F2];&quot;, &quot;;[$'iwd item'.$G2];&quot;, &quot;;[$'iwd item'.$H2];&quot;, &quot;;[$'iwd item'.$I2];&quot;, &quot;;[$'iwd item'.$J2];&quot;, &quot;;[$'iwd item'.$K2];&quot;, &quot;;[$'iwd item'.$L2];&quot;, &quot;;[$'iwd item'.$M2];&quot; =&gt; &quot;;[$'iwd item'.$A2];&quot; // &quot;;[$'iwd item'.$N2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iwd item'.$A3];&quot;, &quot;;[$'iwd item'.$B3];&quot;, &quot;;[$'iwd item'.$C3];&quot;, &quot;;[$'iwd item'.$D3];&quot;, &quot;;[$'iwd item'.$E3];&quot;, &quot;;[$'iwd item'.$F3];&quot;, &quot;;[$'iwd item'.$G3];&quot;, &quot;;[$'iwd item'.$H3];&quot;, &quot;;[$'iwd item'.$I3];&quot;, &quot;;[$'iwd item'.$J3];&quot;, &quot;;[$'iwd item'.$K3];&quot;, &quot;;[$'iwd item'.$L3];&quot;, &quot;;[$'iwd item'.$M3];&quot; =&gt; &quot;;[$'iwd item'.$A3];&quot; // &quot;;[$'iwd item'.$N3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iwd item'.$A4];&quot;, &quot;;[$'iwd item'.$B4];&quot;, &quot;;[$'iwd item'.$C4];&quot;, &quot;;[$'iwd item'.$D4];&quot;, &quot;;[$'iwd item'.$E4];&quot;, &quot;;[$'iwd item'.$F4];&quot;, &quot;;[$'iwd item'.$G4];&quot;, &quot;;[$'iwd item'.$H4];&quot;, &quot;;[$'iwd item'.$I4];&quot;, &quot;;[$'iwd item'.$J4];&quot;, &quot;;[$'iwd item'.$K4];&quot;, &quot;;[$'iwd item'.$L4];&quot;, &quot;;[$'iwd item'.$M4];&quot; =&gt; &quot;;[$'iwd item'.$A4];&quot; // &quot;;[$'iwd item'.$N4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iwd item'.$A5];&quot;, &quot;;[$'iwd item'.$B5];&quot;, &quot;;[$'iwd item'.$C5];&quot;, &quot;;[$'iwd item'.$D5];&quot;, &quot;;[$'iwd item'.$E5];&quot;, &quot;;[$'iwd item'.$F5];&quot;, &quot;;[$'iwd item'.$G5];&quot;, &quot;;[$'iwd item'.$H5];&quot;, &quot;;[$'iwd item'.$I5];&quot;, &quot;;[$'iwd item'.$J5];&quot;, &quot;;[$'iwd item'.$K5];&quot;, &quot;;[$'iwd item'.$L5];&quot;, &quot;;[$'iwd item'.$M5];&quot; =&gt; &quot;;[$'iwd item'.$A5];&quot; // &quot;;[$'iwd item'.$N5])" office:value-type="string" office:string-value="  shamme1, null, null, null, 3, null, null, null, null, null, null, null, null =&gt; shamme1 // spiritual hammer +1 has speed of +2" calcext:value-type="string">
            <text:p><text:s text:c="2"/>shamme1, null, null, null, 3, null, null, null, null, null, null, null, null =&gt; shamme1 // spiritual hammer +1 has speed of +2</text:p>
          </table:table-cell>
        </table:table-row>
        <table:table-row table:style-name="ro3">
          <table:table-cell table:formula="of:=CONCATENATE(;&quot;  &quot;;[$'iwd item'.$A6];&quot;, &quot;;[$'iwd item'.$B6];&quot;, &quot;;[$'iwd item'.$C6];&quot;, &quot;;[$'iwd item'.$D6];&quot;, &quot;;[$'iwd item'.$E6];&quot;, &quot;;[$'iwd item'.$F6];&quot;, &quot;;[$'iwd item'.$G6];&quot;, &quot;;[$'iwd item'.$H6];&quot;, &quot;;[$'iwd item'.$I6];&quot;, &quot;;[$'iwd item'.$J6];&quot;, &quot;;[$'iwd item'.$K6];&quot;, &quot;;[$'iwd item'.$L6];&quot;, &quot;;[$'iwd item'.$M6];&quot; =&gt; &quot;;[$'iwd item'.$A6];&quot; // &quot;;[$'iwd item'.$N6])" office:value-type="string" office:string-value="  shamme3, null, null, null, 1, null, null, null, null, null, null, null, null =&gt; shamme3 // spiritual hammer +3 has speed of +2" calcext:value-type="string">
            <text:p><text:s text:c="2"/>shamme3, null, null, null, 1, null, null, null, null, null, null, null, null =&gt; shamme3 // spiritual hammer +3 has speed of +2</text:p>
          </table:table-cell>
        </table:table-row>
        <table:table-row table:style-name="ro3" table:number-rows-repeated="593">
          <table:table-cell/>
        </table:table-row>
        <table:table-row table:style-name="ro3">
          <table:table-cell table:style-name="ce52"/>
        </table:table-row>
      </table:table>
      <table:table table:name="iwd spell" table:style-name="ta1">
        <table:table-column table:style-name="co35" table:default-cell-style-name="ce44"/>
        <table:table-column table:style-name="co17" table:default-cell-style-name="ce62"/>
        <table:table-column table:style-name="co26" table:default-cell-style-name="ce62"/>
        <table:table-column table:style-name="co19" table:default-cell-style-name="ce62"/>
        <table:table-column table:style-name="co27" table:default-cell-style-name="ce62"/>
        <table:table-column table:style-name="co1" table:default-cell-style-name="ce62"/>
        <table:table-column table:style-name="co15" table:default-cell-style-name="ce62"/>
        <table:table-column table:style-name="co19" table:default-cell-style-name="ce62"/>
        <table:table-column table:style-name="co7" table:default-cell-style-name="ce62"/>
        <table:table-column table:style-name="co28" table:default-cell-style-name="ce62"/>
        <table:table-column table:style-name="co14" table:default-cell-style-name="ce62"/>
        <table:table-column table:style-name="co2" table:default-cell-style-name="ce62"/>
        <table:table-column table:style-name="co29" table:default-cell-style-name="ce13"/>
        <table:table-column table:style-name="co12" table:number-columns-repeated="1011" table:default-cell-style-name="ce13"/>
        <table:table-row table:style-name="ro3">
          <table:table-cell table:style-name="ce55" office:value-type="string" calcext:value-type="string">
            <text:p>file</text:p>
          </table:table-cell>
          <table:table-cell table:style-name="ce58" office:value-type="string" calcext:value-type="string">
            <text:p>power</text:p>
          </table:table-cell>
          <table:table-cell table:style-name="ce58" office:value-type="string" calcext:value-type="string">
            <text:p>resist_dispel</text:p>
          </table:table-cell>
          <table:table-cell table:style-name="ce58" office:value-type="string" calcext:value-type="string">
            <text:p>stack</text:p>
          </table:table-cell>
          <table:table-cell table:style-name="ce58" office:value-type="string" calcext:value-type="string">
            <text:p>level</text:p>
          </table:table-cell>
          <table:table-cell table:style-name="ce58" office:value-type="string" calcext:value-type="string">
            <text:p>wild_magic</text:p>
          </table:table-cell>
          <table:table-cell table:style-name="ce58" office:value-type="string" calcext:value-type="string">
            <text:p>speed</text:p>
          </table:table-cell>
          <table:table-cell table:style-name="ce58" office:value-type="string" calcext:value-type="string">
            <text:p>range</text:p>
          </table:table-cell>
          <table:table-cell table:style-name="ce58" office:value-type="string" calcext:value-type="string">
            <text:p>animation</text:p>
          </table:table-cell>
          <table:table-cell table:style-name="ce58" office:value-type="string" calcext:value-type="string">
            <text:p>school</text:p>
          </table:table-cell>
          <table:table-cell table:style-name="ce58" office:value-type="string" calcext:value-type="string">
            <text:p>secondary</text:p>
          </table:table-cell>
          <table:table-cell table:style-name="ce58" office:value-type="string" calcext:value-type="string">
            <text:p>type</text:p>
          </table:table-cell>
          <table:table-cell table:style-name="ce55" office:value-type="string" calcext:value-type="string">
            <text:p>notes</text:p>
          </table:table-cell>
          <table:table-cell table:style-name="ce55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30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52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ce34"/>
        <table:table-column table:style-name="co12" table:number-columns-repeated="1013" table:default-cell-style-name="ce34"/>
        <table:table-row table:style-name="ro1">
          <table:table-cell table:style-name="ce27" office:value-type="string" calcext:value-type="string">
            <text:p>file</text:p>
          </table:table-cell>
          <table:table-cell table:style-name="ce31" office:value-type="string" calcext:value-type="string">
            <text:p>race</text:p>
          </table:table-cell>
          <table:table-cell table:style-name="ce31" office:value-type="string" calcext:value-type="string">
            <text:p>class</text:p>
          </table:table-cell>
          <table:table-cell table:style-name="ce31" office:value-type="string" calcext:value-type="string">
            <text:p>general</text:p>
          </table:table-cell>
          <table:table-cell table:style-name="ce31" office:value-type="string" calcext:value-type="string">
            <text:p>sex</text:p>
          </table:table-cell>
          <table:table-cell table:style-name="ce31" office:value-type="string" calcext:value-type="string">
            <text:p>gender</text:p>
          </table:table-cell>
          <table:table-cell table:style-name="ce31" office:value-type="string" calcext:value-type="string">
            <text:p>animation</text:p>
          </table:table-cell>
          <table:table-cell table:style-name="ce31" office:value-type="string" calcext:value-type="string">
            <text:p>dv</text:p>
          </table:table-cell>
          <table:table-cell table:style-name="ce31" office:value-type="string" calcext:value-type="string">
            <text:p>kit</text:p>
          </table:table-cell>
          <table:table-cell table:style-name="ce27" office:value-type="string" calcext:value-type="string">
            <text:p>notes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3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table:table-column table:style-name="co14" table:default-cell-style-name="ce48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5" table:default-cell-style-name="ce53"/>
        <table:table-column table:style-name="co18" table:default-cell-style-name="ce53"/>
        <table:table-column table:style-name="co19" table:default-cell-style-name="ce53"/>
        <table:table-column table:style-name="co5" table:default-cell-style-name="ce53"/>
        <table:table-column table:style-name="co2" table:default-cell-style-name="ce53"/>
        <table:table-column table:style-name="co20" table:default-cell-style-name="ce53"/>
        <table:table-column table:style-name="co21" table:default-cell-style-name="ce53"/>
        <table:table-column table:style-name="co8" table:default-cell-style-name="ce53"/>
        <table:table-column table:style-name="co36" table:default-cell-style-name="ce53"/>
        <table:table-column table:style-name="co23" table:default-cell-style-name="ce48"/>
        <table:table-column table:style-name="co12" table:number-columns-repeated="1010" table:default-cell-style-name="ce48"/>
        <table:table-row table:style-name="ro3">
          <table:table-cell table:style-name="ce46" office:value-type="string" calcext:value-type="string">
            <text:p>file</text:p>
          </table:table-cell>
          <table:table-cell table:style-name="ce49" office:value-type="string" calcext:value-type="string">
            <text:p>timing</text:p>
          </table:table-cell>
          <table:table-cell table:style-name="ce49" office:value-type="string" calcext:value-type="string">
            <text:p>magical</text:p>
          </table:table-cell>
          <table:table-cell table:style-name="ce49" office:value-type="string" calcext:value-type="string">
            <text:p>powe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weight</text:p>
          </table:table-cell>
          <table:table-cell table:style-name="ce49" office:value-type="string" calcext:value-type="string">
            <text:p>thac0</text:p>
          </table:table-cell>
          <table:table-cell table:style-name="ce49" office:value-type="string" calcext:value-type="string">
            <text:p>lore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prof</text:p>
          </table:table-cell>
          <table:table-cell table:style-name="ce49" office:value-type="string" calcext:value-type="string">
            <text:p>enchantment</text:p>
          </table:table-cell>
          <table:table-cell table:style-name="ce49" office:value-type="string" calcext:value-type="string">
            <text:p>dispellable</text:p>
          </table:table-cell>
          <table:table-cell table:style-name="ce49" office:value-type="string" calcext:value-type="string">
            <text:p>range</text:p>
          </table:table-cell>
          <table:table-cell table:style-name="ce46" office:value-type="string" calcext:value-type="string">
            <text:p>notes</text:p>
          </table:table-cell>
          <table:table-cell table:style-name="ce54" table:number-columns-repeated="1010"/>
        </table:table-row>
        <table:table-row table:style-name="ro3" table:number-rows-repeated="62">
          <table:table-cell table:style-name="ce47"/>
          <table:table-cell table:style-name="ce51" table:number-columns-repeated="12"/>
          <table:table-cell table:style-name="ce47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47"/>
          <table:table-cell table:style-name="ce51" table:number-columns-repeated="12"/>
          <table:table-cell table:style-name="ce47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table:table-column table:style-name="co24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, &quot;;[$'pst item'.$M1];&quot; =&gt; &quot;;[$'pst item'.$A1];&quot; // &quot;;[$'pst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52"/>
        </table:table-row>
      </table:table>
      <table:table table:name="pst spell" table:style-name="ta1">
        <table:table-column table:style-name="co37" table:default-cell-style-name="ce56"/>
        <table:table-column table:style-name="co17" table:default-cell-style-name="ce62"/>
        <table:table-column table:style-name="co26" table:default-cell-style-name="ce62"/>
        <table:table-column table:style-name="co19" table:default-cell-style-name="ce62"/>
        <table:table-column table:style-name="co27" table:default-cell-style-name="ce62"/>
        <table:table-column table:style-name="co1" table:default-cell-style-name="ce62"/>
        <table:table-column table:style-name="co15" table:default-cell-style-name="ce62"/>
        <table:table-column table:style-name="co19" table:default-cell-style-name="ce62"/>
        <table:table-column table:style-name="co7" table:default-cell-style-name="ce62"/>
        <table:table-column table:style-name="co28" table:default-cell-style-name="ce62"/>
        <table:table-column table:style-name="co14" table:default-cell-style-name="ce62"/>
        <table:table-column table:style-name="co2" table:default-cell-style-name="ce62"/>
        <table:table-column table:style-name="co29" table:default-cell-style-name="ce13"/>
        <table:table-column table:style-name="co12" table:number-columns-repeated="1011" table:default-cell-style-name="ce13"/>
        <table:table-row table:style-name="ro3">
          <table:table-cell table:style-name="ce55" office:value-type="string" calcext:value-type="string">
            <text:p>file</text:p>
          </table:table-cell>
          <table:table-cell table:style-name="ce58" office:value-type="string" calcext:value-type="string">
            <text:p>power</text:p>
          </table:table-cell>
          <table:table-cell table:style-name="ce58" office:value-type="string" calcext:value-type="string">
            <text:p>resist_dispel</text:p>
          </table:table-cell>
          <table:table-cell table:style-name="ce58" office:value-type="string" calcext:value-type="string">
            <text:p>stack</text:p>
          </table:table-cell>
          <table:table-cell table:style-name="ce58" office:value-type="string" calcext:value-type="string">
            <text:p>level</text:p>
          </table:table-cell>
          <table:table-cell table:style-name="ce58" office:value-type="string" calcext:value-type="string">
            <text:p>wild_magic</text:p>
          </table:table-cell>
          <table:table-cell table:style-name="ce58" office:value-type="string" calcext:value-type="string">
            <text:p>speed</text:p>
          </table:table-cell>
          <table:table-cell table:style-name="ce58" office:value-type="string" calcext:value-type="string">
            <text:p>range</text:p>
          </table:table-cell>
          <table:table-cell table:style-name="ce58" office:value-type="string" calcext:value-type="string">
            <text:p>animation</text:p>
          </table:table-cell>
          <table:table-cell table:style-name="ce58" office:value-type="string" calcext:value-type="string">
            <text:p>school</text:p>
          </table:table-cell>
          <table:table-cell table:style-name="ce58" office:value-type="string" calcext:value-type="string">
            <text:p>secondary</text:p>
          </table:table-cell>
          <table:table-cell table:style-name="ce58" office:value-type="string" calcext:value-type="string">
            <text:p>type</text:p>
          </table:table-cell>
          <table:table-cell table:style-name="ce55" office:value-type="string" calcext:value-type="string">
            <text:p>notes</text:p>
          </table:table-cell>
          <table:table-cell table:style-name="ce55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30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52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7" table:target-range-address="'bg2 cre_array'.A1:'bg2 cre_array'.AMJ104857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/00/0000</text:date>, <text:time style:data-style-name="N2" text:time-value="17:37:01.86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27T19:27:44.066000000</dc:date>
    <meta:editing-duration>P4DT15H15M49S</meta:editing-duration>
    <meta:editing-cycles>125</meta:editing-cycles>
    <meta:generator>LibreOffice/7.2.1.2$Windows_X86_64 LibreOffice_project/87b77fad49947c1441b67c559c339af8f3517e22</meta:generator>
    <meta:document-statistic meta:table-count="24" meta:cell-count="5404" meta:object-count="0"/>
  </office:meta>
</office:document-meta>
</file>